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471cm"/>
    </style:style>
    <style:style style:name="co4" style:family="table-column">
      <style:table-column-properties fo:break-before="auto" style:column-width="1.192cm"/>
    </style:style>
    <style:style style:name="co5" style:family="table-column">
      <style:table-column-properties fo:break-before="auto" style:column-width="3.374cm"/>
    </style:style>
    <style:style style:name="co6" style:family="table-column">
      <style:table-column-properties fo:break-before="auto" style:column-width="2.08cm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2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37"/>
    <style:style style:name="ce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0000ff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00ff"/>
    </style:style>
    <style:style style:name="ce8" style:family="table-cell" style:parent-style-name="Default">
      <style:table-cell-properties fo:background-color="#66ff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66ff00"/>
    </style:style>
    <style:style style:name="ce10" style:family="table-cell" style:parent-style-name="Default">
      <style:table-cell-properties fo:background-color="#9999cc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9999cc"/>
    </style:style>
    <style:style style:name="ce12" style:family="table-cell" style:parent-style-name="Default">
      <style:table-cell-properties fo:background-color="#99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990000"/>
    </style:style>
    <style:style style:name="ce14" style:family="table-cell" style:parent-style-name="Default">
      <style:table-cell-properties fo:border-bottom="none" fo:border-left="0.002cm solid #000000" fo:border-right="none" fo:border-top="0.002cm solid #000000"/>
    </style:style>
    <style:style style:name="ce15" style:family="table-cell" style:parent-style-name="Default">
      <style:table-cell-properties fo:border-bottom="none" fo:border-left="0.002cm solid #000000" fo:border-right="none" fo:border-top="none"/>
    </style:style>
    <style:style style:name="ce16" style:family="table-cell" style:parent-style-name="Default">
      <style:table-cell-properties fo:border-bottom="0.002cm solid #000000" fo:border-left="0.002cm solid #000000" fo:border-right="none" fo:border-top="none"/>
    </style:style>
    <style:style style:name="ce17" style:family="table-cell" style:parent-style-name="Default">
      <style:table-cell-properties fo:background-color="#000000"/>
      <style:text-properties style:use-window-font-color="true" fo:font-weight="bold" style:font-weight-asian="bold" style:font-weight-complex="bold"/>
    </style:style>
    <style:style style:name="ce18" style:family="table-cell" style:parent-style-name="Default">
      <style:table-cell-properties fo:background-color="#000000"/>
      <style:text-properties style:use-window-font-color="true"/>
    </style:style>
    <style:style style:name="ce19" style:family="table-cell" style:parent-style-name="Default">
      <style:table-cell-properties fo:border-bottom="none" fo:border-left="none" fo:border-right="none" fo:border-top="0.002cm solid #000000"/>
    </style:style>
    <style:style style:name="ce20" style:family="table-cell" style:parent-style-name="Default">
      <style:table-cell-properties fo:border-bottom="0.002cm solid #000000" fo:border-left="none" fo:border-right="none" fo:border-top="none"/>
    </style:style>
    <style:style style:name="ce21" style:family="table-cell" style:parent-style-name="Default">
      <style:table-cell-properties fo:border-bottom="none" fo:border-left="none" fo:border-right="0.002cm solid #000000" fo:border-top="0.002cm solid #000000"/>
    </style:style>
    <style:style style:name="ce22" style:family="table-cell" style:parent-style-name="Default">
      <style:table-cell-properties fo:border-bottom="none" fo:border-left="none" fo:border-right="0.002cm solid #000000" fo:border-top="none"/>
    </style:style>
    <style:style style:name="ce24" style:family="table-cell" style:parent-style-name="Default">
      <style:table-cell-properties fo:border-bottom="0.002cm solid #000000" fo:border-left="none" fo:border-right="0.002cm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Overview" table:style-name="ta1" table:print="false">
        <table:table-column table:style-name="co3" table:default-cell-style-name="Default"/>
        <table:table-column table:style-name="co2" table:number-columns-repeated="296" table:default-cell-style-name="Default"/>
        <table:table-row table:style-name="ro1">
          <table:table-cell office:value-type="string">
            <text:p>Date:</text:p>
          </table:table-cell>
          <table:table-cell table:style-name="ce3" office:value-type="date" office:date-value="2017-11-18">
            <text:p>18.11.17</text:p>
          </table:table-cell>
          <table:table-cell table:style-name="ce3" table:number-columns-repeated="295"/>
        </table:table-row>
        <table:table-row table:style-name="ro3">
          <table:table-cell office:value-type="string">
            <text:p>Ranked Games:</text:p>
          </table:table-cell>
          <table:table-cell office:value-type="float" office:value="317">
            <text:p>317</text:p>
          </table:table-cell>
          <table:table-cell table:number-columns-repeated="295"/>
        </table:table-row>
        <table:table-row table:style-name="ro3">
          <table:table-cell office:value-type="string">
            <text:p>Custom Games:</text:p>
          </table:table-cell>
          <table:table-cell office:value-type="float" office:value="416">
            <text:p>416</text:p>
          </table:table-cell>
          <table:table-cell table:number-columns-repeated="295"/>
        </table:table-row>
        <table:table-row table:style-name="ro1">
          <table:table-cell office:value-type="string">
            <text:p>Total Players:</text:p>
          </table:table-cell>
          <table:table-cell office:value-type="float" office:value="2538">
            <text:p>2538</text:p>
          </table:table-cell>
          <table:table-cell table:number-columns-repeated="295"/>
        </table:table-row>
        <table:table-row table:style-name="ro3">
          <table:table-cell office:value-type="string">
            <text:p>Avg Gametime:</text:p>
          </table:table-cell>
          <table:table-cell office:value-type="float" office:value="23.6912723449001">
            <text:p>23,6912723449</text:p>
          </table:table-cell>
          <table:table-cell table:number-columns-repeated="295"/>
        </table:table-row>
        <table:table-row table:style-name="ro3">
          <table:table-cell office:value-type="string">
            <text:p>Avg Level:</text:p>
          </table:table-cell>
          <table:table-cell office:value-type="float" office:value="13.9779179810726">
            <text:p>13,9779179811</text:p>
          </table:table-cell>
          <table:table-cell table:number-columns-repeated="295"/>
        </table:table-row>
        <table:table-row table:style-name="ro3">
          <table:table-cell office:value-type="string">
            <text:p>Wins East:</text:p>
          </table:table-cell>
          <table:table-cell office:value-type="float" office:value="146">
            <text:p>146</text:p>
          </table:table-cell>
          <table:table-cell table:number-columns-repeated="295"/>
        </table:table-row>
        <table:table-row table:style-name="ro3">
          <table:table-cell office:value-type="string">
            <text:p>Wins West:</text:p>
          </table:table-cell>
          <table:table-cell office:value-type="float" office:value="171">
            <text:p>171</text:p>
          </table:table-cell>
          <table:table-cell table:number-columns-repeated="295"/>
        </table:table-row>
        <table:table-row table:style-name="ro3">
          <table:table-cell office:value-type="string">
            <text:p>Forsaken picks:</text:p>
          </table:table-cell>
          <table:table-cell office:value-type="float" office:value="416">
            <text:p>416</text:p>
          </table:table-cell>
          <table:table-cell table:number-columns-repeated="295"/>
        </table:table-row>
        <table:table-row table:style-name="ro3">
          <table:table-cell office:value-type="string">
            <text:p>Grove picks:</text:p>
          </table:table-cell>
          <table:table-cell office:value-type="float" office:value="292">
            <text:p>292</text:p>
          </table:table-cell>
          <table:table-cell table:number-columns-repeated="295"/>
        </table:table-row>
        <table:table-row table:style-name="ro3">
          <table:table-cell office:value-type="string">
            <text:p>Mech picks:</text:p>
          </table:table-cell>
          <table:table-cell office:value-type="float" office:value="343">
            <text:p>343</text:p>
          </table:table-cell>
          <table:table-cell table:number-columns-repeated="295"/>
        </table:table-row>
        <table:table-row table:style-name="ro3">
          <table:table-cell office:value-type="string">
            <text:p>Forsaken picks:</text:p>
          </table:table-cell>
          <table:table-cell office:value-type="float" office:value="336">
            <text:p>336</text:p>
          </table:table-cell>
          <table:table-cell table:number-columns-repeated="295"/>
        </table:table-row>
        <table:table-row table:style-name="ro3">
          <table:table-cell office:value-type="string">
            <text:p>Mastermind picks:</text:p>
          </table:table-cell>
          <table:table-cell office:value-type="float" office:value="1151">
            <text:p>1151</text:p>
          </table:table-cell>
          <table:table-cell table:number-columns-repeated="295"/>
        </table:table-row>
        <table:table-row table:style-name="ro3">
          <table:table-cell office:value-type="string">
            <text:p>Forsaken wins:</text:p>
          </table:table-cell>
          <table:table-cell office:value-type="float" office:value="231">
            <text:p>231</text:p>
          </table:table-cell>
          <table:table-cell table:number-columns-repeated="295"/>
        </table:table-row>
        <table:table-row table:style-name="ro3">
          <table:table-cell office:value-type="string">
            <text:p>Grove wins:</text:p>
          </table:table-cell>
          <table:table-cell office:value-type="float" office:value="164">
            <text:p>164</text:p>
          </table:table-cell>
          <table:table-cell table:number-columns-repeated="295"/>
        </table:table-row>
        <table:table-row table:style-name="ro3">
          <table:table-cell office:value-type="string">
            <text:p>Mech wins:</text:p>
          </table:table-cell>
          <table:table-cell office:value-type="float" office:value="204">
            <text:p>204</text:p>
          </table:table-cell>
          <table:table-cell table:number-columns-repeated="295"/>
        </table:table-row>
        <table:table-row table:style-name="ro3">
          <table:table-cell office:value-type="string">
            <text:p>Forsaken wins:</text:p>
          </table:table-cell>
          <table:table-cell office:value-type="float" office:value="167">
            <text:p>167</text:p>
          </table:table-cell>
          <table:table-cell table:number-columns-repeated="295"/>
        </table:table-row>
        <table:table-row table:style-name="ro3">
          <table:table-cell office:value-type="string">
            <text:p>Mastermind wins:</text:p>
          </table:table-cell>
          <table:table-cell office:value-type="float" office:value="504">
            <text:p>504</text:p>
          </table:table-cell>
          <table:table-cell table:number-columns-repeated="295"/>
        </table:table-row>
        <table:table-row table:style-name="ro3">
          <table:table-cell office:value-type="string">
            <text:p>Games ended on 1:</text:p>
          </table:table-cell>
          <table:table-cell office:value-type="float" office:value="0">
            <text:p>0</text:p>
          </table:table-cell>
          <table:table-cell table:number-columns-repeated="295"/>
        </table:table-row>
        <table:table-row table:style-name="ro3">
          <table:table-cell office:value-type="string">
            <text:p>Games ended on 2:</text:p>
          </table:table-cell>
          <table:table-cell office:value-type="float" office:value="0">
            <text:p>0</text:p>
          </table:table-cell>
          <table:table-cell table:number-columns-repeated="295"/>
        </table:table-row>
        <table:table-row table:style-name="ro3">
          <table:table-cell office:value-type="string">
            <text:p>Games ended on 3:</text:p>
          </table:table-cell>
          <table:table-cell office:value-type="float" office:value="1">
            <text:p>1</text:p>
          </table:table-cell>
          <table:table-cell table:number-columns-repeated="295"/>
        </table:table-row>
        <table:table-row table:style-name="ro3">
          <table:table-cell office:value-type="string">
            <text:p>Games ended on 4:</text:p>
          </table:table-cell>
          <table:table-cell office:value-type="float" office:value="1">
            <text:p>1</text:p>
          </table:table-cell>
          <table:table-cell table:number-columns-repeated="295"/>
        </table:table-row>
        <table:table-row table:style-name="ro3">
          <table:table-cell office:value-type="string">
            <text:p>Games ended on 5:</text:p>
          </table:table-cell>
          <table:table-cell office:value-type="float" office:value="0">
            <text:p>0</text:p>
          </table:table-cell>
          <table:table-cell table:number-columns-repeated="295"/>
        </table:table-row>
        <table:table-row table:style-name="ro3">
          <table:table-cell office:value-type="string">
            <text:p>Games ended on 6:</text:p>
          </table:table-cell>
          <table:table-cell office:value-type="float" office:value="2">
            <text:p>2</text:p>
          </table:table-cell>
          <table:table-cell table:number-columns-repeated="295"/>
        </table:table-row>
        <table:table-row table:style-name="ro3">
          <table:table-cell office:value-type="string">
            <text:p>Games ended on 7:</text:p>
          </table:table-cell>
          <table:table-cell office:value-type="float" office:value="3">
            <text:p>3</text:p>
          </table:table-cell>
          <table:table-cell table:number-columns-repeated="295"/>
        </table:table-row>
        <table:table-row table:style-name="ro3">
          <table:table-cell office:value-type="string">
            <text:p>Games ended on 8:</text:p>
          </table:table-cell>
          <table:table-cell office:value-type="float" office:value="8">
            <text:p>8</text:p>
          </table:table-cell>
          <table:table-cell table:number-columns-repeated="295"/>
        </table:table-row>
        <table:table-row table:style-name="ro3">
          <table:table-cell office:value-type="string">
            <text:p>Games ended on 9:</text:p>
          </table:table-cell>
          <table:table-cell office:value-type="float" office:value="5">
            <text:p>5</text:p>
          </table:table-cell>
          <table:table-cell table:number-columns-repeated="295"/>
        </table:table-row>
        <table:table-row table:style-name="ro3">
          <table:table-cell office:value-type="string">
            <text:p>Games ended on 10:</text:p>
          </table:table-cell>
          <table:table-cell office:value-type="float" office:value="1">
            <text:p>1</text:p>
          </table:table-cell>
          <table:table-cell table:number-columns-repeated="295"/>
        </table:table-row>
        <table:table-row table:style-name="ro3">
          <table:table-cell office:value-type="string">
            <text:p>Games ended on 11:</text:p>
          </table:table-cell>
          <table:table-cell office:value-type="float" office:value="10">
            <text:p>10</text:p>
          </table:table-cell>
          <table:table-cell table:number-columns-repeated="295"/>
        </table:table-row>
        <table:table-row table:style-name="ro3">
          <table:table-cell office:value-type="string">
            <text:p>Games ended on 12</text:p>
          </table:table-cell>
          <table:table-cell office:value-type="float" office:value="21">
            <text:p>21</text:p>
          </table:table-cell>
          <table:table-cell table:number-columns-repeated="295"/>
        </table:table-row>
        <table:table-row table:style-name="ro3">
          <table:table-cell office:value-type="string">
            <text:p>Games ended on 13:</text:p>
          </table:table-cell>
          <table:table-cell office:value-type="float" office:value="74">
            <text:p>74</text:p>
          </table:table-cell>
          <table:table-cell table:number-columns-repeated="295"/>
        </table:table-row>
        <table:table-row table:style-name="ro3">
          <table:table-cell office:value-type="string">
            <text:p>Games ended on 14:</text:p>
          </table:table-cell>
          <table:table-cell office:value-type="float" office:value="83">
            <text:p>83</text:p>
          </table:table-cell>
          <table:table-cell table:number-columns-repeated="295"/>
        </table:table-row>
        <table:table-row table:style-name="ro3">
          <table:table-cell office:value-type="string">
            <text:p>Games ended on 15:</text:p>
          </table:table-cell>
          <table:table-cell office:value-type="float" office:value="24">
            <text:p>24</text:p>
          </table:table-cell>
          <table:table-cell table:number-columns-repeated="295"/>
        </table:table-row>
        <table:table-row table:style-name="ro3">
          <table:table-cell office:value-type="string">
            <text:p>Games ended on 16:</text:p>
          </table:table-cell>
          <table:table-cell office:value-type="float" office:value="42">
            <text:p>42</text:p>
          </table:table-cell>
          <table:table-cell table:number-columns-repeated="295"/>
        </table:table-row>
        <table:table-row table:style-name="ro3">
          <table:table-cell office:value-type="string">
            <text:p>Games ended on 17:</text:p>
          </table:table-cell>
          <table:table-cell office:value-type="float" office:value="19">
            <text:p>19</text:p>
          </table:table-cell>
          <table:table-cell table:number-columns-repeated="295"/>
        </table:table-row>
        <table:table-row table:style-name="ro3">
          <table:table-cell office:value-type="string">
            <text:p>Games ended on 18:</text:p>
          </table:table-cell>
          <table:table-cell office:value-type="float" office:value="8">
            <text:p>8</text:p>
          </table:table-cell>
          <table:table-cell table:number-columns-repeated="295"/>
        </table:table-row>
        <table:table-row table:style-name="ro3">
          <table:table-cell office:value-type="string">
            <text:p>Games ended on 19:</text:p>
          </table:table-cell>
          <table:table-cell office:value-type="float" office:value="13">
            <text:p>13</text:p>
          </table:table-cell>
          <table:table-cell table:number-columns-repeated="295"/>
        </table:table-row>
        <table:table-row table:style-name="ro3">
          <table:table-cell office:value-type="string">
            <text:p>Games ended on 20:</text:p>
          </table:table-cell>
          <table:table-cell office:value-type="float" office:value="2">
            <text:p>2</text:p>
          </table:table-cell>
          <table:table-cell table:number-columns-repeated="295"/>
        </table:table-row>
        <table:table-row table:style-name="ro3">
          <table:table-cell office:value-type="string">
            <text:p>Games ended on 21:</text:p>
          </table:table-cell>
          <table:table-cell office:value-type="float" office:value="0">
            <text:p>0</text:p>
          </table:table-cell>
          <table:table-cell table:number-columns-repeated="295"/>
        </table:table-row>
        <table:table-row table:style-name="ro3">
          <table:table-cell office:value-type="string">
            <text:p>Element worker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worker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worker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workers lvl 4</text:p>
          </table:table-cell>
          <table:table-cell office:value-type="float" office:value="3">
            <text:p>3</text:p>
          </table:table-cell>
          <table:table-cell table:number-columns-repeated="295"/>
        </table:table-row>
        <table:table-row table:style-name="ro3">
          <table:table-cell office:value-type="string">
            <text:p>Element workers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workers lvl 6</text:p>
          </table:table-cell>
          <table:table-cell office:value-type="float" office:value="5.5">
            <text:p>5,5</text:p>
          </table:table-cell>
          <table:table-cell table:number-columns-repeated="295"/>
        </table:table-row>
        <table:table-row table:style-name="ro3">
          <table:table-cell office:value-type="string">
            <text:p>Element workers lvl 7</text:p>
          </table:table-cell>
          <table:table-cell office:value-type="float" office:value="4.85714285714286">
            <text:p>4,8571428571</text:p>
          </table:table-cell>
          <table:table-cell table:number-columns-repeated="295"/>
        </table:table-row>
        <table:table-row table:style-name="ro3">
          <table:table-cell office:value-type="string">
            <text:p>Element workers lvl 8</text:p>
          </table:table-cell>
          <table:table-cell office:value-type="float" office:value="5.375">
            <text:p>5,375</text:p>
          </table:table-cell>
          <table:table-cell table:number-columns-repeated="295"/>
        </table:table-row>
        <table:table-row table:style-name="ro3">
          <table:table-cell office:value-type="string">
            <text:p>Element workers lvl 9</text:p>
          </table:table-cell>
          <table:table-cell office:value-type="float" office:value="5">
            <text:p>5</text:p>
          </table:table-cell>
          <table:table-cell table:number-columns-repeated="295"/>
        </table:table-row>
        <table:table-row table:style-name="ro3">
          <table:table-cell office:value-type="string">
            <text:p>Element workers lvl 10</text:p>
          </table:table-cell>
          <table:table-cell office:value-type="float" office:value="13">
            <text:p>13</text:p>
          </table:table-cell>
          <table:table-cell table:number-columns-repeated="295"/>
        </table:table-row>
        <table:table-row table:style-name="ro3">
          <table:table-cell office:value-type="string">
            <text:p>Element workers lvl 11</text:p>
          </table:table-cell>
          <table:table-cell office:value-type="float" office:value="6.92857142857143">
            <text:p>6,9285714286</text:p>
          </table:table-cell>
          <table:table-cell table:number-columns-repeated="295"/>
        </table:table-row>
        <table:table-row table:style-name="ro3">
          <table:table-cell office:value-type="string">
            <text:p>Element workers lvl 12</text:p>
          </table:table-cell>
          <table:table-cell office:value-type="float" office:value="8.4">
            <text:p>8,4</text:p>
          </table:table-cell>
          <table:table-cell table:number-columns-repeated="295"/>
        </table:table-row>
        <table:table-row table:style-name="ro3">
          <table:table-cell office:value-type="string">
            <text:p>Element workers lvl 13</text:p>
          </table:table-cell>
          <table:table-cell office:value-type="float" office:value="8.97619047619048">
            <text:p>8,9761904762</text:p>
          </table:table-cell>
          <table:table-cell table:number-columns-repeated="295"/>
        </table:table-row>
        <table:table-row table:style-name="ro3">
          <table:table-cell office:value-type="string">
            <text:p>Element workers lvl 14</text:p>
          </table:table-cell>
          <table:table-cell office:value-type="float" office:value="9.13709677419355">
            <text:p>9,1370967742</text:p>
          </table:table-cell>
          <table:table-cell table:number-columns-repeated="295"/>
        </table:table-row>
        <table:table-row table:style-name="ro3">
          <table:table-cell office:value-type="string">
            <text:p>Element workers lvl 15</text:p>
          </table:table-cell>
          <table:table-cell office:value-type="float" office:value="10.0416666666667">
            <text:p>10,0416666667</text:p>
          </table:table-cell>
          <table:table-cell table:number-columns-repeated="295"/>
        </table:table-row>
        <table:table-row table:style-name="ro3">
          <table:table-cell office:value-type="string">
            <text:p>Element workers lvl 16</text:p>
          </table:table-cell>
          <table:table-cell office:value-type="float" office:value="12.7313432835821">
            <text:p>12,7313432836</text:p>
          </table:table-cell>
          <table:table-cell table:number-columns-repeated="295"/>
        </table:table-row>
        <table:table-row table:style-name="ro3">
          <table:table-cell office:value-type="string">
            <text:p>Element workers lvl 17</text:p>
          </table:table-cell>
          <table:table-cell office:value-type="float" office:value="14.0588235294118">
            <text:p>14,0588235294</text:p>
          </table:table-cell>
          <table:table-cell table:number-columns-repeated="295"/>
        </table:table-row>
        <table:table-row table:style-name="ro3">
          <table:table-cell office:value-type="string">
            <text:p>Element workers lvl 18</text:p>
          </table:table-cell>
          <table:table-cell office:value-type="float" office:value="17.5">
            <text:p>17,5</text:p>
          </table:table-cell>
          <table:table-cell table:number-columns-repeated="295"/>
        </table:table-row>
        <table:table-row table:style-name="ro3">
          <table:table-cell office:value-type="string">
            <text:p>Element workers lvl 19</text:p>
          </table:table-cell>
          <table:table-cell office:value-type="float" office:value="16.3333333333333">
            <text:p>16,3333333333</text:p>
          </table:table-cell>
          <table:table-cell table:number-columns-repeated="295"/>
        </table:table-row>
        <table:table-row table:style-name="ro3">
          <table:table-cell office:value-type="string">
            <text:p>Element workers lvl 20</text:p>
          </table:table-cell>
          <table:table-cell office:value-type="float" office:value="41">
            <text:p>41</text:p>
          </table:table-cell>
          <table:table-cell table:number-columns-repeated="295"/>
        </table:table-row>
        <table:table-row table:style-name="ro3">
          <table:table-cell office:value-type="string">
            <text:p>Element worker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income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income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income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income lvl 4</text:p>
          </table:table-cell>
          <table:table-cell office:value-type="float" office:value="34.5">
            <text:p>34,5</text:p>
          </table:table-cell>
          <table:table-cell table:number-columns-repeated="295"/>
        </table:table-row>
        <table:table-row table:style-name="ro3">
          <table:table-cell office:value-type="string">
            <text:p>Element income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income lvl 6</text:p>
          </table:table-cell>
          <table:table-cell office:value-type="float" office:value="70.5">
            <text:p>70,5</text:p>
          </table:table-cell>
          <table:table-cell table:number-columns-repeated="295"/>
        </table:table-row>
        <table:table-row table:style-name="ro3">
          <table:table-cell office:value-type="string">
            <text:p>Element income lvl 7</text:p>
          </table:table-cell>
          <table:table-cell office:value-type="float" office:value="86.1428571428571">
            <text:p>86,1428571429</text:p>
          </table:table-cell>
          <table:table-cell table:number-columns-repeated="295"/>
        </table:table-row>
        <table:table-row table:style-name="ro3">
          <table:table-cell office:value-type="string">
            <text:p>Element income lvl 8</text:p>
          </table:table-cell>
          <table:table-cell office:value-type="float" office:value="91.5">
            <text:p>91,5</text:p>
          </table:table-cell>
          <table:table-cell table:number-columns-repeated="295"/>
        </table:table-row>
        <table:table-row table:style-name="ro3">
          <table:table-cell office:value-type="string">
            <text:p>Element income lvl 9</text:p>
          </table:table-cell>
          <table:table-cell office:value-type="float" office:value="101.6">
            <text:p>101,6</text:p>
          </table:table-cell>
          <table:table-cell table:number-columns-repeated="295"/>
        </table:table-row>
        <table:table-row table:style-name="ro3">
          <table:table-cell office:value-type="string">
            <text:p>Element income lvl 10</text:p>
          </table:table-cell>
          <table:table-cell office:value-type="float" office:value="179">
            <text:p>179</text:p>
          </table:table-cell>
          <table:table-cell table:number-columns-repeated="295"/>
        </table:table-row>
        <table:table-row table:style-name="ro3">
          <table:table-cell office:value-type="string">
            <text:p>Element income lvl 11</text:p>
          </table:table-cell>
          <table:table-cell office:value-type="float" office:value="174.428571428571">
            <text:p>174,4285714286</text:p>
          </table:table-cell>
          <table:table-cell table:number-columns-repeated="295"/>
        </table:table-row>
        <table:table-row table:style-name="ro3">
          <table:table-cell office:value-type="string">
            <text:p>Element income lvl 12</text:p>
          </table:table-cell>
          <table:table-cell office:value-type="float" office:value="193.85">
            <text:p>193,85</text:p>
          </table:table-cell>
          <table:table-cell table:number-columns-repeated="295"/>
        </table:table-row>
        <table:table-row table:style-name="ro3">
          <table:table-cell office:value-type="string">
            <text:p>Element income lvl 13</text:p>
          </table:table-cell>
          <table:table-cell office:value-type="float" office:value="236.630952380952">
            <text:p>236,630952381</text:p>
          </table:table-cell>
          <table:table-cell table:number-columns-repeated="295"/>
        </table:table-row>
        <table:table-row table:style-name="ro3">
          <table:table-cell office:value-type="string">
            <text:p>Element income lvl 14</text:p>
          </table:table-cell>
          <table:table-cell office:value-type="float" office:value="265.177419354839">
            <text:p>265,1774193548</text:p>
          </table:table-cell>
          <table:table-cell table:number-columns-repeated="295"/>
        </table:table-row>
        <table:table-row table:style-name="ro3">
          <table:table-cell office:value-type="string">
            <text:p>Element income lvl 15</text:p>
          </table:table-cell>
          <table:table-cell office:value-type="float" office:value="319.291666666667">
            <text:p>319,2916666667</text:p>
          </table:table-cell>
          <table:table-cell table:number-columns-repeated="295"/>
        </table:table-row>
        <table:table-row table:style-name="ro3">
          <table:table-cell office:value-type="string">
            <text:p>Element income lvl 16</text:p>
          </table:table-cell>
          <table:table-cell office:value-type="float" office:value="371.164179104478">
            <text:p>371,1641791045</text:p>
          </table:table-cell>
          <table:table-cell table:number-columns-repeated="295"/>
        </table:table-row>
        <table:table-row table:style-name="ro3">
          <table:table-cell office:value-type="string">
            <text:p>Element income lvl 17</text:p>
          </table:table-cell>
          <table:table-cell office:value-type="float" office:value="406.735294117647">
            <text:p>406,7352941176</text:p>
          </table:table-cell>
          <table:table-cell table:number-columns-repeated="295"/>
        </table:table-row>
        <table:table-row table:style-name="ro3">
          <table:table-cell office:value-type="string">
            <text:p>Element income lvl 18</text:p>
          </table:table-cell>
          <table:table-cell office:value-type="float" office:value="501.333333333333">
            <text:p>501,3333333333</text:p>
          </table:table-cell>
          <table:table-cell table:number-columns-repeated="295"/>
        </table:table-row>
        <table:table-row table:style-name="ro3">
          <table:table-cell office:value-type="string">
            <text:p>Element income lvl 19</text:p>
          </table:table-cell>
          <table:table-cell office:value-type="float" office:value="551.2">
            <text:p>551,2</text:p>
          </table:table-cell>
          <table:table-cell table:number-columns-repeated="295"/>
        </table:table-row>
        <table:table-row table:style-name="ro3">
          <table:table-cell office:value-type="string">
            <text:p>Element income lvl 20</text:p>
          </table:table-cell>
          <table:table-cell office:value-type="float" office:value="1110">
            <text:p>1110</text:p>
          </table:table-cell>
          <table:table-cell table:number-columns-repeated="295"/>
        </table:table-row>
        <table:table-row table:style-name="ro3">
          <table:table-cell office:value-type="string">
            <text:p>Element income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value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value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value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value lvl 4</text:p>
          </table:table-cell>
          <table:table-cell office:value-type="float" office:value="347.5">
            <text:p>347,5</text:p>
          </table:table-cell>
          <table:table-cell table:number-columns-repeated="295"/>
        </table:table-row>
        <table:table-row table:style-name="ro3">
          <table:table-cell office:value-type="string">
            <text:p>Element value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value lvl 6</text:p>
          </table:table-cell>
          <table:table-cell office:value-type="float" office:value="622.5">
            <text:p>622,5</text:p>
          </table:table-cell>
          <table:table-cell table:number-columns-repeated="295"/>
        </table:table-row>
        <table:table-row table:style-name="ro3">
          <table:table-cell office:value-type="string">
            <text:p>Element value lvl 7</text:p>
          </table:table-cell>
          <table:table-cell office:value-type="float" office:value="536.428571428571">
            <text:p>536,4285714286</text:p>
          </table:table-cell>
          <table:table-cell table:number-columns-repeated="295"/>
        </table:table-row>
        <table:table-row table:style-name="ro3">
          <table:table-cell office:value-type="string">
            <text:p>Element value lvl 8</text:p>
          </table:table-cell>
          <table:table-cell office:value-type="float" office:value="743.125">
            <text:p>743,125</text:p>
          </table:table-cell>
          <table:table-cell table:number-columns-repeated="295"/>
        </table:table-row>
        <table:table-row table:style-name="ro3">
          <table:table-cell office:value-type="string">
            <text:p>Element value lvl 9</text:p>
          </table:table-cell>
          <table:table-cell office:value-type="float" office:value="1194">
            <text:p>1194</text:p>
          </table:table-cell>
          <table:table-cell table:number-columns-repeated="295"/>
        </table:table-row>
        <table:table-row table:style-name="ro3">
          <table:table-cell office:value-type="string">
            <text:p>Element value lvl 10</text:p>
          </table:table-cell>
          <table:table-cell office:value-type="float" office:value="0">
            <text:p>0</text:p>
          </table:table-cell>
          <table:table-cell table:number-columns-repeated="295"/>
        </table:table-row>
        <table:table-row table:style-name="ro3">
          <table:table-cell office:value-type="string">
            <text:p>Element value lvl 11</text:p>
          </table:table-cell>
          <table:table-cell office:value-type="float" office:value="1563.92857142857">
            <text:p>1563,9285714286</text:p>
          </table:table-cell>
          <table:table-cell table:number-columns-repeated="295"/>
        </table:table-row>
        <table:table-row table:style-name="ro3">
          <table:table-cell office:value-type="string">
            <text:p>Element value lvl 12</text:p>
          </table:table-cell>
          <table:table-cell office:value-type="float" office:value="1677">
            <text:p>1677</text:p>
          </table:table-cell>
          <table:table-cell table:number-columns-repeated="295"/>
        </table:table-row>
        <table:table-row table:style-name="ro3">
          <table:table-cell office:value-type="string">
            <text:p>Element value lvl 13</text:p>
          </table:table-cell>
          <table:table-cell office:value-type="float" office:value="2047.91666666667">
            <text:p>2047,9166666667</text:p>
          </table:table-cell>
          <table:table-cell table:number-columns-repeated="295"/>
        </table:table-row>
        <table:table-row table:style-name="ro3">
          <table:table-cell office:value-type="string">
            <text:p>Element value lvl 14</text:p>
          </table:table-cell>
          <table:table-cell office:value-type="float" office:value="2471.37096774194">
            <text:p>2471,3709677419</text:p>
          </table:table-cell>
          <table:table-cell table:number-columns-repeated="295"/>
        </table:table-row>
        <table:table-row table:style-name="ro3">
          <table:table-cell office:value-type="string">
            <text:p>Element value lvl 15</text:p>
          </table:table-cell>
          <table:table-cell office:value-type="float" office:value="2891.66666666667">
            <text:p>2891,6666666667</text:p>
          </table:table-cell>
          <table:table-cell table:number-columns-repeated="295"/>
        </table:table-row>
        <table:table-row table:style-name="ro3">
          <table:table-cell office:value-type="string">
            <text:p>Element value lvl 16</text:p>
          </table:table-cell>
          <table:table-cell office:value-type="float" office:value="3454.92537313433">
            <text:p>3454,9253731343</text:p>
          </table:table-cell>
          <table:table-cell table:number-columns-repeated="295"/>
        </table:table-row>
        <table:table-row table:style-name="ro3">
          <table:table-cell office:value-type="string">
            <text:p>Element value lvl 17</text:p>
          </table:table-cell>
          <table:table-cell office:value-type="float" office:value="4025.44117647059">
            <text:p>4025,4411764706</text:p>
          </table:table-cell>
          <table:table-cell table:number-columns-repeated="295"/>
        </table:table-row>
        <table:table-row table:style-name="ro3">
          <table:table-cell office:value-type="string">
            <text:p>Element value lvl 18</text:p>
          </table:table-cell>
          <table:table-cell office:value-type="float" office:value="4574.16666666667">
            <text:p>4574,1666666667</text:p>
          </table:table-cell>
          <table:table-cell table:number-columns-repeated="295"/>
        </table:table-row>
        <table:table-row table:style-name="ro3">
          <table:table-cell office:value-type="string">
            <text:p>Element value lvl 19</text:p>
          </table:table-cell>
          <table:table-cell office:value-type="float" office:value="5365">
            <text:p>5365</text:p>
          </table:table-cell>
          <table:table-cell table:number-columns-repeated="295"/>
        </table:table-row>
        <table:table-row table:style-name="ro3">
          <table:table-cell office:value-type="string">
            <text:p>Element value lvl 20</text:p>
          </table:table-cell>
          <table:table-cell office:value-type="float" office:value="6685">
            <text:p>6685</text:p>
          </table:table-cell>
          <table:table-cell table:number-columns-repeated="295"/>
        </table:table-row>
        <table:table-row table:style-name="ro3">
          <table:table-cell office:value-type="string">
            <text:p>Element value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kill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kill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kill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kills lvl 4</text:p>
          </table:table-cell>
          <table:table-cell office:value-type="float" office:value="32">
            <text:p>32</text:p>
          </table:table-cell>
          <table:table-cell table:number-columns-repeated="295"/>
        </table:table-row>
        <table:table-row table:style-name="ro3">
          <table:table-cell office:value-type="string">
            <text:p>Element kills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kills lvl 6</text:p>
          </table:table-cell>
          <table:table-cell office:value-type="float" office:value="74">
            <text:p>74</text:p>
          </table:table-cell>
          <table:table-cell table:number-columns-repeated="295"/>
        </table:table-row>
        <table:table-row table:style-name="ro3">
          <table:table-cell office:value-type="string">
            <text:p>Element kills lvl 7</text:p>
          </table:table-cell>
          <table:table-cell office:value-type="float" office:value="75.8571428571429">
            <text:p>75,8571428571</text:p>
          </table:table-cell>
          <table:table-cell table:number-columns-repeated="295"/>
        </table:table-row>
        <table:table-row table:style-name="ro3">
          <table:table-cell office:value-type="string">
            <text:p>Element kills lvl 8</text:p>
          </table:table-cell>
          <table:table-cell office:value-type="float" office:value="97.75">
            <text:p>97,75</text:p>
          </table:table-cell>
          <table:table-cell table:number-columns-repeated="295"/>
        </table:table-row>
        <table:table-row table:style-name="ro3">
          <table:table-cell office:value-type="string">
            <text:p>Element kills lvl 9</text:p>
          </table:table-cell>
          <table:table-cell office:value-type="float" office:value="129.2">
            <text:p>129,2</text:p>
          </table:table-cell>
          <table:table-cell table:number-columns-repeated="295"/>
        </table:table-row>
        <table:table-row table:style-name="ro3">
          <table:table-cell office:value-type="string">
            <text:p>Element kills lvl 10</text:p>
          </table:table-cell>
          <table:table-cell office:value-type="float" office:value="106">
            <text:p>106</text:p>
          </table:table-cell>
          <table:table-cell table:number-columns-repeated="295"/>
        </table:table-row>
        <table:table-row table:style-name="ro3">
          <table:table-cell office:value-type="string">
            <text:p>Element kills lvl 11</text:p>
          </table:table-cell>
          <table:table-cell office:value-type="float" office:value="139.357142857143">
            <text:p>139,3571428571</text:p>
          </table:table-cell>
          <table:table-cell table:number-columns-repeated="295"/>
        </table:table-row>
        <table:table-row table:style-name="ro3">
          <table:table-cell office:value-type="string">
            <text:p>Element kills lvl 12</text:p>
          </table:table-cell>
          <table:table-cell office:value-type="float" office:value="135.35">
            <text:p>135,35</text:p>
          </table:table-cell>
          <table:table-cell table:number-columns-repeated="295"/>
        </table:table-row>
        <table:table-row table:style-name="ro3">
          <table:table-cell office:value-type="string">
            <text:p>Element kills lvl 13</text:p>
          </table:table-cell>
          <table:table-cell office:value-type="float" office:value="150.988095238095">
            <text:p>150,9880952381</text:p>
          </table:table-cell>
          <table:table-cell table:number-columns-repeated="295"/>
        </table:table-row>
        <table:table-row table:style-name="ro3">
          <table:table-cell office:value-type="string">
            <text:p>Element kills lvl 14</text:p>
          </table:table-cell>
          <table:table-cell office:value-type="float" office:value="162.483870967742">
            <text:p>162,4838709677</text:p>
          </table:table-cell>
          <table:table-cell table:number-columns-repeated="295"/>
        </table:table-row>
        <table:table-row table:style-name="ro3">
          <table:table-cell office:value-type="string">
            <text:p>Element kills lvl 15</text:p>
          </table:table-cell>
          <table:table-cell office:value-type="float" office:value="169.458333333333">
            <text:p>169,4583333333</text:p>
          </table:table-cell>
          <table:table-cell table:number-columns-repeated="295"/>
        </table:table-row>
        <table:table-row table:style-name="ro3">
          <table:table-cell office:value-type="string">
            <text:p>Element kills lvl 16</text:p>
          </table:table-cell>
          <table:table-cell office:value-type="float" office:value="191.208955223881">
            <text:p>191,2089552239</text:p>
          </table:table-cell>
          <table:table-cell table:number-columns-repeated="295"/>
        </table:table-row>
        <table:table-row table:style-name="ro3">
          <table:table-cell office:value-type="string">
            <text:p>Element kills lvl 17</text:p>
          </table:table-cell>
          <table:table-cell office:value-type="float" office:value="212.647058823529">
            <text:p>212,6470588235</text:p>
          </table:table-cell>
          <table:table-cell table:number-columns-repeated="295"/>
        </table:table-row>
        <table:table-row table:style-name="ro3">
          <table:table-cell office:value-type="string">
            <text:p>Element kills lvl 18</text:p>
          </table:table-cell>
          <table:table-cell office:value-type="float" office:value="220.5">
            <text:p>220,5</text:p>
          </table:table-cell>
          <table:table-cell table:number-columns-repeated="295"/>
        </table:table-row>
        <table:table-row table:style-name="ro3">
          <table:table-cell office:value-type="string">
            <text:p>Element kills lvl 19</text:p>
          </table:table-cell>
          <table:table-cell office:value-type="float" office:value="237.333333333333">
            <text:p>237,3333333333</text:p>
          </table:table-cell>
          <table:table-cell table:number-columns-repeated="295"/>
        </table:table-row>
        <table:table-row table:style-name="ro3">
          <table:table-cell office:value-type="string">
            <text:p>Element kills lvl 20</text:p>
          </table:table-cell>
          <table:table-cell office:value-type="float" office:value="230">
            <text:p>230</text:p>
          </table:table-cell>
          <table:table-cell table:number-columns-repeated="295"/>
        </table:table-row>
        <table:table-row table:style-name="ro3">
          <table:table-cell office:value-type="string">
            <text:p>Element kill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leak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leak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leak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leaks lvl 4</text:p>
          </table:table-cell>
          <table:table-cell office:value-type="float" office:value="24">
            <text:p>24</text:p>
          </table:table-cell>
          <table:table-cell table:number-columns-repeated="295"/>
        </table:table-row>
        <table:table-row table:style-name="ro3">
          <table:table-cell office:value-type="string">
            <text:p>Element leaks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leaks lvl 6</text:p>
          </table:table-cell>
          <table:table-cell office:value-type="float" office:value="0.5">
            <text:p>0,5</text:p>
          </table:table-cell>
          <table:table-cell table:number-columns-repeated="295"/>
        </table:table-row>
        <table:table-row table:style-name="ro3">
          <table:table-cell office:value-type="string">
            <text:p>Element leaks lvl 7</text:p>
          </table:table-cell>
          <table:table-cell office:value-type="float" office:value="12.2857142857143">
            <text:p>12,2857142857</text:p>
          </table:table-cell>
          <table:table-cell table:number-columns-repeated="295"/>
        </table:table-row>
        <table:table-row table:style-name="ro3">
          <table:table-cell office:value-type="string">
            <text:p>Element leaks lvl 8</text:p>
          </table:table-cell>
          <table:table-cell office:value-type="float" office:value="5.625">
            <text:p>5,625</text:p>
          </table:table-cell>
          <table:table-cell table:number-columns-repeated="295"/>
        </table:table-row>
        <table:table-row table:style-name="ro3">
          <table:table-cell office:value-type="string">
            <text:p>Element leaks lvl 9</text:p>
          </table:table-cell>
          <table:table-cell office:value-type="float" office:value="4">
            <text:p>4</text:p>
          </table:table-cell>
          <table:table-cell table:number-columns-repeated="295"/>
        </table:table-row>
        <table:table-row table:style-name="ro3">
          <table:table-cell office:value-type="string">
            <text:p>Element leaks lvl 10</text:p>
          </table:table-cell>
          <table:table-cell office:value-type="float" office:value="17">
            <text:p>17</text:p>
          </table:table-cell>
          <table:table-cell table:number-columns-repeated="295"/>
        </table:table-row>
        <table:table-row table:style-name="ro3">
          <table:table-cell office:value-type="string">
            <text:p>Element leaks lvl 11</text:p>
          </table:table-cell>
          <table:table-cell office:value-type="float" office:value="10.3571428571429">
            <text:p>10,3571428571</text:p>
          </table:table-cell>
          <table:table-cell table:number-columns-repeated="295"/>
        </table:table-row>
        <table:table-row table:style-name="ro3">
          <table:table-cell office:value-type="string">
            <text:p>Element leaks lvl 12</text:p>
          </table:table-cell>
          <table:table-cell office:value-type="float" office:value="16.1">
            <text:p>16,1</text:p>
          </table:table-cell>
          <table:table-cell table:number-columns-repeated="295"/>
        </table:table-row>
        <table:table-row table:style-name="ro3">
          <table:table-cell office:value-type="string">
            <text:p>Element leaks lvl 13</text:p>
          </table:table-cell>
          <table:table-cell office:value-type="float" office:value="7.29761904761905">
            <text:p>7,2976190476</text:p>
          </table:table-cell>
          <table:table-cell table:number-columns-repeated="295"/>
        </table:table-row>
        <table:table-row table:style-name="ro3">
          <table:table-cell office:value-type="string">
            <text:p>Element leaks lvl 14</text:p>
          </table:table-cell>
          <table:table-cell office:value-type="float" office:value="12.6532258064516">
            <text:p>12,6532258065</text:p>
          </table:table-cell>
          <table:table-cell table:number-columns-repeated="295"/>
        </table:table-row>
        <table:table-row table:style-name="ro3">
          <table:table-cell office:value-type="string">
            <text:p>Element leaks lvl 15</text:p>
          </table:table-cell>
          <table:table-cell office:value-type="float" office:value="11.25">
            <text:p>11,25</text:p>
          </table:table-cell>
          <table:table-cell table:number-columns-repeated="295"/>
        </table:table-row>
        <table:table-row table:style-name="ro3">
          <table:table-cell office:value-type="string">
            <text:p>Element leaks lvl 16</text:p>
          </table:table-cell>
          <table:table-cell office:value-type="float" office:value="16.3134328358209">
            <text:p>16,3134328358</text:p>
          </table:table-cell>
          <table:table-cell table:number-columns-repeated="295"/>
        </table:table-row>
        <table:table-row table:style-name="ro3">
          <table:table-cell office:value-type="string">
            <text:p>Element leaks lvl 17</text:p>
          </table:table-cell>
          <table:table-cell office:value-type="float" office:value="16.2352941176471">
            <text:p>16,2352941176</text:p>
          </table:table-cell>
          <table:table-cell table:number-columns-repeated="295"/>
        </table:table-row>
        <table:table-row table:style-name="ro3">
          <table:table-cell office:value-type="string">
            <text:p>Element leaks lvl 18</text:p>
          </table:table-cell>
          <table:table-cell office:value-type="float" office:value="20.8333333333333">
            <text:p>20,8333333333</text:p>
          </table:table-cell>
          <table:table-cell table:number-columns-repeated="295"/>
        </table:table-row>
        <table:table-row table:style-name="ro3">
          <table:table-cell office:value-type="string">
            <text:p>Element leaks lvl 19</text:p>
          </table:table-cell>
          <table:table-cell office:value-type="float" office:value="22.2">
            <text:p>22,2</text:p>
          </table:table-cell>
          <table:table-cell table:number-columns-repeated="295"/>
        </table:table-row>
        <table:table-row table:style-name="ro3">
          <table:table-cell office:value-type="string">
            <text:p>Element leaks lvl 20</text:p>
          </table:table-cell>
          <table:table-cell office:value-type="float" office:value="31">
            <text:p>31</text:p>
          </table:table-cell>
          <table:table-cell table:number-columns-repeated="295"/>
        </table:table-row>
        <table:table-row table:style-name="ro3">
          <table:table-cell office:value-type="string">
            <text:p>Element leak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4</text:p>
          </table:table-cell>
          <table:table-cell office:value-type="float" office:value="3">
            <text:p>3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7</text:p>
          </table:table-cell>
          <table:table-cell office:value-type="float" office:value="3">
            <text:p>3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8</text:p>
          </table:table-cell>
          <table:table-cell office:value-type="float" office:value="5.66666666666667">
            <text:p>5,6666666667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9</text:p>
          </table:table-cell>
          <table:table-cell office:value-type="float" office:value="6.57142857142857">
            <text:p>6,5714285714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10</text:p>
          </table:table-cell>
          <table:table-cell office:value-type="float" office:value="11">
            <text:p>11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11</text:p>
          </table:table-cell>
          <table:table-cell office:value-type="float" office:value="9.15384615384615">
            <text:p>9,1538461538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12</text:p>
          </table:table-cell>
          <table:table-cell office:value-type="float" office:value="9.32">
            <text:p>9,32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13</text:p>
          </table:table-cell>
          <table:table-cell office:value-type="float" office:value="8.42424242424242">
            <text:p>8,4242424242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14</text:p>
          </table:table-cell>
          <table:table-cell office:value-type="float" office:value="9.6056338028169">
            <text:p>9,6056338028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15</text:p>
          </table:table-cell>
          <table:table-cell office:value-type="float" office:value="9.24">
            <text:p>9,24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16</text:p>
          </table:table-cell>
          <table:table-cell office:value-type="float" office:value="11.6176470588235">
            <text:p>11,6176470588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17</text:p>
          </table:table-cell>
          <table:table-cell office:value-type="float" office:value="13.9285714285714">
            <text:p>13,9285714286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18</text:p>
          </table:table-cell>
          <table:table-cell office:value-type="float" office:value="14">
            <text:p>14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19</text:p>
          </table:table-cell>
          <table:table-cell office:value-type="float" office:value="13.5625">
            <text:p>13,562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20</text:p>
          </table:table-cell>
          <table:table-cell office:value-type="float" office:value="18.5">
            <text:p>18,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4</text:p>
          </table:table-cell>
          <table:table-cell office:value-type="float" office:value="24">
            <text:p>24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7</text:p>
          </table:table-cell>
          <table:table-cell office:value-type="float" office:value="66">
            <text:p>66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8</text:p>
          </table:table-cell>
          <table:table-cell office:value-type="float" office:value="87.6666666666667">
            <text:p>87,6666666667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9</text:p>
          </table:table-cell>
          <table:table-cell office:value-type="float" office:value="133.714285714286">
            <text:p>133,7142857143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10</text:p>
          </table:table-cell>
          <table:table-cell office:value-type="float" office:value="128.5">
            <text:p>128,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11</text:p>
          </table:table-cell>
          <table:table-cell office:value-type="float" office:value="185.076923076923">
            <text:p>185,0769230769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12</text:p>
          </table:table-cell>
          <table:table-cell office:value-type="float" office:value="221.32">
            <text:p>221,32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13</text:p>
          </table:table-cell>
          <table:table-cell office:value-type="float" office:value="220.606060606061">
            <text:p>220,6060606061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14</text:p>
          </table:table-cell>
          <table:table-cell office:value-type="float" office:value="270.464788732394">
            <text:p>270,4647887324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15</text:p>
          </table:table-cell>
          <table:table-cell office:value-type="float" office:value="303.28">
            <text:p>303,28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16</text:p>
          </table:table-cell>
          <table:table-cell office:value-type="float" office:value="354.147058823529">
            <text:p>354,147058823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17</text:p>
          </table:table-cell>
          <table:table-cell office:value-type="float" office:value="392.357142857143">
            <text:p>392,3571428571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18</text:p>
          </table:table-cell>
          <table:table-cell office:value-type="float" office:value="415.888888888889">
            <text:p>415,8888888889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19</text:p>
          </table:table-cell>
          <table:table-cell office:value-type="float" office:value="518.6875">
            <text:p>518,687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20</text:p>
          </table:table-cell>
          <table:table-cell office:value-type="float" office:value="640">
            <text:p>640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4</text:p>
          </table:table-cell>
          <table:table-cell office:value-type="float" office:value="335">
            <text:p>33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7</text:p>
          </table:table-cell>
          <table:table-cell office:value-type="float" office:value="825">
            <text:p>82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8</text:p>
          </table:table-cell>
          <table:table-cell office:value-type="float" office:value="703.333333333333">
            <text:p>703,3333333333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9</text:p>
          </table:table-cell>
          <table:table-cell office:value-type="float" office:value="1052.14285714286">
            <text:p>1052,1428571429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10</text:p>
          </table:table-cell>
          <table:table-cell office:value-type="float" office:value="580">
            <text:p>580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11</text:p>
          </table:table-cell>
          <table:table-cell office:value-type="float" office:value="1457.69230769231">
            <text:p>1457,6923076923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12</text:p>
          </table:table-cell>
          <table:table-cell office:value-type="float" office:value="1700.4">
            <text:p>1700,4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13</text:p>
          </table:table-cell>
          <table:table-cell office:value-type="float" office:value="1984.84848484848">
            <text:p>1984,848484848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14</text:p>
          </table:table-cell>
          <table:table-cell office:value-type="float" office:value="2403.52112676056">
            <text:p>2403,5211267606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15</text:p>
          </table:table-cell>
          <table:table-cell office:value-type="float" office:value="2894.4">
            <text:p>2894,4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16</text:p>
          </table:table-cell>
          <table:table-cell office:value-type="float" office:value="3410.73529411765">
            <text:p>3410,7352941177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17</text:p>
          </table:table-cell>
          <table:table-cell office:value-type="float" office:value="3834.28571428571">
            <text:p>3834,2857142857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18</text:p>
          </table:table-cell>
          <table:table-cell office:value-type="float" office:value="4344.44444444444">
            <text:p>4344,4444444444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19</text:p>
          </table:table-cell>
          <table:table-cell office:value-type="float" office:value="5334.375">
            <text:p>5334,37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20</text:p>
          </table:table-cell>
          <table:table-cell office:value-type="float" office:value="6440">
            <text:p>6440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4</text:p>
          </table:table-cell>
          <table:table-cell office:value-type="float" office:value="49">
            <text:p>49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7</text:p>
          </table:table-cell>
          <table:table-cell office:value-type="float" office:value="83">
            <text:p>83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8</text:p>
          </table:table-cell>
          <table:table-cell office:value-type="float" office:value="97.3333333333333">
            <text:p>97,3333333333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9</text:p>
          </table:table-cell>
          <table:table-cell office:value-type="float" office:value="127.142857142857">
            <text:p>127,1428571429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10</text:p>
          </table:table-cell>
          <table:table-cell office:value-type="float" office:value="120.5">
            <text:p>120,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11</text:p>
          </table:table-cell>
          <table:table-cell office:value-type="float" office:value="126.384615384615">
            <text:p>126,3846153846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12</text:p>
          </table:table-cell>
          <table:table-cell office:value-type="float" office:value="140.04">
            <text:p>140,04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13</text:p>
          </table:table-cell>
          <table:table-cell office:value-type="float" office:value="141.181818181818">
            <text:p>141,1818181818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14</text:p>
          </table:table-cell>
          <table:table-cell office:value-type="float" office:value="156.154929577465">
            <text:p>156,154929577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15</text:p>
          </table:table-cell>
          <table:table-cell office:value-type="float" office:value="167.56">
            <text:p>167,56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16</text:p>
          </table:table-cell>
          <table:table-cell office:value-type="float" office:value="185.970588235294">
            <text:p>185,9705882353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17</text:p>
          </table:table-cell>
          <table:table-cell office:value-type="float" office:value="199.571428571429">
            <text:p>199,5714285714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18</text:p>
          </table:table-cell>
          <table:table-cell office:value-type="float" office:value="209.777777777778">
            <text:p>209,7777777778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19</text:p>
          </table:table-cell>
          <table:table-cell office:value-type="float" office:value="228.125">
            <text:p>228,12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20</text:p>
          </table:table-cell>
          <table:table-cell office:value-type="float" office:value="247.5">
            <text:p>247,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4</text:p>
          </table:table-cell>
          <table:table-cell office:value-type="float" office:value="13">
            <text:p>13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7</text:p>
          </table:table-cell>
          <table:table-cell office:value-type="float" office:value="0">
            <text:p>0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8</text:p>
          </table:table-cell>
          <table:table-cell office:value-type="float" office:value="5.66666666666667">
            <text:p>5,6666666667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9</text:p>
          </table:table-cell>
          <table:table-cell office:value-type="float" office:value="5.28571428571429">
            <text:p>5,2857142857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10</text:p>
          </table:table-cell>
          <table:table-cell office:value-type="float" office:value="4">
            <text:p>4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11</text:p>
          </table:table-cell>
          <table:table-cell office:value-type="float" office:value="8.53846153846154">
            <text:p>8,538461538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12</text:p>
          </table:table-cell>
          <table:table-cell office:value-type="float" office:value="11.48">
            <text:p>11,48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13</text:p>
          </table:table-cell>
          <table:table-cell office:value-type="float" office:value="11.7121212121212">
            <text:p>11,7121212121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14</text:p>
          </table:table-cell>
          <table:table-cell office:value-type="float" office:value="14.3380281690141">
            <text:p>14,338028169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15</text:p>
          </table:table-cell>
          <table:table-cell office:value-type="float" office:value="12.84">
            <text:p>12,84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16</text:p>
          </table:table-cell>
          <table:table-cell office:value-type="float" office:value="14.9411764705882">
            <text:p>14,9411764706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17</text:p>
          </table:table-cell>
          <table:table-cell office:value-type="float" office:value="22.6428571428571">
            <text:p>22,6428571429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18</text:p>
          </table:table-cell>
          <table:table-cell office:value-type="float" office:value="19.3333333333333">
            <text:p>19,3333333333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19</text:p>
          </table:table-cell>
          <table:table-cell office:value-type="float" office:value="22.875">
            <text:p>22,87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20</text:p>
          </table:table-cell>
          <table:table-cell office:value-type="float" office:value="9">
            <text:p>9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worker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worker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worker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workers lvl 4</text:p>
          </table:table-cell>
          <table:table-cell office:value-type="float" office:value="3">
            <text:p>3</text:p>
          </table:table-cell>
          <table:table-cell table:number-columns-repeated="295"/>
        </table:table-row>
        <table:table-row table:style-name="ro3">
          <table:table-cell office:value-type="string">
            <text:p>Mech workers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workers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workers lvl 7</text:p>
          </table:table-cell>
          <table:table-cell office:value-type="float" office:value="4.33333333333333">
            <text:p>4,3333333333</text:p>
          </table:table-cell>
          <table:table-cell table:number-columns-repeated="295"/>
        </table:table-row>
        <table:table-row table:style-name="ro3">
          <table:table-cell office:value-type="string">
            <text:p>Mech workers lvl 8</text:p>
          </table:table-cell>
          <table:table-cell office:value-type="float" office:value="4.58333333333333">
            <text:p>4,5833333333</text:p>
          </table:table-cell>
          <table:table-cell table:number-columns-repeated="295"/>
        </table:table-row>
        <table:table-row table:style-name="ro3">
          <table:table-cell office:value-type="string">
            <text:p>Mech workers lvl 9</text:p>
          </table:table-cell>
          <table:table-cell office:value-type="float" office:value="4.8">
            <text:p>4,8</text:p>
          </table:table-cell>
          <table:table-cell table:number-columns-repeated="295"/>
        </table:table-row>
        <table:table-row table:style-name="ro3">
          <table:table-cell office:value-type="string">
            <text:p>Mech workers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workers lvl 11</text:p>
          </table:table-cell>
          <table:table-cell office:value-type="float" office:value="7.14285714285714">
            <text:p>7,1428571429</text:p>
          </table:table-cell>
          <table:table-cell table:number-columns-repeated="295"/>
        </table:table-row>
        <table:table-row table:style-name="ro3">
          <table:table-cell office:value-type="string">
            <text:p>Mech workers lvl 12</text:p>
          </table:table-cell>
          <table:table-cell office:value-type="float" office:value="7.38888888888889">
            <text:p>7,3888888889</text:p>
          </table:table-cell>
          <table:table-cell table:number-columns-repeated="295"/>
        </table:table-row>
        <table:table-row table:style-name="ro3">
          <table:table-cell office:value-type="string">
            <text:p>Mech workers lvl 13</text:p>
          </table:table-cell>
          <table:table-cell office:value-type="float" office:value="8.18348623853211">
            <text:p>8,1834862385</text:p>
          </table:table-cell>
          <table:table-cell table:number-columns-repeated="295"/>
        </table:table-row>
        <table:table-row table:style-name="ro3">
          <table:table-cell office:value-type="string">
            <text:p>Mech workers lvl 14</text:p>
          </table:table-cell>
          <table:table-cell office:value-type="float" office:value="8.75">
            <text:p>8,75</text:p>
          </table:table-cell>
          <table:table-cell table:number-columns-repeated="295"/>
        </table:table-row>
        <table:table-row table:style-name="ro3">
          <table:table-cell office:value-type="string">
            <text:p>Mech workers lvl 15</text:p>
          </table:table-cell>
          <table:table-cell office:value-type="float" office:value="9.9">
            <text:p>9,9</text:p>
          </table:table-cell>
          <table:table-cell table:number-columns-repeated="295"/>
        </table:table-row>
        <table:table-row table:style-name="ro3">
          <table:table-cell office:value-type="string">
            <text:p>Mech workers lvl 16</text:p>
          </table:table-cell>
          <table:table-cell office:value-type="float" office:value="11.1020408163265">
            <text:p>11,1020408163</text:p>
          </table:table-cell>
          <table:table-cell table:number-columns-repeated="295"/>
        </table:table-row>
        <table:table-row table:style-name="ro3">
          <table:table-cell office:value-type="string">
            <text:p>Mech workers lvl 17</text:p>
          </table:table-cell>
          <table:table-cell office:value-type="float" office:value="16.75">
            <text:p>16,75</text:p>
          </table:table-cell>
          <table:table-cell table:number-columns-repeated="295"/>
        </table:table-row>
        <table:table-row table:style-name="ro3">
          <table:table-cell office:value-type="string">
            <text:p>Mech workers lvl 18</text:p>
          </table:table-cell>
          <table:table-cell office:value-type="float" office:value="14.8333333333333">
            <text:p>14,8333333333</text:p>
          </table:table-cell>
          <table:table-cell table:number-columns-repeated="295"/>
        </table:table-row>
        <table:table-row table:style-name="ro3">
          <table:table-cell office:value-type="string">
            <text:p>Mech workers lvl 19</text:p>
          </table:table-cell>
          <table:table-cell office:value-type="float" office:value="18.7857142857143">
            <text:p>18,7857142857</text:p>
          </table:table-cell>
          <table:table-cell table:number-columns-repeated="295"/>
        </table:table-row>
        <table:table-row table:style-name="ro3">
          <table:table-cell office:value-type="string">
            <text:p>Mech workers lvl 20</text:p>
          </table:table-cell>
          <table:table-cell office:value-type="float" office:value="19">
            <text:p>19</text:p>
          </table:table-cell>
          <table:table-cell table:number-columns-repeated="295"/>
        </table:table-row>
        <table:table-row table:style-name="ro3">
          <table:table-cell office:value-type="string">
            <text:p>Mech worker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income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income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income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income lvl 4</text:p>
          </table:table-cell>
          <table:table-cell office:value-type="float" office:value="27">
            <text:p>27</text:p>
          </table:table-cell>
          <table:table-cell table:number-columns-repeated="295"/>
        </table:table-row>
        <table:table-row table:style-name="ro3">
          <table:table-cell office:value-type="string">
            <text:p>Mech income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income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income lvl 7</text:p>
          </table:table-cell>
          <table:table-cell office:value-type="float" office:value="85.5">
            <text:p>85,5</text:p>
          </table:table-cell>
          <table:table-cell table:number-columns-repeated="295"/>
        </table:table-row>
        <table:table-row table:style-name="ro3">
          <table:table-cell office:value-type="string">
            <text:p>Mech income lvl 8</text:p>
          </table:table-cell>
          <table:table-cell office:value-type="float" office:value="86.5">
            <text:p>86,5</text:p>
          </table:table-cell>
          <table:table-cell table:number-columns-repeated="295"/>
        </table:table-row>
        <table:table-row table:style-name="ro3">
          <table:table-cell office:value-type="string">
            <text:p>Mech income lvl 9</text:p>
          </table:table-cell>
          <table:table-cell office:value-type="float" office:value="107.2">
            <text:p>107,2</text:p>
          </table:table-cell>
          <table:table-cell table:number-columns-repeated="295"/>
        </table:table-row>
        <table:table-row table:style-name="ro3">
          <table:table-cell office:value-type="string">
            <text:p>Mech income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income lvl 11</text:p>
          </table:table-cell>
          <table:table-cell office:value-type="float" office:value="150.714285714286">
            <text:p>150,7142857143</text:p>
          </table:table-cell>
          <table:table-cell table:number-columns-repeated="295"/>
        </table:table-row>
        <table:table-row table:style-name="ro3">
          <table:table-cell office:value-type="string">
            <text:p>Mech income lvl 12</text:p>
          </table:table-cell>
          <table:table-cell office:value-type="float" office:value="180.388888888889">
            <text:p>180,3888888889</text:p>
          </table:table-cell>
          <table:table-cell table:number-columns-repeated="295"/>
        </table:table-row>
        <table:table-row table:style-name="ro3">
          <table:table-cell office:value-type="string">
            <text:p>Mech income lvl 13</text:p>
          </table:table-cell>
          <table:table-cell office:value-type="float" office:value="212">
            <text:p>212</text:p>
          </table:table-cell>
          <table:table-cell table:number-columns-repeated="295"/>
        </table:table-row>
        <table:table-row table:style-name="ro3">
          <table:table-cell office:value-type="string">
            <text:p>Mech income lvl 14</text:p>
          </table:table-cell>
          <table:table-cell office:value-type="float" office:value="245.592105263158">
            <text:p>245,5921052632</text:p>
          </table:table-cell>
          <table:table-cell table:number-columns-repeated="295"/>
        </table:table-row>
        <table:table-row table:style-name="ro3">
          <table:table-cell office:value-type="string">
            <text:p>Mech income lvl 15</text:p>
          </table:table-cell>
          <table:table-cell office:value-type="float" office:value="298.55">
            <text:p>298,55</text:p>
          </table:table-cell>
          <table:table-cell table:number-columns-repeated="295"/>
        </table:table-row>
        <table:table-row table:style-name="ro3">
          <table:table-cell office:value-type="string">
            <text:p>Mech income lvl 16</text:p>
          </table:table-cell>
          <table:table-cell office:value-type="float" office:value="338.551020408163">
            <text:p>338,5510204082</text:p>
          </table:table-cell>
          <table:table-cell table:number-columns-repeated="295"/>
        </table:table-row>
        <table:table-row table:style-name="ro3">
          <table:table-cell office:value-type="string">
            <text:p>Mech income lvl 17</text:p>
          </table:table-cell>
          <table:table-cell office:value-type="float" office:value="484.625">
            <text:p>484,625</text:p>
          </table:table-cell>
          <table:table-cell table:number-columns-repeated="295"/>
        </table:table-row>
        <table:table-row table:style-name="ro3">
          <table:table-cell office:value-type="string">
            <text:p>Mech income lvl 18</text:p>
          </table:table-cell>
          <table:table-cell office:value-type="float" office:value="461.666666666667">
            <text:p>461,6666666667</text:p>
          </table:table-cell>
          <table:table-cell table:number-columns-repeated="295"/>
        </table:table-row>
        <table:table-row table:style-name="ro3">
          <table:table-cell office:value-type="string">
            <text:p>Mech income lvl 19</text:p>
          </table:table-cell>
          <table:table-cell office:value-type="float" office:value="597.142857142857">
            <text:p>597,1428571429</text:p>
          </table:table-cell>
          <table:table-cell table:number-columns-repeated="295"/>
        </table:table-row>
        <table:table-row table:style-name="ro3">
          <table:table-cell office:value-type="string">
            <text:p>Mech income lvl 20</text:p>
          </table:table-cell>
          <table:table-cell office:value-type="float" office:value="716">
            <text:p>716</text:p>
          </table:table-cell>
          <table:table-cell table:number-columns-repeated="295"/>
        </table:table-row>
        <table:table-row table:style-name="ro3">
          <table:table-cell office:value-type="string">
            <text:p>Mech income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value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value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value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value lvl 4</text:p>
          </table:table-cell>
          <table:table-cell office:value-type="float" office:value="368.333333333333">
            <text:p>368,3333333333</text:p>
          </table:table-cell>
          <table:table-cell table:number-columns-repeated="295"/>
        </table:table-row>
        <table:table-row table:style-name="ro3">
          <table:table-cell office:value-type="string">
            <text:p>Mech value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value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value lvl 7</text:p>
          </table:table-cell>
          <table:table-cell office:value-type="float" office:value="606.666666666667">
            <text:p>606,6666666667</text:p>
          </table:table-cell>
          <table:table-cell table:number-columns-repeated="295"/>
        </table:table-row>
        <table:table-row table:style-name="ro3">
          <table:table-cell office:value-type="string">
            <text:p>Mech value lvl 8</text:p>
          </table:table-cell>
          <table:table-cell office:value-type="float" office:value="793.333333333333">
            <text:p>793,3333333333</text:p>
          </table:table-cell>
          <table:table-cell table:number-columns-repeated="295"/>
        </table:table-row>
        <table:table-row table:style-name="ro3">
          <table:table-cell office:value-type="string">
            <text:p>Mech value lvl 9</text:p>
          </table:table-cell>
          <table:table-cell office:value-type="float" office:value="1079">
            <text:p>1079</text:p>
          </table:table-cell>
          <table:table-cell table:number-columns-repeated="295"/>
        </table:table-row>
        <table:table-row table:style-name="ro3">
          <table:table-cell office:value-type="string">
            <text:p>Mech value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value lvl 11</text:p>
          </table:table-cell>
          <table:table-cell office:value-type="float" office:value="1143.57142857143">
            <text:p>1143,5714285714</text:p>
          </table:table-cell>
          <table:table-cell table:number-columns-repeated="295"/>
        </table:table-row>
        <table:table-row table:style-name="ro3">
          <table:table-cell office:value-type="string">
            <text:p>Mech value lvl 12</text:p>
          </table:table-cell>
          <table:table-cell office:value-type="float" office:value="1736.66666666667">
            <text:p>1736,6666666667</text:p>
          </table:table-cell>
          <table:table-cell table:number-columns-repeated="295"/>
        </table:table-row>
        <table:table-row table:style-name="ro3">
          <table:table-cell office:value-type="string">
            <text:p>Mech value lvl 13</text:p>
          </table:table-cell>
          <table:table-cell office:value-type="float" office:value="2084.26605504587">
            <text:p>2084,2660550459</text:p>
          </table:table-cell>
          <table:table-cell table:number-columns-repeated="295"/>
        </table:table-row>
        <table:table-row table:style-name="ro3">
          <table:table-cell office:value-type="string">
            <text:p>Mech value lvl 14</text:p>
          </table:table-cell>
          <table:table-cell office:value-type="float" office:value="2415.59210526316">
            <text:p>2415,5921052632</text:p>
          </table:table-cell>
          <table:table-cell table:number-columns-repeated="295"/>
        </table:table-row>
        <table:table-row table:style-name="ro3">
          <table:table-cell office:value-type="string">
            <text:p>Mech value lvl 15</text:p>
          </table:table-cell>
          <table:table-cell office:value-type="float" office:value="2969.25">
            <text:p>2969,25</text:p>
          </table:table-cell>
          <table:table-cell table:number-columns-repeated="295"/>
        </table:table-row>
        <table:table-row table:style-name="ro3">
          <table:table-cell office:value-type="string">
            <text:p>Mech value lvl 16</text:p>
          </table:table-cell>
          <table:table-cell office:value-type="float" office:value="3327.14285714286">
            <text:p>3327,1428571429</text:p>
          </table:table-cell>
          <table:table-cell table:number-columns-repeated="295"/>
        </table:table-row>
        <table:table-row table:style-name="ro3">
          <table:table-cell office:value-type="string">
            <text:p>Mech value lvl 17</text:p>
          </table:table-cell>
          <table:table-cell office:value-type="float" office:value="4023.75">
            <text:p>4023,75</text:p>
          </table:table-cell>
          <table:table-cell table:number-columns-repeated="295"/>
        </table:table-row>
        <table:table-row table:style-name="ro3">
          <table:table-cell office:value-type="string">
            <text:p>Mech value lvl 18</text:p>
          </table:table-cell>
          <table:table-cell office:value-type="float" office:value="4285.83333333333">
            <text:p>4285,8333333333</text:p>
          </table:table-cell>
          <table:table-cell table:number-columns-repeated="295"/>
        </table:table-row>
        <table:table-row table:style-name="ro3">
          <table:table-cell office:value-type="string">
            <text:p>Mech value lvl 19</text:p>
          </table:table-cell>
          <table:table-cell office:value-type="float" office:value="5452.5">
            <text:p>5452,5</text:p>
          </table:table-cell>
          <table:table-cell table:number-columns-repeated="295"/>
        </table:table-row>
        <table:table-row table:style-name="ro3">
          <table:table-cell office:value-type="string">
            <text:p>Mech value lvl 20</text:p>
          </table:table-cell>
          <table:table-cell office:value-type="float" office:value="7202.5">
            <text:p>7202,5</text:p>
          </table:table-cell>
          <table:table-cell table:number-columns-repeated="295"/>
        </table:table-row>
        <table:table-row table:style-name="ro3">
          <table:table-cell office:value-type="string">
            <text:p>Mech value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kill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kill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kill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kills lvl 4</text:p>
          </table:table-cell>
          <table:table-cell office:value-type="float" office:value="59.6666666666667">
            <text:p>59,6666666667</text:p>
          </table:table-cell>
          <table:table-cell table:number-columns-repeated="295"/>
        </table:table-row>
        <table:table-row table:style-name="ro3">
          <table:table-cell office:value-type="string">
            <text:p>Mech kills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kills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kills lvl 7</text:p>
          </table:table-cell>
          <table:table-cell office:value-type="float" office:value="82.1666666666667">
            <text:p>82,1666666667</text:p>
          </table:table-cell>
          <table:table-cell table:number-columns-repeated="295"/>
        </table:table-row>
        <table:table-row table:style-name="ro3">
          <table:table-cell office:value-type="string">
            <text:p>Mech kills lvl 8</text:p>
          </table:table-cell>
          <table:table-cell office:value-type="float" office:value="87.9166666666667">
            <text:p>87,9166666667</text:p>
          </table:table-cell>
          <table:table-cell table:number-columns-repeated="295"/>
        </table:table-row>
        <table:table-row table:style-name="ro3">
          <table:table-cell office:value-type="string">
            <text:p>Mech kills lvl 9</text:p>
          </table:table-cell>
          <table:table-cell office:value-type="float" office:value="100">
            <text:p>100</text:p>
          </table:table-cell>
          <table:table-cell table:number-columns-repeated="295"/>
        </table:table-row>
        <table:table-row table:style-name="ro3">
          <table:table-cell office:value-type="string">
            <text:p>Mech kills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kills lvl 11</text:p>
          </table:table-cell>
          <table:table-cell office:value-type="float" office:value="91.7142857142857">
            <text:p>91,7142857143</text:p>
          </table:table-cell>
          <table:table-cell table:number-columns-repeated="295"/>
        </table:table-row>
        <table:table-row table:style-name="ro3">
          <table:table-cell office:value-type="string">
            <text:p>Mech kills lvl 12</text:p>
          </table:table-cell>
          <table:table-cell office:value-type="float" office:value="134.444444444444">
            <text:p>134,4444444444</text:p>
          </table:table-cell>
          <table:table-cell table:number-columns-repeated="295"/>
        </table:table-row>
        <table:table-row table:style-name="ro3">
          <table:table-cell office:value-type="string">
            <text:p>Mech kills lvl 13</text:p>
          </table:table-cell>
          <table:table-cell office:value-type="float" office:value="152.770642201835">
            <text:p>152,7706422018</text:p>
          </table:table-cell>
          <table:table-cell table:number-columns-repeated="295"/>
        </table:table-row>
        <table:table-row table:style-name="ro3">
          <table:table-cell office:value-type="string">
            <text:p>Mech kills lvl 14</text:p>
          </table:table-cell>
          <table:table-cell office:value-type="float" office:value="168.394736842105">
            <text:p>168,3947368421</text:p>
          </table:table-cell>
          <table:table-cell table:number-columns-repeated="295"/>
        </table:table-row>
        <table:table-row table:style-name="ro3">
          <table:table-cell office:value-type="string">
            <text:p>Mech kills lvl 15</text:p>
          </table:table-cell>
          <table:table-cell office:value-type="float" office:value="194.8">
            <text:p>194,8</text:p>
          </table:table-cell>
          <table:table-cell table:number-columns-repeated="295"/>
        </table:table-row>
        <table:table-row table:style-name="ro3">
          <table:table-cell office:value-type="string">
            <text:p>Mech kills lvl 16</text:p>
          </table:table-cell>
          <table:table-cell office:value-type="float" office:value="188.979591836735">
            <text:p>188,9795918367</text:p>
          </table:table-cell>
          <table:table-cell table:number-columns-repeated="295"/>
        </table:table-row>
        <table:table-row table:style-name="ro3">
          <table:table-cell office:value-type="string">
            <text:p>Mech kills lvl 17</text:p>
          </table:table-cell>
          <table:table-cell office:value-type="float" office:value="206.5">
            <text:p>206,5</text:p>
          </table:table-cell>
          <table:table-cell table:number-columns-repeated="295"/>
        </table:table-row>
        <table:table-row table:style-name="ro3">
          <table:table-cell office:value-type="string">
            <text:p>Mech kills lvl 18</text:p>
          </table:table-cell>
          <table:table-cell office:value-type="float" office:value="195.833333333333">
            <text:p>195,8333333333</text:p>
          </table:table-cell>
          <table:table-cell table:number-columns-repeated="295"/>
        </table:table-row>
        <table:table-row table:style-name="ro3">
          <table:table-cell office:value-type="string">
            <text:p>Mech kills lvl 19</text:p>
          </table:table-cell>
          <table:table-cell office:value-type="float" office:value="242.5">
            <text:p>242,5</text:p>
          </table:table-cell>
          <table:table-cell table:number-columns-repeated="295"/>
        </table:table-row>
        <table:table-row table:style-name="ro3">
          <table:table-cell office:value-type="string">
            <text:p>Mech kills lvl 20</text:p>
          </table:table-cell>
          <table:table-cell office:value-type="float" office:value="291.5">
            <text:p>291,5</text:p>
          </table:table-cell>
          <table:table-cell table:number-columns-repeated="295"/>
        </table:table-row>
        <table:table-row table:style-name="ro3">
          <table:table-cell office:value-type="string">
            <text:p>Mech kill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leak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leak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leak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leaks lvl 4</text:p>
          </table:table-cell>
          <table:table-cell office:value-type="float" office:value="8">
            <text:p>8</text:p>
          </table:table-cell>
          <table:table-cell table:number-columns-repeated="295"/>
        </table:table-row>
        <table:table-row table:style-name="ro3">
          <table:table-cell office:value-type="string">
            <text:p>Mech leaks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leaks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leaks lvl 7</text:p>
          </table:table-cell>
          <table:table-cell office:value-type="float" office:value="5.33333333333333">
            <text:p>5,3333333333</text:p>
          </table:table-cell>
          <table:table-cell table:number-columns-repeated="295"/>
        </table:table-row>
        <table:table-row table:style-name="ro3">
          <table:table-cell office:value-type="string">
            <text:p>Mech leaks lvl 8</text:p>
          </table:table-cell>
          <table:table-cell office:value-type="float" office:value="14.5833333333333">
            <text:p>14,5833333333</text:p>
          </table:table-cell>
          <table:table-cell table:number-columns-repeated="295"/>
        </table:table-row>
        <table:table-row table:style-name="ro3">
          <table:table-cell office:value-type="string">
            <text:p>Mech leaks lvl 9</text:p>
          </table:table-cell>
          <table:table-cell office:value-type="float" office:value="17.2">
            <text:p>17,2</text:p>
          </table:table-cell>
          <table:table-cell table:number-columns-repeated="295"/>
        </table:table-row>
        <table:table-row table:style-name="ro3">
          <table:table-cell office:value-type="string">
            <text:p>Mech leaks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leaks lvl 11</text:p>
          </table:table-cell>
          <table:table-cell office:value-type="float" office:value="23.1428571428571">
            <text:p>23,1428571429</text:p>
          </table:table-cell>
          <table:table-cell table:number-columns-repeated="295"/>
        </table:table-row>
        <table:table-row table:style-name="ro3">
          <table:table-cell office:value-type="string">
            <text:p>Mech leaks lvl 12</text:p>
          </table:table-cell>
          <table:table-cell office:value-type="float" office:value="14.7222222222222">
            <text:p>14,7222222222</text:p>
          </table:table-cell>
          <table:table-cell table:number-columns-repeated="295"/>
        </table:table-row>
        <table:table-row table:style-name="ro3">
          <table:table-cell office:value-type="string">
            <text:p>Mech leaks lvl 13</text:p>
          </table:table-cell>
          <table:table-cell office:value-type="float" office:value="10.7614678899083">
            <text:p>10,7614678899</text:p>
          </table:table-cell>
          <table:table-cell table:number-columns-repeated="295"/>
        </table:table-row>
        <table:table-row table:style-name="ro3">
          <table:table-cell office:value-type="string">
            <text:p>Mech leaks lvl 14</text:p>
          </table:table-cell>
          <table:table-cell office:value-type="float" office:value="12.8289473684211">
            <text:p>12,8289473684</text:p>
          </table:table-cell>
          <table:table-cell table:number-columns-repeated="295"/>
        </table:table-row>
        <table:table-row table:style-name="ro3">
          <table:table-cell office:value-type="string">
            <text:p>Mech leaks lvl 15</text:p>
          </table:table-cell>
          <table:table-cell office:value-type="float" office:value="10.1">
            <text:p>10,1</text:p>
          </table:table-cell>
          <table:table-cell table:number-columns-repeated="295"/>
        </table:table-row>
        <table:table-row table:style-name="ro3">
          <table:table-cell office:value-type="string">
            <text:p>Mech leaks lvl 16</text:p>
          </table:table-cell>
          <table:table-cell office:value-type="float" office:value="18.2448979591837">
            <text:p>18,2448979592</text:p>
          </table:table-cell>
          <table:table-cell table:number-columns-repeated="295"/>
        </table:table-row>
        <table:table-row table:style-name="ro3">
          <table:table-cell office:value-type="string">
            <text:p>Mech leaks lvl 17</text:p>
          </table:table-cell>
          <table:table-cell office:value-type="float" office:value="9.4375">
            <text:p>9,4375</text:p>
          </table:table-cell>
          <table:table-cell table:number-columns-repeated="295"/>
        </table:table-row>
        <table:table-row table:style-name="ro3">
          <table:table-cell office:value-type="string">
            <text:p>Mech leaks lvl 18</text:p>
          </table:table-cell>
          <table:table-cell office:value-type="float" office:value="43.5">
            <text:p>43,5</text:p>
          </table:table-cell>
          <table:table-cell table:number-columns-repeated="295"/>
        </table:table-row>
        <table:table-row table:style-name="ro3">
          <table:table-cell office:value-type="string">
            <text:p>Mech leaks lvl 19</text:p>
          </table:table-cell>
          <table:table-cell office:value-type="float" office:value="20.2142857142857">
            <text:p>20,2142857143</text:p>
          </table:table-cell>
          <table:table-cell table:number-columns-repeated="295"/>
        </table:table-row>
        <table:table-row table:style-name="ro3">
          <table:table-cell office:value-type="string">
            <text:p>Mech leaks lvl 20</text:p>
          </table:table-cell>
          <table:table-cell office:value-type="float" office:value="36">
            <text:p>36</text:p>
          </table:table-cell>
          <table:table-cell table:number-columns-repeated="295"/>
        </table:table-row>
        <table:table-row table:style-name="ro3">
          <table:table-cell office:value-type="string">
            <text:p>Mech leak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worker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worker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workers lvl 3</text:p>
          </table:table-cell>
          <table:table-cell office:value-type="float" office:value="3">
            <text:p>3</text:p>
          </table:table-cell>
          <table:table-cell table:number-columns-repeated="295"/>
        </table:table-row>
        <table:table-row table:style-name="ro3">
          <table:table-cell office:value-type="string">
            <text:p>Forsaken worker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workers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workers lvl 6</text:p>
          </table:table-cell>
          <table:table-cell office:value-type="float" office:value="5">
            <text:p>5</text:p>
          </table:table-cell>
          <table:table-cell table:number-columns-repeated="295"/>
        </table:table-row>
        <table:table-row table:style-name="ro3">
          <table:table-cell office:value-type="string">
            <text:p>Forsaken workers lvl 7</text:p>
          </table:table-cell>
          <table:table-cell office:value-type="float" office:value="5">
            <text:p>5</text:p>
          </table:table-cell>
          <table:table-cell table:number-columns-repeated="295"/>
        </table:table-row>
        <table:table-row table:style-name="ro3">
          <table:table-cell office:value-type="string">
            <text:p>Forsaken workers lvl 8</text:p>
          </table:table-cell>
          <table:table-cell office:value-type="float" office:value="4.4">
            <text:p>4,4</text:p>
          </table:table-cell>
          <table:table-cell table:number-columns-repeated="295"/>
        </table:table-row>
        <table:table-row table:style-name="ro3">
          <table:table-cell office:value-type="string">
            <text:p>Forsaken workers lvl 9</text:p>
          </table:table-cell>
          <table:table-cell office:value-type="float" office:value="7.5">
            <text:p>7,5</text:p>
          </table:table-cell>
          <table:table-cell table:number-columns-repeated="295"/>
        </table:table-row>
        <table:table-row table:style-name="ro3">
          <table:table-cell office:value-type="string">
            <text:p>Forsaken workers lvl 10</text:p>
          </table:table-cell>
          <table:table-cell office:value-type="float" office:value="8">
            <text:p>8</text:p>
          </table:table-cell>
          <table:table-cell table:number-columns-repeated="295"/>
        </table:table-row>
        <table:table-row table:style-name="ro3">
          <table:table-cell office:value-type="string">
            <text:p>Forsaken workers lvl 11</text:p>
          </table:table-cell>
          <table:table-cell office:value-type="float" office:value="7.88235294117647">
            <text:p>7,8823529412</text:p>
          </table:table-cell>
          <table:table-cell table:number-columns-repeated="295"/>
        </table:table-row>
        <table:table-row table:style-name="ro3">
          <table:table-cell office:value-type="string">
            <text:p>Forsaken workers lvl 12</text:p>
          </table:table-cell>
          <table:table-cell office:value-type="float" office:value="8.58620689655172">
            <text:p>8,5862068966</text:p>
          </table:table-cell>
          <table:table-cell table:number-columns-repeated="295"/>
        </table:table-row>
        <table:table-row table:style-name="ro3">
          <table:table-cell office:value-type="string">
            <text:p>Forsaken workers lvl 13</text:p>
          </table:table-cell>
          <table:table-cell office:value-type="float" office:value="8.02777777777778">
            <text:p>8,0277777778</text:p>
          </table:table-cell>
          <table:table-cell table:number-columns-repeated="295"/>
        </table:table-row>
        <table:table-row table:style-name="ro3">
          <table:table-cell office:value-type="string">
            <text:p>Forsaken workers lvl 14</text:p>
          </table:table-cell>
          <table:table-cell office:value-type="float" office:value="8.75308641975309">
            <text:p>8,7530864198</text:p>
          </table:table-cell>
          <table:table-cell table:number-columns-repeated="295"/>
        </table:table-row>
        <table:table-row table:style-name="ro3">
          <table:table-cell office:value-type="string">
            <text:p>Forsaken workers lvl 15</text:p>
          </table:table-cell>
          <table:table-cell office:value-type="float" office:value="8.34615384615385">
            <text:p>8,3461538462</text:p>
          </table:table-cell>
          <table:table-cell table:number-columns-repeated="295"/>
        </table:table-row>
        <table:table-row table:style-name="ro3">
          <table:table-cell office:value-type="string">
            <text:p>Forsaken workers lvl 16</text:p>
          </table:table-cell>
          <table:table-cell office:value-type="float" office:value="12.0857142857143">
            <text:p>12,0857142857</text:p>
          </table:table-cell>
          <table:table-cell table:number-columns-repeated="295"/>
        </table:table-row>
        <table:table-row table:style-name="ro3">
          <table:table-cell office:value-type="string">
            <text:p>Forsaken workers lvl 17</text:p>
          </table:table-cell>
          <table:table-cell office:value-type="float" office:value="15.15625">
            <text:p>15,15625</text:p>
          </table:table-cell>
          <table:table-cell table:number-columns-repeated="295"/>
        </table:table-row>
        <table:table-row table:style-name="ro3">
          <table:table-cell office:value-type="string">
            <text:p>Forsaken workers lvl 18</text:p>
          </table:table-cell>
          <table:table-cell office:value-type="float" office:value="14.7142857142857">
            <text:p>14,7142857143</text:p>
          </table:table-cell>
          <table:table-cell table:number-columns-repeated="295"/>
        </table:table-row>
        <table:table-row table:style-name="ro3">
          <table:table-cell office:value-type="string">
            <text:p>Forsaken workers lvl 19</text:p>
          </table:table-cell>
          <table:table-cell office:value-type="float" office:value="17.6315789473684">
            <text:p>17,6315789474</text:p>
          </table:table-cell>
          <table:table-cell table:number-columns-repeated="295"/>
        </table:table-row>
        <table:table-row table:style-name="ro3">
          <table:table-cell office:value-type="string">
            <text:p>Forsaken workers lvl 20</text:p>
          </table:table-cell>
          <table:table-cell office:value-type="float" office:value="14">
            <text:p>14</text:p>
          </table:table-cell>
          <table:table-cell table:number-columns-repeated="295"/>
        </table:table-row>
        <table:table-row table:style-name="ro3">
          <table:table-cell office:value-type="string">
            <text:p>Forsaken worker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income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income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income lvl 3</text:p>
          </table:table-cell>
          <table:table-cell office:value-type="float" office:value="24">
            <text:p>24</text:p>
          </table:table-cell>
          <table:table-cell table:number-columns-repeated="295"/>
        </table:table-row>
        <table:table-row table:style-name="ro3">
          <table:table-cell office:value-type="string">
            <text:p>Forsaken income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income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income lvl 6</text:p>
          </table:table-cell>
          <table:table-cell office:value-type="float" office:value="57">
            <text:p>57</text:p>
          </table:table-cell>
          <table:table-cell table:number-columns-repeated="295"/>
        </table:table-row>
        <table:table-row table:style-name="ro3">
          <table:table-cell office:value-type="string">
            <text:p>Forsaken income lvl 7</text:p>
          </table:table-cell>
          <table:table-cell office:value-type="float" office:value="84">
            <text:p>84</text:p>
          </table:table-cell>
          <table:table-cell table:number-columns-repeated="295"/>
        </table:table-row>
        <table:table-row table:style-name="ro3">
          <table:table-cell office:value-type="string">
            <text:p>Forsaken income lvl 8</text:p>
          </table:table-cell>
          <table:table-cell office:value-type="float" office:value="81.6">
            <text:p>81,6</text:p>
          </table:table-cell>
          <table:table-cell table:number-columns-repeated="295"/>
        </table:table-row>
        <table:table-row table:style-name="ro3">
          <table:table-cell office:value-type="string">
            <text:p>Forsaken income lvl 9</text:p>
          </table:table-cell>
          <table:table-cell office:value-type="float" office:value="145.25">
            <text:p>145,25</text:p>
          </table:table-cell>
          <table:table-cell table:number-columns-repeated="295"/>
        </table:table-row>
        <table:table-row table:style-name="ro3">
          <table:table-cell office:value-type="string">
            <text:p>Forsaken income lvl 10</text:p>
          </table:table-cell>
          <table:table-cell office:value-type="float" office:value="136">
            <text:p>136</text:p>
          </table:table-cell>
          <table:table-cell table:number-columns-repeated="295"/>
        </table:table-row>
        <table:table-row table:style-name="ro3">
          <table:table-cell office:value-type="string">
            <text:p>Forsaken income lvl 11</text:p>
          </table:table-cell>
          <table:table-cell office:value-type="float" office:value="164.411764705882">
            <text:p>164,4117647059</text:p>
          </table:table-cell>
          <table:table-cell table:number-columns-repeated="295"/>
        </table:table-row>
        <table:table-row table:style-name="ro3">
          <table:table-cell office:value-type="string">
            <text:p>Forsaken income lvl 12</text:p>
          </table:table-cell>
          <table:table-cell office:value-type="float" office:value="201.620689655172">
            <text:p>201,6206896552</text:p>
          </table:table-cell>
          <table:table-cell table:number-columns-repeated="295"/>
        </table:table-row>
        <table:table-row table:style-name="ro3">
          <table:table-cell office:value-type="string">
            <text:p>Forsaken income lvl 13</text:p>
          </table:table-cell>
          <table:table-cell office:value-type="float" office:value="218.375">
            <text:p>218,375</text:p>
          </table:table-cell>
          <table:table-cell table:number-columns-repeated="295"/>
        </table:table-row>
        <table:table-row table:style-name="ro3">
          <table:table-cell office:value-type="string">
            <text:p>Forsaken income lvl 14</text:p>
          </table:table-cell>
          <table:table-cell office:value-type="float" office:value="251.802469135802">
            <text:p>251,8024691358</text:p>
          </table:table-cell>
          <table:table-cell table:number-columns-repeated="295"/>
        </table:table-row>
        <table:table-row table:style-name="ro3">
          <table:table-cell office:value-type="string">
            <text:p>Forsaken income lvl 15</text:p>
          </table:table-cell>
          <table:table-cell office:value-type="float" office:value="284.807692307692">
            <text:p>284,8076923077</text:p>
          </table:table-cell>
          <table:table-cell table:number-columns-repeated="295"/>
        </table:table-row>
        <table:table-row table:style-name="ro3">
          <table:table-cell office:value-type="string">
            <text:p>Forsaken income lvl 16</text:p>
          </table:table-cell>
          <table:table-cell office:value-type="float" office:value="350.057142857143">
            <text:p>350,0571428571</text:p>
          </table:table-cell>
          <table:table-cell table:number-columns-repeated="295"/>
        </table:table-row>
        <table:table-row table:style-name="ro3">
          <table:table-cell office:value-type="string">
            <text:p>Forsaken income lvl 17</text:p>
          </table:table-cell>
          <table:table-cell office:value-type="float" office:value="424.65625">
            <text:p>424,65625</text:p>
          </table:table-cell>
          <table:table-cell table:number-columns-repeated="295"/>
        </table:table-row>
        <table:table-row table:style-name="ro3">
          <table:table-cell office:value-type="string">
            <text:p>Forsaken income lvl 18</text:p>
          </table:table-cell>
          <table:table-cell office:value-type="float" office:value="452.428571428571">
            <text:p>452,4285714286</text:p>
          </table:table-cell>
          <table:table-cell table:number-columns-repeated="295"/>
        </table:table-row>
        <table:table-row table:style-name="ro3">
          <table:table-cell office:value-type="string">
            <text:p>Forsaken income lvl 19</text:p>
          </table:table-cell>
          <table:table-cell office:value-type="float" office:value="638.578947368421">
            <text:p>638,5789473684</text:p>
          </table:table-cell>
          <table:table-cell table:number-columns-repeated="295"/>
        </table:table-row>
        <table:table-row table:style-name="ro3">
          <table:table-cell office:value-type="string">
            <text:p>Forsaken income lvl 20</text:p>
          </table:table-cell>
          <table:table-cell office:value-type="float" office:value="632">
            <text:p>632</text:p>
          </table:table-cell>
          <table:table-cell table:number-columns-repeated="295"/>
        </table:table-row>
        <table:table-row table:style-name="ro3">
          <table:table-cell office:value-type="string">
            <text:p>Forsaken income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value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value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value lvl 3</text:p>
          </table:table-cell>
          <table:table-cell office:value-type="float" office:value="265">
            <text:p>265</text:p>
          </table:table-cell>
          <table:table-cell table:number-columns-repeated="295"/>
        </table:table-row>
        <table:table-row table:style-name="ro3">
          <table:table-cell office:value-type="string">
            <text:p>Forsaken value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value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value lvl 6</text:p>
          </table:table-cell>
          <table:table-cell office:value-type="float" office:value="705">
            <text:p>705</text:p>
          </table:table-cell>
          <table:table-cell table:number-columns-repeated="295"/>
        </table:table-row>
        <table:table-row table:style-name="ro3">
          <table:table-cell office:value-type="string">
            <text:p>Forsaken value lvl 7</text:p>
          </table:table-cell>
          <table:table-cell office:value-type="float" office:value="425">
            <text:p>425</text:p>
          </table:table-cell>
          <table:table-cell table:number-columns-repeated="295"/>
        </table:table-row>
        <table:table-row table:style-name="ro3">
          <table:table-cell office:value-type="string">
            <text:p>Forsaken value lvl 8</text:p>
          </table:table-cell>
          <table:table-cell office:value-type="float" office:value="794">
            <text:p>794</text:p>
          </table:table-cell>
          <table:table-cell table:number-columns-repeated="295"/>
        </table:table-row>
        <table:table-row table:style-name="ro3">
          <table:table-cell office:value-type="string">
            <text:p>Forsaken value lvl 9</text:p>
          </table:table-cell>
          <table:table-cell office:value-type="float" office:value="898.75">
            <text:p>898,75</text:p>
          </table:table-cell>
          <table:table-cell table:number-columns-repeated="295"/>
        </table:table-row>
        <table:table-row table:style-name="ro3">
          <table:table-cell office:value-type="string">
            <text:p>Forsaken value lvl 10</text:p>
          </table:table-cell>
          <table:table-cell office:value-type="float" office:value="1275">
            <text:p>1275</text:p>
          </table:table-cell>
          <table:table-cell table:number-columns-repeated="295"/>
        </table:table-row>
        <table:table-row table:style-name="ro3">
          <table:table-cell office:value-type="string">
            <text:p>Forsaken value lvl 11</text:p>
          </table:table-cell>
          <table:table-cell office:value-type="float" office:value="1486.47058823529">
            <text:p>1486,4705882353</text:p>
          </table:table-cell>
          <table:table-cell table:number-columns-repeated="295"/>
        </table:table-row>
        <table:table-row table:style-name="ro3">
          <table:table-cell office:value-type="string">
            <text:p>Forsaken value lvl 12</text:p>
          </table:table-cell>
          <table:table-cell office:value-type="float" office:value="1789.48275862069">
            <text:p>1789,4827586207</text:p>
          </table:table-cell>
          <table:table-cell table:number-columns-repeated="295"/>
        </table:table-row>
        <table:table-row table:style-name="ro3">
          <table:table-cell office:value-type="string">
            <text:p>Forsaken value lvl 13</text:p>
          </table:table-cell>
          <table:table-cell office:value-type="float" office:value="2052.43055555556">
            <text:p>2052,4305555556</text:p>
          </table:table-cell>
          <table:table-cell table:number-columns-repeated="295"/>
        </table:table-row>
        <table:table-row table:style-name="ro3">
          <table:table-cell office:value-type="string">
            <text:p>Forsaken value lvl 14</text:p>
          </table:table-cell>
          <table:table-cell office:value-type="float" office:value="2459.01234567901">
            <text:p>2459,012345679</text:p>
          </table:table-cell>
          <table:table-cell table:number-columns-repeated="295"/>
        </table:table-row>
        <table:table-row table:style-name="ro3">
          <table:table-cell office:value-type="string">
            <text:p>Forsaken value lvl 15</text:p>
          </table:table-cell>
          <table:table-cell office:value-type="float" office:value="3011.73076923077">
            <text:p>3011,7307692308</text:p>
          </table:table-cell>
          <table:table-cell table:number-columns-repeated="295"/>
        </table:table-row>
        <table:table-row table:style-name="ro3">
          <table:table-cell office:value-type="string">
            <text:p>Forsaken value lvl 16</text:p>
          </table:table-cell>
          <table:table-cell office:value-type="float" office:value="3360.28571428571">
            <text:p>3360,2857142857</text:p>
          </table:table-cell>
          <table:table-cell table:number-columns-repeated="295"/>
        </table:table-row>
        <table:table-row table:style-name="ro3">
          <table:table-cell office:value-type="string">
            <text:p>Forsaken value lvl 17</text:p>
          </table:table-cell>
          <table:table-cell office:value-type="float" office:value="3868.125">
            <text:p>3868,125</text:p>
          </table:table-cell>
          <table:table-cell table:number-columns-repeated="295"/>
        </table:table-row>
        <table:table-row table:style-name="ro3">
          <table:table-cell office:value-type="string">
            <text:p>Forsaken value lvl 18</text:p>
          </table:table-cell>
          <table:table-cell office:value-type="float" office:value="4598.57142857143">
            <text:p>4598,5714285714</text:p>
          </table:table-cell>
          <table:table-cell table:number-columns-repeated="295"/>
        </table:table-row>
        <table:table-row table:style-name="ro3">
          <table:table-cell office:value-type="string">
            <text:p>Forsaken value lvl 19</text:p>
          </table:table-cell>
          <table:table-cell office:value-type="float" office:value="5512.36842105263">
            <text:p>5512,3684210526</text:p>
          </table:table-cell>
          <table:table-cell table:number-columns-repeated="295"/>
        </table:table-row>
        <table:table-row table:style-name="ro3">
          <table:table-cell office:value-type="string">
            <text:p>Forsaken value lvl 20</text:p>
          </table:table-cell>
          <table:table-cell office:value-type="float" office:value="6500">
            <text:p>6500</text:p>
          </table:table-cell>
          <table:table-cell table:number-columns-repeated="295"/>
        </table:table-row>
        <table:table-row table:style-name="ro3">
          <table:table-cell office:value-type="string">
            <text:p>Forsaken value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kill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kill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kills lvl 3</text:p>
          </table:table-cell>
          <table:table-cell office:value-type="float" office:value="37">
            <text:p>37</text:p>
          </table:table-cell>
          <table:table-cell table:number-columns-repeated="295"/>
        </table:table-row>
        <table:table-row table:style-name="ro3">
          <table:table-cell office:value-type="string">
            <text:p>Forsaken kill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kills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kills lvl 6</text:p>
          </table:table-cell>
          <table:table-cell office:value-type="float" office:value="76">
            <text:p>76</text:p>
          </table:table-cell>
          <table:table-cell table:number-columns-repeated="295"/>
        </table:table-row>
        <table:table-row table:style-name="ro3">
          <table:table-cell office:value-type="string">
            <text:p>Forsaken kills lvl 7</text:p>
          </table:table-cell>
          <table:table-cell office:value-type="float" office:value="71">
            <text:p>71</text:p>
          </table:table-cell>
          <table:table-cell table:number-columns-repeated="295"/>
        </table:table-row>
        <table:table-row table:style-name="ro3">
          <table:table-cell office:value-type="string">
            <text:p>Forsaken kills lvl 8</text:p>
          </table:table-cell>
          <table:table-cell office:value-type="float" office:value="86">
            <text:p>86</text:p>
          </table:table-cell>
          <table:table-cell table:number-columns-repeated="295"/>
        </table:table-row>
        <table:table-row table:style-name="ro3">
          <table:table-cell office:value-type="string">
            <text:p>Forsaken kills lvl 9</text:p>
          </table:table-cell>
          <table:table-cell office:value-type="float" office:value="85.75">
            <text:p>85,75</text:p>
          </table:table-cell>
          <table:table-cell table:number-columns-repeated="295"/>
        </table:table-row>
        <table:table-row table:style-name="ro3">
          <table:table-cell office:value-type="string">
            <text:p>Forsaken kills lvl 10</text:p>
          </table:table-cell>
          <table:table-cell office:value-type="float" office:value="121">
            <text:p>121</text:p>
          </table:table-cell>
          <table:table-cell table:number-columns-repeated="295"/>
        </table:table-row>
        <table:table-row table:style-name="ro3">
          <table:table-cell office:value-type="string">
            <text:p>Forsaken kills lvl 11</text:p>
          </table:table-cell>
          <table:table-cell office:value-type="float" office:value="132.647058823529">
            <text:p>132,6470588235</text:p>
          </table:table-cell>
          <table:table-cell table:number-columns-repeated="295"/>
        </table:table-row>
        <table:table-row table:style-name="ro3">
          <table:table-cell office:value-type="string">
            <text:p>Forsaken kills lvl 12</text:p>
          </table:table-cell>
          <table:table-cell office:value-type="float" office:value="148.620689655172">
            <text:p>148,6206896552</text:p>
          </table:table-cell>
          <table:table-cell table:number-columns-repeated="295"/>
        </table:table-row>
        <table:table-row table:style-name="ro3">
          <table:table-cell office:value-type="string">
            <text:p>Forsaken kills lvl 13</text:p>
          </table:table-cell>
          <table:table-cell office:value-type="float" office:value="147.069444444444">
            <text:p>147,0694444444</text:p>
          </table:table-cell>
          <table:table-cell table:number-columns-repeated="295"/>
        </table:table-row>
        <table:table-row table:style-name="ro3">
          <table:table-cell office:value-type="string">
            <text:p>Forsaken kills lvl 14</text:p>
          </table:table-cell>
          <table:table-cell office:value-type="float" office:value="163.20987654321">
            <text:p>163,2098765432</text:p>
          </table:table-cell>
          <table:table-cell table:number-columns-repeated="295"/>
        </table:table-row>
        <table:table-row table:style-name="ro3">
          <table:table-cell office:value-type="string">
            <text:p>Forsaken kills lvl 15</text:p>
          </table:table-cell>
          <table:table-cell office:value-type="float" office:value="175.538461538462">
            <text:p>175,5384615385</text:p>
          </table:table-cell>
          <table:table-cell table:number-columns-repeated="295"/>
        </table:table-row>
        <table:table-row table:style-name="ro3">
          <table:table-cell office:value-type="string">
            <text:p>Forsaken kills lvl 16</text:p>
          </table:table-cell>
          <table:table-cell office:value-type="float" office:value="190.428571428571">
            <text:p>190,4285714286</text:p>
          </table:table-cell>
          <table:table-cell table:number-columns-repeated="295"/>
        </table:table-row>
        <table:table-row table:style-name="ro3">
          <table:table-cell office:value-type="string">
            <text:p>Forsaken kills lvl 17</text:p>
          </table:table-cell>
          <table:table-cell office:value-type="float" office:value="200.5625">
            <text:p>200,5625</text:p>
          </table:table-cell>
          <table:table-cell table:number-columns-repeated="295"/>
        </table:table-row>
        <table:table-row table:style-name="ro3">
          <table:table-cell office:value-type="string">
            <text:p>Forsaken kills lvl 18</text:p>
          </table:table-cell>
          <table:table-cell office:value-type="float" office:value="226.142857142857">
            <text:p>226,1428571429</text:p>
          </table:table-cell>
          <table:table-cell table:number-columns-repeated="295"/>
        </table:table-row>
        <table:table-row table:style-name="ro3">
          <table:table-cell office:value-type="string">
            <text:p>Forsaken kills lvl 19</text:p>
          </table:table-cell>
          <table:table-cell office:value-type="float" office:value="215.526315789474">
            <text:p>215,5263157895</text:p>
          </table:table-cell>
          <table:table-cell table:number-columns-repeated="295"/>
        </table:table-row>
        <table:table-row table:style-name="ro3">
          <table:table-cell office:value-type="string">
            <text:p>Forsaken kills lvl 20</text:p>
          </table:table-cell>
          <table:table-cell office:value-type="float" office:value="192">
            <text:p>192</text:p>
          </table:table-cell>
          <table:table-cell table:number-columns-repeated="295"/>
        </table:table-row>
        <table:table-row table:style-name="ro3">
          <table:table-cell office:value-type="string">
            <text:p>Forsaken kill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leak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leak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leaks lvl 3</text:p>
          </table:table-cell>
          <table:table-cell office:value-type="float" office:value="6">
            <text:p>6</text:p>
          </table:table-cell>
          <table:table-cell table:number-columns-repeated="295"/>
        </table:table-row>
        <table:table-row table:style-name="ro3">
          <table:table-cell office:value-type="string">
            <text:p>Forsaken leak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leaks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leaks lvl 6</text:p>
          </table:table-cell>
          <table:table-cell office:value-type="float" office:value="0">
            <text:p>0</text:p>
          </table:table-cell>
          <table:table-cell table:number-columns-repeated="295"/>
        </table:table-row>
        <table:table-row table:style-name="ro3">
          <table:table-cell office:value-type="string">
            <text:p>Forsaken leaks lvl 7</text:p>
          </table:table-cell>
          <table:table-cell office:value-type="float" office:value="16">
            <text:p>16</text:p>
          </table:table-cell>
          <table:table-cell table:number-columns-repeated="295"/>
        </table:table-row>
        <table:table-row table:style-name="ro3">
          <table:table-cell office:value-type="string">
            <text:p>Forsaken leaks lvl 8</text:p>
          </table:table-cell>
          <table:table-cell office:value-type="float" office:value="15.2">
            <text:p>15,2</text:p>
          </table:table-cell>
          <table:table-cell table:number-columns-repeated="295"/>
        </table:table-row>
        <table:table-row table:style-name="ro3">
          <table:table-cell office:value-type="string">
            <text:p>Forsaken leaks lvl 9</text:p>
          </table:table-cell>
          <table:table-cell office:value-type="float" office:value="27.5">
            <text:p>27,5</text:p>
          </table:table-cell>
          <table:table-cell table:number-columns-repeated="295"/>
        </table:table-row>
        <table:table-row table:style-name="ro3">
          <table:table-cell office:value-type="string">
            <text:p>Forsaken leaks lvl 10</text:p>
          </table:table-cell>
          <table:table-cell office:value-type="float" office:value="0.75">
            <text:p>0,75</text:p>
          </table:table-cell>
          <table:table-cell table:number-columns-repeated="295"/>
        </table:table-row>
        <table:table-row table:style-name="ro3">
          <table:table-cell office:value-type="string">
            <text:p>Forsaken leaks lvl 11</text:p>
          </table:table-cell>
          <table:table-cell office:value-type="float" office:value="7.94117647058824">
            <text:p>7,9411764706</text:p>
          </table:table-cell>
          <table:table-cell table:number-columns-repeated="295"/>
        </table:table-row>
        <table:table-row table:style-name="ro3">
          <table:table-cell office:value-type="string">
            <text:p>Forsaken leaks lvl 12</text:p>
          </table:table-cell>
          <table:table-cell office:value-type="float" office:value="9.79310344827586">
            <text:p>9,7931034483</text:p>
          </table:table-cell>
          <table:table-cell table:number-columns-repeated="295"/>
        </table:table-row>
        <table:table-row table:style-name="ro3">
          <table:table-cell office:value-type="string">
            <text:p>Forsaken leaks lvl 13</text:p>
          </table:table-cell>
          <table:table-cell office:value-type="float" office:value="12.25">
            <text:p>12,25</text:p>
          </table:table-cell>
          <table:table-cell table:number-columns-repeated="295"/>
        </table:table-row>
        <table:table-row table:style-name="ro3">
          <table:table-cell office:value-type="string">
            <text:p>Forsaken leaks lvl 14</text:p>
          </table:table-cell>
          <table:table-cell office:value-type="float" office:value="14.2098765432099">
            <text:p>14,2098765432</text:p>
          </table:table-cell>
          <table:table-cell table:number-columns-repeated="295"/>
        </table:table-row>
        <table:table-row table:style-name="ro3">
          <table:table-cell office:value-type="string">
            <text:p>Forsaken leaks lvl 15</text:p>
          </table:table-cell>
          <table:table-cell office:value-type="float" office:value="18.9615384615385">
            <text:p>18,9615384615</text:p>
          </table:table-cell>
          <table:table-cell table:number-columns-repeated="295"/>
        </table:table-row>
        <table:table-row table:style-name="ro3">
          <table:table-cell office:value-type="string">
            <text:p>Forsaken leaks lvl 16</text:p>
          </table:table-cell>
          <table:table-cell office:value-type="float" office:value="18.7714285714286">
            <text:p>18,7714285714</text:p>
          </table:table-cell>
          <table:table-cell table:number-columns-repeated="295"/>
        </table:table-row>
        <table:table-row table:style-name="ro3">
          <table:table-cell office:value-type="string">
            <text:p>Forsaken leaks lvl 17</text:p>
          </table:table-cell>
          <table:table-cell office:value-type="float" office:value="23.65625">
            <text:p>23,65625</text:p>
          </table:table-cell>
          <table:table-cell table:number-columns-repeated="295"/>
        </table:table-row>
        <table:table-row table:style-name="ro3">
          <table:table-cell office:value-type="string">
            <text:p>Forsaken leaks lvl 18</text:p>
          </table:table-cell>
          <table:table-cell office:value-type="float" office:value="22.2857142857143">
            <text:p>22,2857142857</text:p>
          </table:table-cell>
          <table:table-cell table:number-columns-repeated="295"/>
        </table:table-row>
        <table:table-row table:style-name="ro3">
          <table:table-cell office:value-type="string">
            <text:p>Forsaken leaks lvl 19</text:p>
          </table:table-cell>
          <table:table-cell office:value-type="float" office:value="24.5263157894737">
            <text:p>24,5263157895</text:p>
          </table:table-cell>
          <table:table-cell table:number-columns-repeated="295"/>
        </table:table-row>
        <table:table-row table:style-name="ro3">
          <table:table-cell office:value-type="string">
            <text:p>Forsaken leaks lvl 20</text:p>
          </table:table-cell>
          <table:table-cell office:value-type="float" office:value="50">
            <text:p>50</text:p>
          </table:table-cell>
          <table:table-cell table:number-columns-repeated="295"/>
        </table:table-row>
        <table:table-row table:style-name="ro3">
          <table:table-cell office:value-type="string">
            <text:p>Forsaken leak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3</text:p>
          </table:table-cell>
          <table:table-cell office:value-type="float" office:value="3">
            <text:p>3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4</text:p>
          </table:table-cell>
          <table:table-cell office:value-type="float" office:value="3">
            <text:p>3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6</text:p>
          </table:table-cell>
          <table:table-cell office:value-type="float" office:value="4">
            <text:p>4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7</text:p>
          </table:table-cell>
          <table:table-cell office:value-type="float" office:value="3.77777777777778">
            <text:p>3,7777777778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8</text:p>
          </table:table-cell>
          <table:table-cell office:value-type="float" office:value="4.72727272727273">
            <text:p>4,7272727273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9</text:p>
          </table:table-cell>
          <table:table-cell office:value-type="float" office:value="6.05263157894737">
            <text:p>6,0526315789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10</text:p>
          </table:table-cell>
          <table:table-cell office:value-type="float" office:value="3">
            <text:p>3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11</text:p>
          </table:table-cell>
          <table:table-cell office:value-type="float" office:value="7.68965517241379">
            <text:p>7,6896551724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12</text:p>
          </table:table-cell>
          <table:table-cell office:value-type="float" office:value="8">
            <text:p>8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13</text:p>
          </table:table-cell>
          <table:table-cell office:value-type="float" office:value="8.38314176245211">
            <text:p>8,3831417625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14</text:p>
          </table:table-cell>
          <table:table-cell office:value-type="float" office:value="8.79166666666667">
            <text:p>8,7916666667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15</text:p>
          </table:table-cell>
          <table:table-cell office:value-type="float" office:value="9.83505154639175">
            <text:p>9,8350515464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16</text:p>
          </table:table-cell>
          <table:table-cell office:value-type="float" office:value="11.6274509803922">
            <text:p>11,6274509804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17</text:p>
          </table:table-cell>
          <table:table-cell office:value-type="float" office:value="12.7678571428571">
            <text:p>12,7678571429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18</text:p>
          </table:table-cell>
          <table:table-cell office:value-type="float" office:value="15.9722222222222">
            <text:p>15,9722222222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19</text:p>
          </table:table-cell>
          <table:table-cell office:value-type="float" office:value="16.4">
            <text:p>16,4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20</text:p>
          </table:table-cell>
          <table:table-cell office:value-type="float" office:value="15.7">
            <text:p>15,7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3</text:p>
          </table:table-cell>
          <table:table-cell office:value-type="float" office:value="18">
            <text:p>18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4</text:p>
          </table:table-cell>
          <table:table-cell office:value-type="float" office:value="31.5">
            <text:p>31,5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6</text:p>
          </table:table-cell>
          <table:table-cell office:value-type="float" office:value="64.2">
            <text:p>64,2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7</text:p>
          </table:table-cell>
          <table:table-cell office:value-type="float" office:value="84">
            <text:p>84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8</text:p>
          </table:table-cell>
          <table:table-cell office:value-type="float" office:value="87">
            <text:p>87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9</text:p>
          </table:table-cell>
          <table:table-cell office:value-type="float" office:value="122.263157894737">
            <text:p>122,2631578947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10</text:p>
          </table:table-cell>
          <table:table-cell office:value-type="float" office:value="96">
            <text:p>96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11</text:p>
          </table:table-cell>
          <table:table-cell office:value-type="float" office:value="163">
            <text:p>163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12</text:p>
          </table:table-cell>
          <table:table-cell office:value-type="float" office:value="188.513157894737">
            <text:p>188,5131578947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13</text:p>
          </table:table-cell>
          <table:table-cell office:value-type="float" office:value="216.164750957854">
            <text:p>216,1647509579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14</text:p>
          </table:table-cell>
          <table:table-cell office:value-type="float" office:value="256.298076923077">
            <text:p>256,2980769231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15</text:p>
          </table:table-cell>
          <table:table-cell office:value-type="float" office:value="325.556701030928">
            <text:p>325,5567010309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16</text:p>
          </table:table-cell>
          <table:table-cell office:value-type="float" office:value="335.660130718954">
            <text:p>335,660130719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17</text:p>
          </table:table-cell>
          <table:table-cell office:value-type="float" office:value="384.464285714286">
            <text:p>384,4642857143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18</text:p>
          </table:table-cell>
          <table:table-cell office:value-type="float" office:value="480.555555555556">
            <text:p>480,5555555556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19</text:p>
          </table:table-cell>
          <table:table-cell office:value-type="float" office:value="569.775">
            <text:p>569,775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20</text:p>
          </table:table-cell>
          <table:table-cell office:value-type="float" office:value="652.9">
            <text:p>652,9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value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value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value lvl 3</text:p>
          </table:table-cell>
          <table:table-cell office:value-type="float" office:value="130.714285714286">
            <text:p>130,7142857143</text:p>
          </table:table-cell>
          <table:table-cell table:number-columns-repeated="295"/>
        </table:table-row>
        <table:table-row table:style-name="ro3">
          <table:table-cell office:value-type="string">
            <text:p>Mastermind value lvl 4</text:p>
          </table:table-cell>
          <table:table-cell office:value-type="float" office:value="427.5">
            <text:p>427,5</text:p>
          </table:table-cell>
          <table:table-cell table:number-columns-repeated="295"/>
        </table:table-row>
        <table:table-row table:style-name="ro3">
          <table:table-cell office:value-type="string">
            <text:p>Mastermind value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value lvl 6</text:p>
          </table:table-cell>
          <table:table-cell office:value-type="float" office:value="393">
            <text:p>393</text:p>
          </table:table-cell>
          <table:table-cell table:number-columns-repeated="295"/>
        </table:table-row>
        <table:table-row table:style-name="ro3">
          <table:table-cell office:value-type="string">
            <text:p>Mastermind value lvl 7</text:p>
          </table:table-cell>
          <table:table-cell office:value-type="float" office:value="621.666666666667">
            <text:p>621,6666666667</text:p>
          </table:table-cell>
          <table:table-cell table:number-columns-repeated="295"/>
        </table:table-row>
        <table:table-row table:style-name="ro3">
          <table:table-cell office:value-type="string">
            <text:p>Mastermind value lvl 8</text:p>
          </table:table-cell>
          <table:table-cell office:value-type="float" office:value="834.848484848485">
            <text:p>834,8484848485</text:p>
          </table:table-cell>
          <table:table-cell table:number-columns-repeated="295"/>
        </table:table-row>
        <table:table-row table:style-name="ro3">
          <table:table-cell office:value-type="string">
            <text:p>Mastermind value lvl 9</text:p>
          </table:table-cell>
          <table:table-cell office:value-type="float" office:value="980.526315789474">
            <text:p>980,5263157895</text:p>
          </table:table-cell>
          <table:table-cell table:number-columns-repeated="295"/>
        </table:table-row>
        <table:table-row table:style-name="ro3">
          <table:table-cell office:value-type="string">
            <text:p>Mastermind value lvl 10</text:p>
          </table:table-cell>
          <table:table-cell office:value-type="float" office:value="1260">
            <text:p>1260</text:p>
          </table:table-cell>
          <table:table-cell table:number-columns-repeated="295"/>
        </table:table-row>
        <table:table-row table:style-name="ro3">
          <table:table-cell office:value-type="string">
            <text:p>Mastermind value lvl 11</text:p>
          </table:table-cell>
          <table:table-cell office:value-type="float" office:value="1358.27586206897">
            <text:p>1358,275862069</text:p>
          </table:table-cell>
          <table:table-cell table:number-columns-repeated="295"/>
        </table:table-row>
        <table:table-row table:style-name="ro3">
          <table:table-cell office:value-type="string">
            <text:p>Mastermind value lvl 12</text:p>
          </table:table-cell>
          <table:table-cell office:value-type="float" office:value="1687.23684210526">
            <text:p>1687,2368421053</text:p>
          </table:table-cell>
          <table:table-cell table:number-columns-repeated="295"/>
        </table:table-row>
        <table:table-row table:style-name="ro3">
          <table:table-cell office:value-type="string">
            <text:p>Mastermind value lvl 13</text:p>
          </table:table-cell>
          <table:table-cell office:value-type="float" office:value="1982.14559386973">
            <text:p>1982,1455938697</text:p>
          </table:table-cell>
          <table:table-cell table:number-columns-repeated="295"/>
        </table:table-row>
        <table:table-row table:style-name="ro3">
          <table:table-cell office:value-type="string">
            <text:p>Mastermind value lvl 14</text:p>
          </table:table-cell>
          <table:table-cell office:value-type="float" office:value="2384.77564102564">
            <text:p>2384,7756410256</text:p>
          </table:table-cell>
          <table:table-cell table:number-columns-repeated="295"/>
        </table:table-row>
        <table:table-row table:style-name="ro3">
          <table:table-cell office:value-type="string">
            <text:p>Mastermind value lvl 15</text:p>
          </table:table-cell>
          <table:table-cell office:value-type="float" office:value="2844.48453608247">
            <text:p>2844,4845360825</text:p>
          </table:table-cell>
          <table:table-cell table:number-columns-repeated="295"/>
        </table:table-row>
        <table:table-row table:style-name="ro3">
          <table:table-cell office:value-type="string">
            <text:p>Mastermind value lvl 16</text:p>
          </table:table-cell>
          <table:table-cell office:value-type="float" office:value="3269.28104575163">
            <text:p>3269,2810457516</text:p>
          </table:table-cell>
          <table:table-cell table:number-columns-repeated="295"/>
        </table:table-row>
        <table:table-row table:style-name="ro3">
          <table:table-cell office:value-type="string">
            <text:p>Mastermind value lvl 17</text:p>
          </table:table-cell>
          <table:table-cell office:value-type="float" office:value="3732.85714285714">
            <text:p>3732,8571428571</text:p>
          </table:table-cell>
          <table:table-cell table:number-columns-repeated="295"/>
        </table:table-row>
        <table:table-row table:style-name="ro3">
          <table:table-cell office:value-type="string">
            <text:p>Mastermind value lvl 18</text:p>
          </table:table-cell>
          <table:table-cell office:value-type="float" office:value="4503.88888888889">
            <text:p>4503,8888888889</text:p>
          </table:table-cell>
          <table:table-cell table:number-columns-repeated="295"/>
        </table:table-row>
        <table:table-row table:style-name="ro3">
          <table:table-cell office:value-type="string">
            <text:p>Mastermind value lvl 19</text:p>
          </table:table-cell>
          <table:table-cell office:value-type="float" office:value="5333.625">
            <text:p>5333,625</text:p>
          </table:table-cell>
          <table:table-cell table:number-columns-repeated="295"/>
        </table:table-row>
        <table:table-row table:style-name="ro3">
          <table:table-cell office:value-type="string">
            <text:p>Mastermind value lvl 20</text:p>
          </table:table-cell>
          <table:table-cell office:value-type="float" office:value="6531">
            <text:p>6531</text:p>
          </table:table-cell>
          <table:table-cell table:number-columns-repeated="295"/>
        </table:table-row>
        <table:table-row table:style-name="ro3">
          <table:table-cell office:value-type="string">
            <text:p>Mastermind value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kill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kill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kills lvl 3</text:p>
          </table:table-cell>
          <table:table-cell office:value-type="float" office:value="32.1428571428571">
            <text:p>32,1428571429</text:p>
          </table:table-cell>
          <table:table-cell table:number-columns-repeated="295"/>
        </table:table-row>
        <table:table-row table:style-name="ro3">
          <table:table-cell office:value-type="string">
            <text:p>Mastermind kills lvl 4</text:p>
          </table:table-cell>
          <table:table-cell office:value-type="float" office:value="57">
            <text:p>57</text:p>
          </table:table-cell>
          <table:table-cell table:number-columns-repeated="295"/>
        </table:table-row>
        <table:table-row table:style-name="ro3">
          <table:table-cell office:value-type="string">
            <text:p>Mastermind kills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kills lvl 6</text:p>
          </table:table-cell>
          <table:table-cell office:value-type="float" office:value="61.8">
            <text:p>61,8</text:p>
          </table:table-cell>
          <table:table-cell table:number-columns-repeated="295"/>
        </table:table-row>
        <table:table-row table:style-name="ro3">
          <table:table-cell office:value-type="string">
            <text:p>Mastermind kills lvl 7</text:p>
          </table:table-cell>
          <table:table-cell office:value-type="float" office:value="75.7777777777778">
            <text:p>75,7777777778</text:p>
          </table:table-cell>
          <table:table-cell table:number-columns-repeated="295"/>
        </table:table-row>
        <table:table-row table:style-name="ro3">
          <table:table-cell office:value-type="string">
            <text:p>Mastermind kills lvl 8</text:p>
          </table:table-cell>
          <table:table-cell office:value-type="float" office:value="92.7575757575758">
            <text:p>92,7575757576</text:p>
          </table:table-cell>
          <table:table-cell table:number-columns-repeated="295"/>
        </table:table-row>
        <table:table-row table:style-name="ro3">
          <table:table-cell office:value-type="string">
            <text:p>Mastermind kills lvl 9</text:p>
          </table:table-cell>
          <table:table-cell office:value-type="float" office:value="104.473684210526">
            <text:p>104,4736842105</text:p>
          </table:table-cell>
          <table:table-cell table:number-columns-repeated="295"/>
        </table:table-row>
        <table:table-row table:style-name="ro3">
          <table:table-cell office:value-type="string">
            <text:p>Mastermind kills lvl 10</text:p>
          </table:table-cell>
          <table:table-cell office:value-type="float" office:value="81">
            <text:p>81</text:p>
          </table:table-cell>
          <table:table-cell table:number-columns-repeated="295"/>
        </table:table-row>
        <table:table-row table:style-name="ro3">
          <table:table-cell office:value-type="string">
            <text:p>Mastermind kills lvl 11</text:p>
          </table:table-cell>
          <table:table-cell office:value-type="float" office:value="118.827586206897">
            <text:p>118,8275862069</text:p>
          </table:table-cell>
          <table:table-cell table:number-columns-repeated="295"/>
        </table:table-row>
        <table:table-row table:style-name="ro3">
          <table:table-cell office:value-type="string">
            <text:p>Mastermind kills lvl 12</text:p>
          </table:table-cell>
          <table:table-cell office:value-type="float" office:value="132.644736842105">
            <text:p>132,6447368421</text:p>
          </table:table-cell>
          <table:table-cell table:number-columns-repeated="295"/>
        </table:table-row>
        <table:table-row table:style-name="ro3">
          <table:table-cell office:value-type="string">
            <text:p>Mastermind kills lvl 13</text:p>
          </table:table-cell>
          <table:table-cell office:value-type="float" office:value="140.245210727969">
            <text:p>140,245210728</text:p>
          </table:table-cell>
          <table:table-cell table:number-columns-repeated="295"/>
        </table:table-row>
        <table:table-row table:style-name="ro3">
          <table:table-cell office:value-type="string">
            <text:p>Mastermind kills lvl 14</text:p>
          </table:table-cell>
          <table:table-cell office:value-type="float" office:value="151.448717948718">
            <text:p>151,4487179487</text:p>
          </table:table-cell>
          <table:table-cell table:number-columns-repeated="295"/>
        </table:table-row>
        <table:table-row table:style-name="ro3">
          <table:table-cell office:value-type="string">
            <text:p>Mastermind kills lvl 15</text:p>
          </table:table-cell>
          <table:table-cell office:value-type="float" office:value="159.80412371134">
            <text:p>159,8041237113</text:p>
          </table:table-cell>
          <table:table-cell table:number-columns-repeated="295"/>
        </table:table-row>
        <table:table-row table:style-name="ro3">
          <table:table-cell office:value-type="string">
            <text:p>Mastermind kills lvl 16</text:p>
          </table:table-cell>
          <table:table-cell office:value-type="float" office:value="179.549019607843">
            <text:p>179,5490196078</text:p>
          </table:table-cell>
          <table:table-cell table:number-columns-repeated="295"/>
        </table:table-row>
        <table:table-row table:style-name="ro3">
          <table:table-cell office:value-type="string">
            <text:p>Mastermind kills lvl 17</text:p>
          </table:table-cell>
          <table:table-cell office:value-type="float" office:value="193.464285714286">
            <text:p>193,4642857143</text:p>
          </table:table-cell>
          <table:table-cell table:number-columns-repeated="295"/>
        </table:table-row>
        <table:table-row table:style-name="ro3">
          <table:table-cell office:value-type="string">
            <text:p>Mastermind kills lvl 18</text:p>
          </table:table-cell>
          <table:table-cell office:value-type="float" office:value="214.611111111111">
            <text:p>214,6111111111</text:p>
          </table:table-cell>
          <table:table-cell table:number-columns-repeated="295"/>
        </table:table-row>
        <table:table-row table:style-name="ro3">
          <table:table-cell office:value-type="string">
            <text:p>Mastermind kills lvl 19</text:p>
          </table:table-cell>
          <table:table-cell office:value-type="float" office:value="216.975">
            <text:p>216,975</text:p>
          </table:table-cell>
          <table:table-cell table:number-columns-repeated="295"/>
        </table:table-row>
        <table:table-row table:style-name="ro3">
          <table:table-cell office:value-type="string">
            <text:p>Mastermind kills lvl 20</text:p>
          </table:table-cell>
          <table:table-cell office:value-type="float" office:value="222.2">
            <text:p>222,2</text:p>
          </table:table-cell>
          <table:table-cell table:number-columns-repeated="295"/>
        </table:table-row>
        <table:table-row table:style-name="ro3">
          <table:table-cell office:value-type="string">
            <text:p>Mastermind kill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leak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leak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leaks lvl 3</text:p>
          </table:table-cell>
          <table:table-cell office:value-type="float" office:value="17">
            <text:p>17</text:p>
          </table:table-cell>
          <table:table-cell table:number-columns-repeated="295"/>
        </table:table-row>
        <table:table-row table:style-name="ro3">
          <table:table-cell office:value-type="string">
            <text:p>Mastermind leaks lvl 4</text:p>
          </table:table-cell>
          <table:table-cell office:value-type="float" office:value="0">
            <text:p>0</text:p>
          </table:table-cell>
          <table:table-cell table:number-columns-repeated="295"/>
        </table:table-row>
        <table:table-row table:style-name="ro3">
          <table:table-cell office:value-type="string">
            <text:p>Mastermind leaks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leaks lvl 6</text:p>
          </table:table-cell>
          <table:table-cell office:value-type="float" office:value="27">
            <text:p>27</text:p>
          </table:table-cell>
          <table:table-cell table:number-columns-repeated="295"/>
        </table:table-row>
        <table:table-row table:style-name="ro3">
          <table:table-cell office:value-type="string">
            <text:p>Mastermind leaks lvl 7</text:p>
          </table:table-cell>
          <table:table-cell office:value-type="float" office:value="14.4444444444444">
            <text:p>14,4444444444</text:p>
          </table:table-cell>
          <table:table-cell table:number-columns-repeated="295"/>
        </table:table-row>
        <table:table-row table:style-name="ro3">
          <table:table-cell office:value-type="string">
            <text:p>Mastermind leaks lvl 8</text:p>
          </table:table-cell>
          <table:table-cell office:value-type="float" office:value="9.93939393939394">
            <text:p>9,9393939394</text:p>
          </table:table-cell>
          <table:table-cell table:number-columns-repeated="295"/>
        </table:table-row>
        <table:table-row table:style-name="ro3">
          <table:table-cell office:value-type="string">
            <text:p>Mastermind leaks lvl 9</text:p>
          </table:table-cell>
          <table:table-cell office:value-type="float" office:value="11.2105263157895">
            <text:p>11,2105263158</text:p>
          </table:table-cell>
          <table:table-cell table:number-columns-repeated="295"/>
        </table:table-row>
        <table:table-row table:style-name="ro3">
          <table:table-cell office:value-type="string">
            <text:p>Mastermind leaks lvl 10</text:p>
          </table:table-cell>
          <table:table-cell office:value-type="float" office:value="39">
            <text:p>39</text:p>
          </table:table-cell>
          <table:table-cell table:number-columns-repeated="295"/>
        </table:table-row>
        <table:table-row table:style-name="ro3">
          <table:table-cell office:value-type="string">
            <text:p>Mastermind leaks lvl 11</text:p>
          </table:table-cell>
          <table:table-cell office:value-type="float" office:value="15.9310344827586">
            <text:p>15,9310344828</text:p>
          </table:table-cell>
          <table:table-cell table:number-columns-repeated="295"/>
        </table:table-row>
        <table:table-row table:style-name="ro3">
          <table:table-cell office:value-type="string">
            <text:p>Mastermind leaks lvl 12</text:p>
          </table:table-cell>
          <table:table-cell office:value-type="float" office:value="14.5131578947368">
            <text:p>14,5131578947</text:p>
          </table:table-cell>
          <table:table-cell table:number-columns-repeated="295"/>
        </table:table-row>
        <table:table-row table:style-name="ro3">
          <table:table-cell office:value-type="string">
            <text:p>Mastermind leaks lvl 13</text:p>
          </table:table-cell>
          <table:table-cell office:value-type="float" office:value="14.9233716475096">
            <text:p>14,9233716475</text:p>
          </table:table-cell>
          <table:table-cell table:number-columns-repeated="295"/>
        </table:table-row>
        <table:table-row table:style-name="ro3">
          <table:table-cell office:value-type="string">
            <text:p>Mastermind leaks lvl 14</text:p>
          </table:table-cell>
          <table:table-cell office:value-type="float" office:value="17.775641025641">
            <text:p>17,7756410256</text:p>
          </table:table-cell>
          <table:table-cell table:number-columns-repeated="295"/>
        </table:table-row>
        <table:table-row table:style-name="ro3">
          <table:table-cell office:value-type="string">
            <text:p>Mastermind leaks lvl 15</text:p>
          </table:table-cell>
          <table:table-cell office:value-type="float" office:value="18.020618556701">
            <text:p>18,0206185567</text:p>
          </table:table-cell>
          <table:table-cell table:number-columns-repeated="295"/>
        </table:table-row>
        <table:table-row table:style-name="ro3">
          <table:table-cell office:value-type="string">
            <text:p>Mastermind leaks lvl 16</text:p>
          </table:table-cell>
          <table:table-cell office:value-type="float" office:value="24.1503267973856">
            <text:p>24,1503267974</text:p>
          </table:table-cell>
          <table:table-cell table:number-columns-repeated="295"/>
        </table:table-row>
        <table:table-row table:style-name="ro3">
          <table:table-cell office:value-type="string">
            <text:p>Mastermind leaks lvl 17</text:p>
          </table:table-cell>
          <table:table-cell office:value-type="float" office:value="22.6607142857143">
            <text:p>22,6607142857</text:p>
          </table:table-cell>
          <table:table-cell table:number-columns-repeated="295"/>
        </table:table-row>
        <table:table-row table:style-name="ro3">
          <table:table-cell office:value-type="string">
            <text:p>Mastermind leaks lvl 18</text:p>
          </table:table-cell>
          <table:table-cell office:value-type="float" office:value="23.8333333333333">
            <text:p>23,8333333333</text:p>
          </table:table-cell>
          <table:table-cell table:number-columns-repeated="295"/>
        </table:table-row>
        <table:table-row table:style-name="ro3">
          <table:table-cell office:value-type="string">
            <text:p>Mastermind leaks lvl 19</text:p>
          </table:table-cell>
          <table:table-cell office:value-type="float" office:value="33.05">
            <text:p>33,05</text:p>
          </table:table-cell>
          <table:table-cell table:number-columns-repeated="295"/>
        </table:table-row>
        <table:table-row table:style-name="ro3">
          <table:table-cell office:value-type="string">
            <text:p>Mastermind leaks lvl 20</text:p>
          </table:table-cell>
          <table:table-cell office:value-type="float" office:value="30.3">
            <text:p>30,3</text:p>
          </table:table-cell>
          <table:table-cell table:number-columns-repeated="295"/>
        </table:table-row>
        <table:table-row table:style-name="ro3">
          <table:table-cell office:value-type="string">
            <text:p>Mastermind leak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/>
          <table:table-cell office:value-type="string">
            <text:p>Most wins:</text:p>
          </table:table-cell>
          <table:table-cell table:number-columns-repeated="295"/>
        </table:table-row>
        <table:table-row table:style-name="ro1">
          <table:table-cell/>
          <table:table-cell office:value-type="string">
            <text:p>Diamondprox(22)</text:p>
          </table:table-cell>
          <table:table-cell table:number-columns-repeated="295"/>
        </table:table-row>
        <table:table-row table:style-name="ro1">
          <table:table-cell/>
          <table:table-cell office:value-type="string">
            <text:p>Diamondprox(22)</text:p>
          </table:table-cell>
          <table:table-cell table:number-columns-repeated="295"/>
        </table:table-row>
        <table:table-row table:style-name="ro1">
          <table:table-cell/>
          <table:table-cell office:value-type="string">
            <text:p>Diamondprox(22)</text:p>
          </table:table-cell>
          <table:table-cell table:number-columns-repeated="295"/>
        </table:table-row>
        <table:table-row table:style-name="ro1">
          <table:table-cell/>
          <table:table-cell office:value-type="string">
            <text:p>Most workers: 41 (beetlejus)</text:p>
          </table:table-cell>
          <table:table-cell table:number-columns-repeated="295"/>
        </table:table-row>
        <table:table-row table:style-name="ro1">
          <table:table-cell/>
          <table:table-cell office:value-type="string">
            <text:p>Most income: 1242 (Tesch)</text:p>
          </table:table-cell>
          <table:table-cell table:number-columns-repeated="295"/>
        </table:table-row>
        <table:table-row table:style-name="ro1">
          <table:table-cell/>
          <table:table-cell office:value-type="string">
            <text:p>Most value: 7915 (Todator)</text:p>
          </table:table-cell>
          <table:table-cell table:number-columns-repeated="295"/>
        </table:table-row>
        <table:table-row table:style-name="ro1">
          <table:table-cell/>
          <table:table-cell office:value-type="string">
            <text:p>mm: 17</text:p>
          </table:table-cell>
          <table:table-cell table:number-columns-repeated="295"/>
        </table:table-row>
        <table:table-row table:style-name="ro1" table:number-rows-repeated="444">
          <table:table-cell table:number-columns-repeated="297"/>
        </table:table-row>
        <table:table-row table:style-name="ro1">
          <table:table-cell>
            <draw:frame table:end-cell-address="Overview.K1054" table:end-x="1.763cm" table:end-y="0.431cm" draw:z-index="0" draw:style-name="gr1" draw:text-style-name="P1" svg:width="26.539cm" svg:height="16.763cm" svg:x="0.001cm" svg:y="0.378cm">
              <draw:object draw:notify-on-update-of-ranges="Overview.C19:Overview.C3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96"/>
        </table:table-row>
      </table:table>
      <table:table table:name="Graph" table:style-name="ta1" table:print="false">
        <table:table-column table:style-name="co4" table:default-cell-style-name="Default"/>
        <table:table-column table:style-name="co2" table:number-columns-repeated="19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table:style-name="ce4" office:value-type="string">
            <text:p>Level</text:p>
          </table:table-cell>
          <table:table-cell table:number-columns-repeated="5" table:style-name="ce6" office:value-type="string">
            <text:p>Element</text:p>
          </table:table-cell>
          <table:table-cell table:style-name="ce8" office:value-type="string">
            <text:p>Grove</text:p>
          </table:table-cell>
          <table:table-cell table:style-name="ce8" office:value-type="string">
            <text:p>Grove</text:p>
          </table:table-cell>
          <table:table-cell table:style-name="ce8" office:value-type="string">
            <text:p>Grove</text:p>
          </table:table-cell>
          <table:table-cell table:style-name="ce8" office:value-type="string">
            <text:p>Grove</text:p>
          </table:table-cell>
          <table:table-cell table:style-name="ce8" office:value-type="string">
            <text:p>Grove</text:p>
          </table:table-cell>
          <table:table-cell table:style-name="ce10" office:value-type="string">
            <text:p>Mech</text:p>
          </table:table-cell>
          <table:table-cell table:style-name="ce10" office:value-type="string">
            <text:p>Mech</text:p>
          </table:table-cell>
          <table:table-cell table:style-name="ce10" office:value-type="string">
            <text:p>Mech</text:p>
          </table:table-cell>
          <table:table-cell table:style-name="ce10" office:value-type="string">
            <text:p>Mech</text:p>
          </table:table-cell>
          <table:table-cell table:style-name="ce10" office:value-type="string">
            <text:p>Mech</text:p>
          </table:table-cell>
          <table:table-cell table:style-name="ce12" office:value-type="string">
            <text:p>Forsaken</text:p>
          </table:table-cell>
          <table:table-cell table:style-name="ce12" office:value-type="string">
            <text:p>Forsaken</text:p>
          </table:table-cell>
          <table:table-cell table:style-name="ce12" office:value-type="string">
            <text:p>Forsaken</text:p>
          </table:table-cell>
          <table:table-cell table:style-name="ce12" office:value-type="string">
            <text:p>Forsaken</text:p>
          </table:table-cell>
          <table:table-cell table:style-name="ce12" office:value-type="string">
            <text:p>Forsaken</text:p>
          </table:table-cell>
          <table:table-cell table:number-columns-repeated="5" table:style-name="ce17" office:value-type="string">
            <text:p>Mastermind</text:p>
          </table:table-cell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7" table:formula="of:=AVERAGE([Overview.B40:.KK40])" office:value-type="float" office:value="0">
            <text:p>#DIV/0!</text:p>
          </table:table-cell>
          <table:table-cell table:style-name="ce7" table:formula="of:=AVERAGE([Overview.B61:.KK61])" office:value-type="float" office:value="0">
            <text:p>#DIV/0!</text:p>
          </table:table-cell>
          <table:table-cell table:style-name="ce7" table:formula="of:=AVERAGE([Overview.B82:.KK82])" office:value-type="float" office:value="0">
            <text:p>#DIV/0!</text:p>
          </table:table-cell>
          <table:table-cell table:style-name="ce7" table:formula="of:=AVERAGE([Overview.B103:.KK103])" office:value-type="float" office:value="0">
            <text:p>#DIV/0!</text:p>
          </table:table-cell>
          <table:table-cell table:style-name="ce7" table:formula="of:=AVERAGE([Overview.B124:.KK124])" office:value-type="float" office:value="0">
            <text:p>#DIV/0!</text:p>
          </table:table-cell>
          <table:table-cell table:style-name="ce9" table:formula="of:=AVERAGE([Overview.B145:.KK145])" office:value-type="float" office:value="0">
            <text:p>#DIV/0!</text:p>
          </table:table-cell>
          <table:table-cell table:style-name="ce9" table:formula="of:=AVERAGE([Overview.B166:.KK166])" office:value-type="float" office:value="0">
            <text:p>#DIV/0!</text:p>
          </table:table-cell>
          <table:table-cell table:style-name="ce9" table:formula="of:=AVERAGE([Overview.B187:.KK187])" office:value-type="float" office:value="0">
            <text:p>#DIV/0!</text:p>
          </table:table-cell>
          <table:table-cell table:style-name="ce9" table:formula="of:=AVERAGE([Overview.B208:.KK208])" office:value-type="float" office:value="0">
            <text:p>#DIV/0!</text:p>
          </table:table-cell>
          <table:table-cell table:style-name="ce9" table:formula="of:=AVERAGE([Overview.B229:.KK229])" office:value-type="float" office:value="0">
            <text:p>#DIV/0!</text:p>
          </table:table-cell>
          <table:table-cell table:style-name="ce11" table:formula="of:=AVERAGE([Overview.B250:.KK250])" office:value-type="float" office:value="0">
            <text:p>#DIV/0!</text:p>
          </table:table-cell>
          <table:table-cell table:style-name="ce11" table:formula="of:=AVERAGE([Overview.B271:.KK271])" office:value-type="float" office:value="0">
            <text:p>#DIV/0!</text:p>
          </table:table-cell>
          <table:table-cell table:style-name="ce11" table:formula="of:=AVERAGE([Overview.B292:.KK292])" office:value-type="float" office:value="0">
            <text:p>#DIV/0!</text:p>
          </table:table-cell>
          <table:table-cell table:style-name="ce11" table:formula="of:=AVERAGE([Overview.B313:.KK313])" office:value-type="float" office:value="0">
            <text:p>#DIV/0!</text:p>
          </table:table-cell>
          <table:table-cell table:style-name="ce11" table:formula="of:=AVERAGE([Overview.B334:.KK334])" office:value-type="float" office:value="0">
            <text:p>#DIV/0!</text:p>
          </table:table-cell>
          <table:table-cell table:style-name="ce13" table:formula="of:=AVERAGE([Overview.B355:.KK355])" office:value-type="float" office:value="0">
            <text:p>#DIV/0!</text:p>
          </table:table-cell>
          <table:table-cell table:style-name="ce13" table:formula="of:=AVERAGE([Overview.B376:.KK376])" office:value-type="float" office:value="0">
            <text:p>#DIV/0!</text:p>
          </table:table-cell>
          <table:table-cell table:style-name="ce13" table:formula="of:=AVERAGE([Overview.B397:.KK397])" office:value-type="float" office:value="0">
            <text:p>#DIV/0!</text:p>
          </table:table-cell>
          <table:table-cell table:style-name="ce13" table:formula="of:=AVERAGE([Overview.B418:.KK418])" office:value-type="float" office:value="0">
            <text:p>#DIV/0!</text:p>
          </table:table-cell>
          <table:table-cell table:style-name="ce13" table:formula="of:=AVERAGE([Overview.B439:.KK439])" office:value-type="float" office:value="0">
            <text:p>#DIV/0!</text:p>
          </table:table-cell>
          <table:table-cell table:style-name="ce18" table:formula="of:=AVERAGE([Overview.B460:.KK460])" office:value-type="float" office:value="0">
            <text:p>#DIV/0!</text:p>
          </table:table-cell>
          <table:table-cell table:style-name="ce18" table:formula="of:=AVERAGE([Overview.B481:.KK481])" office:value-type="float" office:value="0">
            <text:p>#DIV/0!</text:p>
          </table:table-cell>
          <table:table-cell table:style-name="ce18" table:formula="of:=AVERAGE([Overview.B502:.KK502])" office:value-type="float" office:value="0">
            <text:p>#DIV/0!</text:p>
          </table:table-cell>
          <table:table-cell table:style-name="ce18" table:formula="of:=AVERAGE([Overview.B523:.KK523])" office:value-type="float" office:value="0">
            <text:p>#DIV/0!</text:p>
          </table:table-cell>
          <table:table-cell table:style-name="ce18" table:formula="of:=AVERAGE([Overview.B544:.KK544])" office:value-type="float" office:value="0">
            <text:p>#DIV/0!</text:p>
          </table:table-cell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7" table:formula="of:=AVERAGE([Overview.B41:.KK41])" office:value-type="float" office:value="0">
            <text:p>#DIV/0!</text:p>
          </table:table-cell>
          <table:table-cell table:style-name="ce7" table:formula="of:=AVERAGE([Overview.B62:.KK62])" office:value-type="float" office:value="0">
            <text:p>#DIV/0!</text:p>
          </table:table-cell>
          <table:table-cell table:style-name="ce7" table:formula="of:=AVERAGE([Overview.B83:.KK83])" office:value-type="float" office:value="0">
            <text:p>#DIV/0!</text:p>
          </table:table-cell>
          <table:table-cell table:style-name="ce7" table:formula="of:=AVERAGE([Overview.B104:.KK104])" office:value-type="float" office:value="0">
            <text:p>#DIV/0!</text:p>
          </table:table-cell>
          <table:table-cell table:style-name="ce7" table:formula="of:=AVERAGE([Overview.B125:.KK125])" office:value-type="float" office:value="0">
            <text:p>#DIV/0!</text:p>
          </table:table-cell>
          <table:table-cell table:style-name="ce9" table:formula="of:=AVERAGE([Overview.B146:.KK146])" office:value-type="float" office:value="0">
            <text:p>#DIV/0!</text:p>
          </table:table-cell>
          <table:table-cell table:style-name="ce9" table:formula="of:=AVERAGE([Overview.B167:.KK167])" office:value-type="float" office:value="0">
            <text:p>#DIV/0!</text:p>
          </table:table-cell>
          <table:table-cell table:style-name="ce9" table:formula="of:=AVERAGE([Overview.B188:.KK188])" office:value-type="float" office:value="0">
            <text:p>#DIV/0!</text:p>
          </table:table-cell>
          <table:table-cell table:style-name="ce9" table:formula="of:=AVERAGE([Overview.B209:.KK209])" office:value-type="float" office:value="0">
            <text:p>#DIV/0!</text:p>
          </table:table-cell>
          <table:table-cell table:style-name="ce9" table:formula="of:=AVERAGE([Overview.B230:.KK230])" office:value-type="float" office:value="0">
            <text:p>#DIV/0!</text:p>
          </table:table-cell>
          <table:table-cell table:style-name="ce11" table:formula="of:=AVERAGE([Overview.B251:.KK251])" office:value-type="float" office:value="0">
            <text:p>#DIV/0!</text:p>
          </table:table-cell>
          <table:table-cell table:style-name="ce11" table:formula="of:=AVERAGE([Overview.B272:.KK272])" office:value-type="float" office:value="0">
            <text:p>#DIV/0!</text:p>
          </table:table-cell>
          <table:table-cell table:style-name="ce11" table:formula="of:=AVERAGE([Overview.B293:.KK293])" office:value-type="float" office:value="0">
            <text:p>#DIV/0!</text:p>
          </table:table-cell>
          <table:table-cell table:style-name="ce11" table:formula="of:=AVERAGE([Overview.B314:.KK314])" office:value-type="float" office:value="0">
            <text:p>#DIV/0!</text:p>
          </table:table-cell>
          <table:table-cell table:style-name="ce11" table:formula="of:=AVERAGE([Overview.B335:.KK335])" office:value-type="float" office:value="0">
            <text:p>#DIV/0!</text:p>
          </table:table-cell>
          <table:table-cell table:style-name="ce13" table:formula="of:=AVERAGE([Overview.B356:.KK356])" office:value-type="float" office:value="0">
            <text:p>#DIV/0!</text:p>
          </table:table-cell>
          <table:table-cell table:style-name="ce13" table:formula="of:=AVERAGE([Overview.B377:.KK377])" office:value-type="float" office:value="0">
            <text:p>#DIV/0!</text:p>
          </table:table-cell>
          <table:table-cell table:style-name="ce13" table:formula="of:=AVERAGE([Overview.B398:.KK398])" office:value-type="float" office:value="0">
            <text:p>#DIV/0!</text:p>
          </table:table-cell>
          <table:table-cell table:style-name="ce13" table:formula="of:=AVERAGE([Overview.B419:.KK419])" office:value-type="float" office:value="0">
            <text:p>#DIV/0!</text:p>
          </table:table-cell>
          <table:table-cell table:style-name="ce13" table:formula="of:=AVERAGE([Overview.B440:.KK440])" office:value-type="float" office:value="0">
            <text:p>#DIV/0!</text:p>
          </table:table-cell>
          <table:table-cell table:style-name="ce18" table:formula="of:=AVERAGE([Overview.B461:.KK461])" office:value-type="float" office:value="0">
            <text:p>#DIV/0!</text:p>
          </table:table-cell>
          <table:table-cell table:style-name="ce18" table:formula="of:=AVERAGE([Overview.B482:.KK482])" office:value-type="float" office:value="0">
            <text:p>#DIV/0!</text:p>
          </table:table-cell>
          <table:table-cell table:style-name="ce18" table:formula="of:=AVERAGE([Overview.B503:.KK503])" office:value-type="float" office:value="0">
            <text:p>#DIV/0!</text:p>
          </table:table-cell>
          <table:table-cell table:style-name="ce18" table:formula="of:=AVERAGE([Overview.B524:.KK524])" office:value-type="float" office:value="0">
            <text:p>#DIV/0!</text:p>
          </table:table-cell>
          <table:table-cell table:style-name="ce18" table:formula="of:=AVERAGE([Overview.B545:.KK545])" office:value-type="float" office:value="0">
            <text:p>#DIV/0!</text:p>
          </table:table-cell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7" table:formula="of:=AVERAGE([Overview.B42:.KK42])" office:value-type="float" office:value="0">
            <text:p>#DIV/0!</text:p>
          </table:table-cell>
          <table:table-cell table:style-name="ce7" table:formula="of:=AVERAGE([Overview.B63:.KK63])" office:value-type="float" office:value="0">
            <text:p>#DIV/0!</text:p>
          </table:table-cell>
          <table:table-cell table:style-name="ce7" table:formula="of:=AVERAGE([Overview.B84:.KK84])" office:value-type="float" office:value="0">
            <text:p>#DIV/0!</text:p>
          </table:table-cell>
          <table:table-cell table:style-name="ce7" table:formula="of:=AVERAGE([Overview.B105:.KK105])" office:value-type="float" office:value="0">
            <text:p>#DIV/0!</text:p>
          </table:table-cell>
          <table:table-cell table:style-name="ce7" table:formula="of:=AVERAGE([Overview.B126:.KK126])" office:value-type="float" office:value="0">
            <text:p>#DIV/0!</text:p>
          </table:table-cell>
          <table:table-cell table:style-name="ce9" table:formula="of:=AVERAGE([Overview.B147:.KK147])" office:value-type="float" office:value="0">
            <text:p>#DIV/0!</text:p>
          </table:table-cell>
          <table:table-cell table:style-name="ce9" table:formula="of:=AVERAGE([Overview.B168:.KK168])" office:value-type="float" office:value="0">
            <text:p>#DIV/0!</text:p>
          </table:table-cell>
          <table:table-cell table:style-name="ce9" table:formula="of:=AVERAGE([Overview.B189:.KK189])" office:value-type="float" office:value="0">
            <text:p>#DIV/0!</text:p>
          </table:table-cell>
          <table:table-cell table:style-name="ce9" table:formula="of:=AVERAGE([Overview.B210:.KK210])" office:value-type="float" office:value="0">
            <text:p>#DIV/0!</text:p>
          </table:table-cell>
          <table:table-cell table:style-name="ce9" table:formula="of:=AVERAGE([Overview.B231:.KK231])" office:value-type="float" office:value="0">
            <text:p>#DIV/0!</text:p>
          </table:table-cell>
          <table:table-cell table:style-name="ce11" table:formula="of:=AVERAGE([Overview.B252:.KK252])" office:value-type="float" office:value="0">
            <text:p>#DIV/0!</text:p>
          </table:table-cell>
          <table:table-cell table:style-name="ce11" table:formula="of:=AVERAGE([Overview.B273:.KK273])" office:value-type="float" office:value="0">
            <text:p>#DIV/0!</text:p>
          </table:table-cell>
          <table:table-cell table:style-name="ce11" table:formula="of:=AVERAGE([Overview.B294:.KK294])" office:value-type="float" office:value="0">
            <text:p>#DIV/0!</text:p>
          </table:table-cell>
          <table:table-cell table:style-name="ce11" table:formula="of:=AVERAGE([Overview.B315:.KK315])" office:value-type="float" office:value="0">
            <text:p>#DIV/0!</text:p>
          </table:table-cell>
          <table:table-cell table:style-name="ce11" table:formula="of:=AVERAGE([Overview.B336:.KK336])" office:value-type="float" office:value="0">
            <text:p>#DIV/0!</text:p>
          </table:table-cell>
          <table:table-cell table:style-name="ce13" table:formula="of:=AVERAGE([Overview.B357:.KK357])" office:value-type="float" office:value="3">
            <text:p>3</text:p>
          </table:table-cell>
          <table:table-cell table:style-name="ce13" table:formula="of:=AVERAGE([Overview.B378:.KK378])" office:value-type="float" office:value="24">
            <text:p>24</text:p>
          </table:table-cell>
          <table:table-cell table:style-name="ce13" table:formula="of:=AVERAGE([Overview.B399:.KK399])" office:value-type="float" office:value="265">
            <text:p>265</text:p>
          </table:table-cell>
          <table:table-cell table:style-name="ce13" table:formula="of:=AVERAGE([Overview.B420:.KK420])" office:value-type="float" office:value="37">
            <text:p>37</text:p>
          </table:table-cell>
          <table:table-cell table:style-name="ce13" table:formula="of:=AVERAGE([Overview.B441:.KK441])" office:value-type="float" office:value="6">
            <text:p>6</text:p>
          </table:table-cell>
          <table:table-cell table:style-name="ce18" table:formula="of:=AVERAGE([Overview.B462:.KK462])" office:value-type="float" office:value="3">
            <text:p>3</text:p>
          </table:table-cell>
          <table:table-cell table:style-name="ce18" table:formula="of:=AVERAGE([Overview.B483:.KK483])" office:value-type="float" office:value="18">
            <text:p>18</text:p>
          </table:table-cell>
          <table:table-cell table:style-name="ce18" table:formula="of:=AVERAGE([Overview.B504:.KK504])" office:value-type="float" office:value="130.714285714286">
            <text:p>130,7142857143</text:p>
          </table:table-cell>
          <table:table-cell table:style-name="ce18" table:formula="of:=AVERAGE([Overview.B525:.KK525])" office:value-type="float" office:value="32.1428571428571">
            <text:p>32,1428571429</text:p>
          </table:table-cell>
          <table:table-cell table:style-name="ce18" table:formula="of:=AVERAGE([Overview.B546:.KK546])" office:value-type="float" office:value="17">
            <text:p>17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7" table:formula="of:=AVERAGE([Overview.B43:.KK43])" office:value-type="float" office:value="3">
            <text:p>3</text:p>
          </table:table-cell>
          <table:table-cell table:style-name="ce7" table:formula="of:=AVERAGE([Overview.B64:.KK64])" office:value-type="float" office:value="34.5">
            <text:p>34,5</text:p>
          </table:table-cell>
          <table:table-cell table:style-name="ce7" table:formula="of:=AVERAGE([Overview.B85:.KK85])" office:value-type="float" office:value="347.5">
            <text:p>347,5</text:p>
          </table:table-cell>
          <table:table-cell table:style-name="ce7" table:formula="of:=AVERAGE([Overview.B106:.KK106])" office:value-type="float" office:value="32">
            <text:p>32</text:p>
          </table:table-cell>
          <table:table-cell table:style-name="ce7" table:formula="of:=AVERAGE([Overview.B127:.KK127])" office:value-type="float" office:value="24">
            <text:p>24</text:p>
          </table:table-cell>
          <table:table-cell table:style-name="ce9" table:formula="of:=AVERAGE([Overview.B148:.KK148])" office:value-type="float" office:value="3">
            <text:p>3</text:p>
          </table:table-cell>
          <table:table-cell table:style-name="ce9" table:formula="of:=AVERAGE([Overview.B169:.KK169])" office:value-type="float" office:value="24">
            <text:p>24</text:p>
          </table:table-cell>
          <table:table-cell table:style-name="ce9" table:formula="of:=AVERAGE([Overview.B190:.KK190])" office:value-type="float" office:value="335">
            <text:p>335</text:p>
          </table:table-cell>
          <table:table-cell table:style-name="ce9" table:formula="of:=AVERAGE([Overview.B211:.KK211])" office:value-type="float" office:value="49">
            <text:p>49</text:p>
          </table:table-cell>
          <table:table-cell table:style-name="ce9" table:formula="of:=AVERAGE([Overview.B232:.KK232])" office:value-type="float" office:value="13">
            <text:p>13</text:p>
          </table:table-cell>
          <table:table-cell table:style-name="ce11" table:formula="of:=AVERAGE([Overview.B253:.KK253])" office:value-type="float" office:value="3">
            <text:p>3</text:p>
          </table:table-cell>
          <table:table-cell table:style-name="ce11" table:formula="of:=AVERAGE([Overview.B274:.KK274])" office:value-type="float" office:value="27">
            <text:p>27</text:p>
          </table:table-cell>
          <table:table-cell table:style-name="ce11" table:formula="of:=AVERAGE([Overview.B295:.KK295])" office:value-type="float" office:value="368.333333333333">
            <text:p>368,3333333333</text:p>
          </table:table-cell>
          <table:table-cell table:style-name="ce11" table:formula="of:=AVERAGE([Overview.B316:.KK316])" office:value-type="float" office:value="59.6666666666667">
            <text:p>59,6666666667</text:p>
          </table:table-cell>
          <table:table-cell table:style-name="ce11" table:formula="of:=AVERAGE([Overview.B337:.KK337])" office:value-type="float" office:value="8">
            <text:p>8</text:p>
          </table:table-cell>
          <table:table-cell table:style-name="ce13" table:formula="of:=AVERAGE([Overview.B358:.KK358])" office:value-type="float" office:value="0">
            <text:p>#DIV/0!</text:p>
          </table:table-cell>
          <table:table-cell table:style-name="ce13" table:formula="of:=AVERAGE([Overview.B379:.KK379])" office:value-type="float" office:value="0">
            <text:p>#DIV/0!</text:p>
          </table:table-cell>
          <table:table-cell table:style-name="ce13" table:formula="of:=AVERAGE([Overview.B400:.KK400])" office:value-type="float" office:value="0">
            <text:p>#DIV/0!</text:p>
          </table:table-cell>
          <table:table-cell table:style-name="ce13" table:formula="of:=AVERAGE([Overview.B421:.KK421])" office:value-type="float" office:value="0">
            <text:p>#DIV/0!</text:p>
          </table:table-cell>
          <table:table-cell table:style-name="ce13" table:formula="of:=AVERAGE([Overview.B442:.KK442])" office:value-type="float" office:value="0">
            <text:p>#DIV/0!</text:p>
          </table:table-cell>
          <table:table-cell table:style-name="ce18" table:formula="of:=AVERAGE([Overview.B463:.KK463])" office:value-type="float" office:value="3">
            <text:p>3</text:p>
          </table:table-cell>
          <table:table-cell table:style-name="ce18" table:formula="of:=AVERAGE([Overview.B484:.KK484])" office:value-type="float" office:value="31.5">
            <text:p>31,5</text:p>
          </table:table-cell>
          <table:table-cell table:style-name="ce18" table:formula="of:=AVERAGE([Overview.B505:.KK505])" office:value-type="float" office:value="427.5">
            <text:p>427,5</text:p>
          </table:table-cell>
          <table:table-cell table:style-name="ce18" table:formula="of:=AVERAGE([Overview.B526:.KK526])" office:value-type="float" office:value="57">
            <text:p>57</text:p>
          </table:table-cell>
          <table:table-cell table:style-name="ce18" table:formula="of:=AVERAGE([Overview.B547:.KK547])" office:value-type="float" office:value="0">
            <text:p>0</text:p>
          </table:table-cell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7" table:formula="of:=AVERAGE([Overview.B44:.KK44])" office:value-type="float" office:value="0">
            <text:p>#DIV/0!</text:p>
          </table:table-cell>
          <table:table-cell table:style-name="ce7" table:formula="of:=AVERAGE([Overview.B65:.KK65])" office:value-type="float" office:value="0">
            <text:p>#DIV/0!</text:p>
          </table:table-cell>
          <table:table-cell table:style-name="ce7" table:formula="of:=AVERAGE([Overview.B86:.KK86])" office:value-type="float" office:value="0">
            <text:p>#DIV/0!</text:p>
          </table:table-cell>
          <table:table-cell table:style-name="ce7" table:formula="of:=AVERAGE([Overview.B107:.KK107])" office:value-type="float" office:value="0">
            <text:p>#DIV/0!</text:p>
          </table:table-cell>
          <table:table-cell table:style-name="ce7" table:formula="of:=AVERAGE([Overview.B128:.KK128])" office:value-type="float" office:value="0">
            <text:p>#DIV/0!</text:p>
          </table:table-cell>
          <table:table-cell table:style-name="ce9" table:formula="of:=AVERAGE([Overview.B149:.KK149])" office:value-type="float" office:value="0">
            <text:p>#DIV/0!</text:p>
          </table:table-cell>
          <table:table-cell table:style-name="ce9" table:formula="of:=AVERAGE([Overview.B170:.KK170])" office:value-type="float" office:value="0">
            <text:p>#DIV/0!</text:p>
          </table:table-cell>
          <table:table-cell table:style-name="ce9" table:formula="of:=AVERAGE([Overview.B191:.KK191])" office:value-type="float" office:value="0">
            <text:p>#DIV/0!</text:p>
          </table:table-cell>
          <table:table-cell table:style-name="ce9" table:formula="of:=AVERAGE([Overview.B212:.KK212])" office:value-type="float" office:value="0">
            <text:p>#DIV/0!</text:p>
          </table:table-cell>
          <table:table-cell table:style-name="ce9" table:formula="of:=AVERAGE([Overview.B233:.KK233])" office:value-type="float" office:value="0">
            <text:p>#DIV/0!</text:p>
          </table:table-cell>
          <table:table-cell table:style-name="ce11" table:formula="of:=AVERAGE([Overview.B254:.KK254])" office:value-type="float" office:value="0">
            <text:p>#DIV/0!</text:p>
          </table:table-cell>
          <table:table-cell table:style-name="ce11" table:formula="of:=AVERAGE([Overview.B275:.KK275])" office:value-type="float" office:value="0">
            <text:p>#DIV/0!</text:p>
          </table:table-cell>
          <table:table-cell table:style-name="ce11" table:formula="of:=AVERAGE([Overview.B296:.KK296])" office:value-type="float" office:value="0">
            <text:p>#DIV/0!</text:p>
          </table:table-cell>
          <table:table-cell table:style-name="ce11" table:formula="of:=AVERAGE([Overview.B317:.KK317])" office:value-type="float" office:value="0">
            <text:p>#DIV/0!</text:p>
          </table:table-cell>
          <table:table-cell table:style-name="ce11" table:formula="of:=AVERAGE([Overview.B338:.KK338])" office:value-type="float" office:value="0">
            <text:p>#DIV/0!</text:p>
          </table:table-cell>
          <table:table-cell table:style-name="ce13" table:formula="of:=AVERAGE([Overview.B359:.KK359])" office:value-type="float" office:value="0">
            <text:p>#DIV/0!</text:p>
          </table:table-cell>
          <table:table-cell table:style-name="ce13" table:formula="of:=AVERAGE([Overview.B380:.KK380])" office:value-type="float" office:value="0">
            <text:p>#DIV/0!</text:p>
          </table:table-cell>
          <table:table-cell table:style-name="ce13" table:formula="of:=AVERAGE([Overview.B401:.KK401])" office:value-type="float" office:value="0">
            <text:p>#DIV/0!</text:p>
          </table:table-cell>
          <table:table-cell table:style-name="ce13" table:formula="of:=AVERAGE([Overview.B422:.KK422])" office:value-type="float" office:value="0">
            <text:p>#DIV/0!</text:p>
          </table:table-cell>
          <table:table-cell table:style-name="ce13" table:formula="of:=AVERAGE([Overview.B443:.KK443])" office:value-type="float" office:value="0">
            <text:p>#DIV/0!</text:p>
          </table:table-cell>
          <table:table-cell table:style-name="ce18" table:formula="of:=AVERAGE([Overview.B464:.KK464])" office:value-type="float" office:value="0">
            <text:p>#DIV/0!</text:p>
          </table:table-cell>
          <table:table-cell table:style-name="ce18" table:formula="of:=AVERAGE([Overview.B485:.KK485])" office:value-type="float" office:value="0">
            <text:p>#DIV/0!</text:p>
          </table:table-cell>
          <table:table-cell table:style-name="ce18" table:formula="of:=AVERAGE([Overview.B506:.KK506])" office:value-type="float" office:value="0">
            <text:p>#DIV/0!</text:p>
          </table:table-cell>
          <table:table-cell table:style-name="ce18" table:formula="of:=AVERAGE([Overview.B527:.KK527])" office:value-type="float" office:value="0">
            <text:p>#DIV/0!</text:p>
          </table:table-cell>
          <table:table-cell table:style-name="ce18" table:formula="of:=AVERAGE([Overview.B548:.KK548])" office:value-type="float" office:value="0">
            <text:p>#DIV/0!</text:p>
          </table:table-cell>
        </table:table-row>
        <table:table-row table:style-name="ro1">
          <table:table-cell table:style-name="ce5" office:value-type="float" office:value="6">
            <text:p>6</text:p>
          </table:table-cell>
          <table:table-cell table:style-name="ce7" table:formula="of:=AVERAGE([Overview.B45:.KK45])" office:value-type="float" office:value="5.5">
            <text:p>5,5</text:p>
          </table:table-cell>
          <table:table-cell table:style-name="ce7" table:formula="of:=AVERAGE([Overview.B66:.KK66])" office:value-type="float" office:value="70.5">
            <text:p>70,5</text:p>
          </table:table-cell>
          <table:table-cell table:style-name="ce7" table:formula="of:=AVERAGE([Overview.B87:.KK87])" office:value-type="float" office:value="622.5">
            <text:p>622,5</text:p>
          </table:table-cell>
          <table:table-cell table:style-name="ce7" table:formula="of:=AVERAGE([Overview.B108:.KK108])" office:value-type="float" office:value="74">
            <text:p>74</text:p>
          </table:table-cell>
          <table:table-cell table:style-name="ce7" table:formula="of:=AVERAGE([Overview.B129:.KK129])" office:value-type="float" office:value="0.5">
            <text:p>0,5</text:p>
          </table:table-cell>
          <table:table-cell table:style-name="ce9" table:formula="of:=AVERAGE([Overview.B150:.KK150])" office:value-type="float" office:value="0">
            <text:p>#DIV/0!</text:p>
          </table:table-cell>
          <table:table-cell table:style-name="ce9" table:formula="of:=AVERAGE([Overview.B171:.KK171])" office:value-type="float" office:value="0">
            <text:p>#DIV/0!</text:p>
          </table:table-cell>
          <table:table-cell table:style-name="ce9" table:formula="of:=AVERAGE([Overview.B192:.KK192])" office:value-type="float" office:value="0">
            <text:p>#DIV/0!</text:p>
          </table:table-cell>
          <table:table-cell table:style-name="ce9" table:formula="of:=AVERAGE([Overview.B213:.KK213])" office:value-type="float" office:value="0">
            <text:p>#DIV/0!</text:p>
          </table:table-cell>
          <table:table-cell table:style-name="ce9" table:formula="of:=AVERAGE([Overview.B234:.KK234])" office:value-type="float" office:value="0">
            <text:p>#DIV/0!</text:p>
          </table:table-cell>
          <table:table-cell table:style-name="ce11" table:formula="of:=AVERAGE([Overview.B255:.KK255])" office:value-type="float" office:value="0">
            <text:p>#DIV/0!</text:p>
          </table:table-cell>
          <table:table-cell table:style-name="ce11" table:formula="of:=AVERAGE([Overview.B276:.KK276])" office:value-type="float" office:value="0">
            <text:p>#DIV/0!</text:p>
          </table:table-cell>
          <table:table-cell table:style-name="ce11" table:formula="of:=AVERAGE([Overview.B297:.KK297])" office:value-type="float" office:value="0">
            <text:p>#DIV/0!</text:p>
          </table:table-cell>
          <table:table-cell table:style-name="ce11" table:formula="of:=AVERAGE([Overview.B318:.KK318])" office:value-type="float" office:value="0">
            <text:p>#DIV/0!</text:p>
          </table:table-cell>
          <table:table-cell table:style-name="ce11" table:formula="of:=AVERAGE([Overview.B339:.KK339])" office:value-type="float" office:value="0">
            <text:p>#DIV/0!</text:p>
          </table:table-cell>
          <table:table-cell table:style-name="ce13" table:formula="of:=AVERAGE([Overview.B360:.KK360])" office:value-type="float" office:value="5">
            <text:p>5</text:p>
          </table:table-cell>
          <table:table-cell table:style-name="ce13" table:formula="of:=AVERAGE([Overview.B381:.KK381])" office:value-type="float" office:value="57">
            <text:p>57</text:p>
          </table:table-cell>
          <table:table-cell table:style-name="ce13" table:formula="of:=AVERAGE([Overview.B402:.KK402])" office:value-type="float" office:value="705">
            <text:p>705</text:p>
          </table:table-cell>
          <table:table-cell table:style-name="ce13" table:formula="of:=AVERAGE([Overview.B423:.KK423])" office:value-type="float" office:value="76">
            <text:p>76</text:p>
          </table:table-cell>
          <table:table-cell table:style-name="ce13" table:formula="of:=AVERAGE([Overview.B444:.KK444])" office:value-type="float" office:value="0">
            <text:p>0</text:p>
          </table:table-cell>
          <table:table-cell table:style-name="ce18" table:formula="of:=AVERAGE([Overview.B465:.KK465])" office:value-type="float" office:value="4">
            <text:p>4</text:p>
          </table:table-cell>
          <table:table-cell table:style-name="ce18" table:formula="of:=AVERAGE([Overview.B486:.KK486])" office:value-type="float" office:value="64.2">
            <text:p>64,2</text:p>
          </table:table-cell>
          <table:table-cell table:style-name="ce18" table:formula="of:=AVERAGE([Overview.B507:.KK507])" office:value-type="float" office:value="393">
            <text:p>393</text:p>
          </table:table-cell>
          <table:table-cell table:style-name="ce18" table:formula="of:=AVERAGE([Overview.B528:.KK528])" office:value-type="float" office:value="61.8">
            <text:p>61,8</text:p>
          </table:table-cell>
          <table:table-cell table:style-name="ce18" table:formula="of:=AVERAGE([Overview.B549:.KK549])" office:value-type="float" office:value="27">
            <text:p>27</text:p>
          </table:table-cell>
        </table:table-row>
        <table:table-row table:style-name="ro1">
          <table:table-cell table:style-name="ce5" office:value-type="float" office:value="7">
            <text:p>7</text:p>
          </table:table-cell>
          <table:table-cell table:style-name="ce7" table:formula="of:=AVERAGE([Overview.B46:.KK46])" office:value-type="float" office:value="4.85714285714286">
            <text:p>4,8571428571</text:p>
          </table:table-cell>
          <table:table-cell table:style-name="ce7" table:formula="of:=AVERAGE([Overview.B67:.KK67])" office:value-type="float" office:value="86.1428571428571">
            <text:p>86,1428571429</text:p>
          </table:table-cell>
          <table:table-cell table:style-name="ce7" table:formula="of:=AVERAGE([Overview.B88:.KK88])" office:value-type="float" office:value="536.428571428571">
            <text:p>536,4285714286</text:p>
          </table:table-cell>
          <table:table-cell table:style-name="ce7" table:formula="of:=AVERAGE([Overview.B109:.KK109])" office:value-type="float" office:value="75.8571428571429">
            <text:p>75,8571428571</text:p>
          </table:table-cell>
          <table:table-cell table:style-name="ce7" table:formula="of:=AVERAGE([Overview.B130:.KK130])" office:value-type="float" office:value="12.2857142857143">
            <text:p>12,2857142857</text:p>
          </table:table-cell>
          <table:table-cell table:style-name="ce9" table:formula="of:=AVERAGE([Overview.B151:.KK151])" office:value-type="float" office:value="3">
            <text:p>3</text:p>
          </table:table-cell>
          <table:table-cell table:style-name="ce9" table:formula="of:=AVERAGE([Overview.B172:.KK172])" office:value-type="float" office:value="66">
            <text:p>66</text:p>
          </table:table-cell>
          <table:table-cell table:style-name="ce9" table:formula="of:=AVERAGE([Overview.B193:.KK193])" office:value-type="float" office:value="825">
            <text:p>825</text:p>
          </table:table-cell>
          <table:table-cell table:style-name="ce9" table:formula="of:=AVERAGE([Overview.B214:.KK214])" office:value-type="float" office:value="83">
            <text:p>83</text:p>
          </table:table-cell>
          <table:table-cell table:style-name="ce9" table:formula="of:=AVERAGE([Overview.B235:.KK235])" office:value-type="float" office:value="0">
            <text:p>0</text:p>
          </table:table-cell>
          <table:table-cell table:style-name="ce11" table:formula="of:=AVERAGE([Overview.B256:.KK256])" office:value-type="float" office:value="4.33333333333333">
            <text:p>4,3333333333</text:p>
          </table:table-cell>
          <table:table-cell table:style-name="ce11" table:formula="of:=AVERAGE([Overview.B277:.KK277])" office:value-type="float" office:value="85.5">
            <text:p>85,5</text:p>
          </table:table-cell>
          <table:table-cell table:style-name="ce11" table:formula="of:=AVERAGE([Overview.B298:.KK298])" office:value-type="float" office:value="606.666666666667">
            <text:p>606,6666666667</text:p>
          </table:table-cell>
          <table:table-cell table:style-name="ce11" table:formula="of:=AVERAGE([Overview.B319:.KK319])" office:value-type="float" office:value="82.1666666666667">
            <text:p>82,1666666667</text:p>
          </table:table-cell>
          <table:table-cell table:style-name="ce11" table:formula="of:=AVERAGE([Overview.B340:.KK340])" office:value-type="float" office:value="5.33333333333333">
            <text:p>5,3333333333</text:p>
          </table:table-cell>
          <table:table-cell table:style-name="ce13" table:formula="of:=AVERAGE([Overview.B361:.KK361])" office:value-type="float" office:value="5">
            <text:p>5</text:p>
          </table:table-cell>
          <table:table-cell table:style-name="ce13" table:formula="of:=AVERAGE([Overview.B382:.KK382])" office:value-type="float" office:value="84">
            <text:p>84</text:p>
          </table:table-cell>
          <table:table-cell table:style-name="ce13" table:formula="of:=AVERAGE([Overview.B403:.KK403])" office:value-type="float" office:value="425">
            <text:p>425</text:p>
          </table:table-cell>
          <table:table-cell table:style-name="ce13" table:formula="of:=AVERAGE([Overview.B424:.KK424])" office:value-type="float" office:value="71">
            <text:p>71</text:p>
          </table:table-cell>
          <table:table-cell table:style-name="ce13" table:formula="of:=AVERAGE([Overview.B445:.KK445])" office:value-type="float" office:value="16">
            <text:p>16</text:p>
          </table:table-cell>
          <table:table-cell table:style-name="ce18" table:formula="of:=AVERAGE([Overview.B466:.KK466])" office:value-type="float" office:value="3.77777777777778">
            <text:p>3,7777777778</text:p>
          </table:table-cell>
          <table:table-cell table:style-name="ce18" table:formula="of:=AVERAGE([Overview.B487:.KK487])" office:value-type="float" office:value="84">
            <text:p>84</text:p>
          </table:table-cell>
          <table:table-cell table:style-name="ce18" table:formula="of:=AVERAGE([Overview.B508:.KK508])" office:value-type="float" office:value="621.666666666667">
            <text:p>621,6666666667</text:p>
          </table:table-cell>
          <table:table-cell table:style-name="ce18" table:formula="of:=AVERAGE([Overview.B529:.KK529])" office:value-type="float" office:value="75.7777777777778">
            <text:p>75,7777777778</text:p>
          </table:table-cell>
          <table:table-cell table:style-name="ce18" table:formula="of:=AVERAGE([Overview.B550:.KK550])" office:value-type="float" office:value="14.4444444444444">
            <text:p>14,4444444444</text:p>
          </table:table-cell>
        </table:table-row>
        <table:table-row table:style-name="ro1">
          <table:table-cell table:style-name="ce5" office:value-type="float" office:value="8">
            <text:p>8</text:p>
          </table:table-cell>
          <table:table-cell table:style-name="ce7" table:formula="of:=AVERAGE([Overview.B47:.KK47])" office:value-type="float" office:value="5.375">
            <text:p>5,375</text:p>
          </table:table-cell>
          <table:table-cell table:style-name="ce7" table:formula="of:=AVERAGE([Overview.B68:.KK68])" office:value-type="float" office:value="91.5">
            <text:p>91,5</text:p>
          </table:table-cell>
          <table:table-cell table:style-name="ce7" table:formula="of:=AVERAGE([Overview.B89:.KK89])" office:value-type="float" office:value="743.125">
            <text:p>743,125</text:p>
          </table:table-cell>
          <table:table-cell table:style-name="ce7" table:formula="of:=AVERAGE([Overview.B110:.KK110])" office:value-type="float" office:value="97.75">
            <text:p>97,75</text:p>
          </table:table-cell>
          <table:table-cell table:style-name="ce7" table:formula="of:=AVERAGE([Overview.B131:.KK131])" office:value-type="float" office:value="5.625">
            <text:p>5,625</text:p>
          </table:table-cell>
          <table:table-cell table:style-name="ce9" table:formula="of:=AVERAGE([Overview.B152:.KK152])" office:value-type="float" office:value="5.66666666666667">
            <text:p>5,6666666667</text:p>
          </table:table-cell>
          <table:table-cell table:style-name="ce9" table:formula="of:=AVERAGE([Overview.B173:.KK173])" office:value-type="float" office:value="87.6666666666667">
            <text:p>87,6666666667</text:p>
          </table:table-cell>
          <table:table-cell table:style-name="ce9" table:formula="of:=AVERAGE([Overview.B194:.KK194])" office:value-type="float" office:value="703.333333333333">
            <text:p>703,3333333333</text:p>
          </table:table-cell>
          <table:table-cell table:style-name="ce9" table:formula="of:=AVERAGE([Overview.B215:.KK215])" office:value-type="float" office:value="97.3333333333333">
            <text:p>97,3333333333</text:p>
          </table:table-cell>
          <table:table-cell table:style-name="ce9" table:formula="of:=AVERAGE([Overview.B236:.KK236])" office:value-type="float" office:value="5.66666666666667">
            <text:p>5,6666666667</text:p>
          </table:table-cell>
          <table:table-cell table:style-name="ce11" table:formula="of:=AVERAGE([Overview.B257:.KK257])" office:value-type="float" office:value="4.58333333333333">
            <text:p>4,5833333333</text:p>
          </table:table-cell>
          <table:table-cell table:style-name="ce11" table:formula="of:=AVERAGE([Overview.B278:.KK278])" office:value-type="float" office:value="86.5">
            <text:p>86,5</text:p>
          </table:table-cell>
          <table:table-cell table:style-name="ce11" table:formula="of:=AVERAGE([Overview.B299:.KK299])" office:value-type="float" office:value="793.333333333333">
            <text:p>793,3333333333</text:p>
          </table:table-cell>
          <table:table-cell table:style-name="ce11" table:formula="of:=AVERAGE([Overview.B320:.KK320])" office:value-type="float" office:value="87.9166666666667">
            <text:p>87,9166666667</text:p>
          </table:table-cell>
          <table:table-cell table:style-name="ce11" table:formula="of:=AVERAGE([Overview.B341:.KK341])" office:value-type="float" office:value="14.5833333333333">
            <text:p>14,5833333333</text:p>
          </table:table-cell>
          <table:table-cell table:style-name="ce13" table:formula="of:=AVERAGE([Overview.B362:.KK362])" office:value-type="float" office:value="4.4">
            <text:p>4,4</text:p>
          </table:table-cell>
          <table:table-cell table:style-name="ce13" table:formula="of:=AVERAGE([Overview.B383:.KK383])" office:value-type="float" office:value="81.6">
            <text:p>81,6</text:p>
          </table:table-cell>
          <table:table-cell table:style-name="ce13" table:formula="of:=AVERAGE([Overview.B404:.KK404])" office:value-type="float" office:value="794">
            <text:p>794</text:p>
          </table:table-cell>
          <table:table-cell table:style-name="ce13" table:formula="of:=AVERAGE([Overview.B425:.KK425])" office:value-type="float" office:value="86">
            <text:p>86</text:p>
          </table:table-cell>
          <table:table-cell table:style-name="ce13" table:formula="of:=AVERAGE([Overview.B446:.KK446])" office:value-type="float" office:value="15.2">
            <text:p>15,2</text:p>
          </table:table-cell>
          <table:table-cell table:style-name="ce18" table:formula="of:=AVERAGE([Overview.B467:.KK467])" office:value-type="float" office:value="4.72727272727273">
            <text:p>4,7272727273</text:p>
          </table:table-cell>
          <table:table-cell table:style-name="ce18" table:formula="of:=AVERAGE([Overview.B488:.KK488])" office:value-type="float" office:value="87">
            <text:p>87</text:p>
          </table:table-cell>
          <table:table-cell table:style-name="ce18" table:formula="of:=AVERAGE([Overview.B509:.KK509])" office:value-type="float" office:value="834.848484848485">
            <text:p>834,8484848485</text:p>
          </table:table-cell>
          <table:table-cell table:style-name="ce18" table:formula="of:=AVERAGE([Overview.B530:.KK530])" office:value-type="float" office:value="92.7575757575758">
            <text:p>92,7575757576</text:p>
          </table:table-cell>
          <table:table-cell table:style-name="ce18" table:formula="of:=AVERAGE([Overview.B551:.KK551])" office:value-type="float" office:value="9.93939393939394">
            <text:p>9,9393939394</text:p>
          </table:table-cell>
        </table:table-row>
        <table:table-row table:style-name="ro1">
          <table:table-cell table:style-name="ce5" office:value-type="float" office:value="9">
            <text:p>9</text:p>
          </table:table-cell>
          <table:table-cell table:style-name="ce7" table:formula="of:=AVERAGE([Overview.B48:.KK48])" office:value-type="float" office:value="5">
            <text:p>5</text:p>
          </table:table-cell>
          <table:table-cell table:style-name="ce7" table:formula="of:=AVERAGE([Overview.B69:.KK69])" office:value-type="float" office:value="101.6">
            <text:p>101,6</text:p>
          </table:table-cell>
          <table:table-cell table:style-name="ce7" table:formula="of:=AVERAGE([Overview.B90:.KK90])" office:value-type="float" office:value="1194">
            <text:p>1194</text:p>
          </table:table-cell>
          <table:table-cell table:style-name="ce7" table:formula="of:=AVERAGE([Overview.B111:.KK111])" office:value-type="float" office:value="129.2">
            <text:p>129,2</text:p>
          </table:table-cell>
          <table:table-cell table:style-name="ce7" table:formula="of:=AVERAGE([Overview.B132:.KK132])" office:value-type="float" office:value="4">
            <text:p>4</text:p>
          </table:table-cell>
          <table:table-cell table:style-name="ce9" table:formula="of:=AVERAGE([Overview.B153:.KK153])" office:value-type="float" office:value="6.57142857142857">
            <text:p>6,5714285714</text:p>
          </table:table-cell>
          <table:table-cell table:style-name="ce9" table:formula="of:=AVERAGE([Overview.B174:.KK174])" office:value-type="float" office:value="133.714285714286">
            <text:p>133,7142857143</text:p>
          </table:table-cell>
          <table:table-cell table:style-name="ce9" table:formula="of:=AVERAGE([Overview.B195:.KK195])" office:value-type="float" office:value="1052.14285714286">
            <text:p>1052,1428571429</text:p>
          </table:table-cell>
          <table:table-cell table:style-name="ce9" table:formula="of:=AVERAGE([Overview.B216:.KK216])" office:value-type="float" office:value="127.142857142857">
            <text:p>127,1428571429</text:p>
          </table:table-cell>
          <table:table-cell table:style-name="ce9" table:formula="of:=AVERAGE([Overview.B237:.KK237])" office:value-type="float" office:value="5.28571428571429">
            <text:p>5,2857142857</text:p>
          </table:table-cell>
          <table:table-cell table:style-name="ce11" table:formula="of:=AVERAGE([Overview.B258:.KK258])" office:value-type="float" office:value="4.8">
            <text:p>4,8</text:p>
          </table:table-cell>
          <table:table-cell table:style-name="ce11" table:formula="of:=AVERAGE([Overview.B279:.KK279])" office:value-type="float" office:value="107.2">
            <text:p>107,2</text:p>
          </table:table-cell>
          <table:table-cell table:style-name="ce11" table:formula="of:=AVERAGE([Overview.B300:.KK300])" office:value-type="float" office:value="1079">
            <text:p>1079</text:p>
          </table:table-cell>
          <table:table-cell table:style-name="ce11" table:formula="of:=AVERAGE([Overview.B321:.KK321])" office:value-type="float" office:value="100">
            <text:p>100</text:p>
          </table:table-cell>
          <table:table-cell table:style-name="ce11" table:formula="of:=AVERAGE([Overview.B342:.KK342])" office:value-type="float" office:value="17.2">
            <text:p>17,2</text:p>
          </table:table-cell>
          <table:table-cell table:style-name="ce13" table:formula="of:=AVERAGE([Overview.B363:.KK363])" office:value-type="float" office:value="7.5">
            <text:p>7,5</text:p>
          </table:table-cell>
          <table:table-cell table:style-name="ce13" table:formula="of:=AVERAGE([Overview.B384:.KK384])" office:value-type="float" office:value="145.25">
            <text:p>145,25</text:p>
          </table:table-cell>
          <table:table-cell table:style-name="ce13" table:formula="of:=AVERAGE([Overview.B405:.KK405])" office:value-type="float" office:value="898.75">
            <text:p>898,75</text:p>
          </table:table-cell>
          <table:table-cell table:style-name="ce13" table:formula="of:=AVERAGE([Overview.B426:.KK426])" office:value-type="float" office:value="85.75">
            <text:p>85,75</text:p>
          </table:table-cell>
          <table:table-cell table:style-name="ce13" table:formula="of:=AVERAGE([Overview.B447:.KK447])" office:value-type="float" office:value="27.5">
            <text:p>27,5</text:p>
          </table:table-cell>
          <table:table-cell table:style-name="ce18" table:formula="of:=AVERAGE([Overview.B468:.KK468])" office:value-type="float" office:value="6.05263157894737">
            <text:p>6,0526315789</text:p>
          </table:table-cell>
          <table:table-cell table:style-name="ce18" table:formula="of:=AVERAGE([Overview.B489:.KK489])" office:value-type="float" office:value="122.263157894737">
            <text:p>122,2631578947</text:p>
          </table:table-cell>
          <table:table-cell table:style-name="ce18" table:formula="of:=AVERAGE([Overview.B510:.KK510])" office:value-type="float" office:value="980.526315789474">
            <text:p>980,5263157895</text:p>
          </table:table-cell>
          <table:table-cell table:style-name="ce18" table:formula="of:=AVERAGE([Overview.B531:.KK531])" office:value-type="float" office:value="104.473684210526">
            <text:p>104,4736842105</text:p>
          </table:table-cell>
          <table:table-cell table:style-name="ce18" table:formula="of:=AVERAGE([Overview.B552:.KK552])" office:value-type="float" office:value="11.2105263157895">
            <text:p>11,2105263158</text:p>
          </table:table-cell>
        </table:table-row>
        <table:table-row table:style-name="ro1">
          <table:table-cell table:style-name="ce5" office:value-type="float" office:value="10">
            <text:p>10</text:p>
          </table:table-cell>
          <table:table-cell table:style-name="ce7" table:formula="of:=AVERAGE([Overview.B49:.KK49])" office:value-type="float" office:value="13">
            <text:p>13</text:p>
          </table:table-cell>
          <table:table-cell table:style-name="ce7" table:formula="of:=AVERAGE([Overview.B70:.KK70])" office:value-type="float" office:value="179">
            <text:p>179</text:p>
          </table:table-cell>
          <table:table-cell table:style-name="ce7" table:formula="of:=AVERAGE([Overview.B91:.KK91])" office:value-type="float" office:value="0">
            <text:p>0</text:p>
          </table:table-cell>
          <table:table-cell table:style-name="ce7" table:formula="of:=AVERAGE([Overview.B112:.KK112])" office:value-type="float" office:value="106">
            <text:p>106</text:p>
          </table:table-cell>
          <table:table-cell table:style-name="ce7" table:formula="of:=AVERAGE([Overview.B133:.KK133])" office:value-type="float" office:value="17">
            <text:p>17</text:p>
          </table:table-cell>
          <table:table-cell table:style-name="ce9" table:formula="of:=AVERAGE([Overview.B154:.KK154])" office:value-type="float" office:value="11">
            <text:p>11</text:p>
          </table:table-cell>
          <table:table-cell table:style-name="ce9" table:formula="of:=AVERAGE([Overview.B175:.KK175])" office:value-type="float" office:value="128.5">
            <text:p>128,5</text:p>
          </table:table-cell>
          <table:table-cell table:style-name="ce9" table:formula="of:=AVERAGE([Overview.B196:.KK196])" office:value-type="float" office:value="580">
            <text:p>580</text:p>
          </table:table-cell>
          <table:table-cell table:style-name="ce9" table:formula="of:=AVERAGE([Overview.B217:.KK217])" office:value-type="float" office:value="120.5">
            <text:p>120,5</text:p>
          </table:table-cell>
          <table:table-cell table:style-name="ce9" table:formula="of:=AVERAGE([Overview.B238:.KK238])" office:value-type="float" office:value="4">
            <text:p>4</text:p>
          </table:table-cell>
          <table:table-cell table:style-name="ce11" table:formula="of:=AVERAGE([Overview.B259:.KK259])" office:value-type="float" office:value="0">
            <text:p>#DIV/0!</text:p>
          </table:table-cell>
          <table:table-cell table:style-name="ce11" table:formula="of:=AVERAGE([Overview.B280:.KK280])" office:value-type="float" office:value="0">
            <text:p>#DIV/0!</text:p>
          </table:table-cell>
          <table:table-cell table:style-name="ce11" table:formula="of:=AVERAGE([Overview.B301:.KK301])" office:value-type="float" office:value="0">
            <text:p>#DIV/0!</text:p>
          </table:table-cell>
          <table:table-cell table:style-name="ce11" table:formula="of:=AVERAGE([Overview.B322:.KK322])" office:value-type="float" office:value="0">
            <text:p>#DIV/0!</text:p>
          </table:table-cell>
          <table:table-cell table:style-name="ce11" table:formula="of:=AVERAGE([Overview.B343:.KK343])" office:value-type="float" office:value="0">
            <text:p>#DIV/0!</text:p>
          </table:table-cell>
          <table:table-cell table:style-name="ce13" table:formula="of:=AVERAGE([Overview.B364:.KK364])" office:value-type="float" office:value="8">
            <text:p>8</text:p>
          </table:table-cell>
          <table:table-cell table:style-name="ce13" table:formula="of:=AVERAGE([Overview.B385:.KK385])" office:value-type="float" office:value="136">
            <text:p>136</text:p>
          </table:table-cell>
          <table:table-cell table:style-name="ce13" table:formula="of:=AVERAGE([Overview.B406:.KK406])" office:value-type="float" office:value="1275">
            <text:p>1275</text:p>
          </table:table-cell>
          <table:table-cell table:style-name="ce13" table:formula="of:=AVERAGE([Overview.B427:.KK427])" office:value-type="float" office:value="121">
            <text:p>121</text:p>
          </table:table-cell>
          <table:table-cell table:style-name="ce13" table:formula="of:=AVERAGE([Overview.B448:.KK448])" office:value-type="float" office:value="0.75">
            <text:p>0,75</text:p>
          </table:table-cell>
          <table:table-cell table:style-name="ce18" table:formula="of:=AVERAGE([Overview.B469:.KK469])" office:value-type="float" office:value="3">
            <text:p>3</text:p>
          </table:table-cell>
          <table:table-cell table:style-name="ce18" table:formula="of:=AVERAGE([Overview.B490:.KK490])" office:value-type="float" office:value="96">
            <text:p>96</text:p>
          </table:table-cell>
          <table:table-cell table:style-name="ce18" table:formula="of:=AVERAGE([Overview.B511:.KK511])" office:value-type="float" office:value="1260">
            <text:p>1260</text:p>
          </table:table-cell>
          <table:table-cell table:style-name="ce18" table:formula="of:=AVERAGE([Overview.B532:.KK532])" office:value-type="float" office:value="81">
            <text:p>81</text:p>
          </table:table-cell>
          <table:table-cell table:style-name="ce18" table:formula="of:=AVERAGE([Overview.B553:.KK553])" office:value-type="float" office:value="39">
            <text:p>39</text:p>
          </table:table-cell>
        </table:table-row>
        <table:table-row table:style-name="ro1">
          <table:table-cell table:style-name="ce5" office:value-type="float" office:value="11">
            <text:p>11</text:p>
          </table:table-cell>
          <table:table-cell table:style-name="ce7" table:formula="of:=AVERAGE([Overview.B50:.KK50])" office:value-type="float" office:value="6.92857142857143">
            <text:p>6,9285714286</text:p>
          </table:table-cell>
          <table:table-cell table:style-name="ce7" table:formula="of:=AVERAGE([Overview.B71:.KK71])" office:value-type="float" office:value="174.428571428571">
            <text:p>174,4285714286</text:p>
          </table:table-cell>
          <table:table-cell table:style-name="ce7" table:formula="of:=AVERAGE([Overview.B92:.KK92])" office:value-type="float" office:value="1563.92857142857">
            <text:p>1563,9285714286</text:p>
          </table:table-cell>
          <table:table-cell table:style-name="ce7" table:formula="of:=AVERAGE([Overview.B113:.KK113])" office:value-type="float" office:value="139.357142857143">
            <text:p>139,3571428571</text:p>
          </table:table-cell>
          <table:table-cell table:style-name="ce7" table:formula="of:=AVERAGE([Overview.B134:.KK134])" office:value-type="float" office:value="10.3571428571429">
            <text:p>10,3571428571</text:p>
          </table:table-cell>
          <table:table-cell table:style-name="ce9" table:formula="of:=AVERAGE([Overview.B155:.KK155])" office:value-type="float" office:value="9.15384615384615">
            <text:p>9,1538461538</text:p>
          </table:table-cell>
          <table:table-cell table:style-name="ce9" table:formula="of:=AVERAGE([Overview.B176:.KK176])" office:value-type="float" office:value="185.076923076923">
            <text:p>185,0769230769</text:p>
          </table:table-cell>
          <table:table-cell table:style-name="ce9" table:formula="of:=AVERAGE([Overview.B197:.KK197])" office:value-type="float" office:value="1457.69230769231">
            <text:p>1457,6923076923</text:p>
          </table:table-cell>
          <table:table-cell table:style-name="ce9" table:formula="of:=AVERAGE([Overview.B218:.KK218])" office:value-type="float" office:value="126.384615384615">
            <text:p>126,3846153846</text:p>
          </table:table-cell>
          <table:table-cell table:style-name="ce9" table:formula="of:=AVERAGE([Overview.B239:.KK239])" office:value-type="float" office:value="8.53846153846154">
            <text:p>8,5384615385</text:p>
          </table:table-cell>
          <table:table-cell table:style-name="ce11" table:formula="of:=AVERAGE([Overview.B260:.KK260])" office:value-type="float" office:value="7.14285714285714">
            <text:p>7,1428571429</text:p>
          </table:table-cell>
          <table:table-cell table:style-name="ce11" table:formula="of:=AVERAGE([Overview.B281:.KK281])" office:value-type="float" office:value="150.714285714286">
            <text:p>150,7142857143</text:p>
          </table:table-cell>
          <table:table-cell table:style-name="ce11" table:formula="of:=AVERAGE([Overview.B302:.KK302])" office:value-type="float" office:value="1143.57142857143">
            <text:p>1143,5714285714</text:p>
          </table:table-cell>
          <table:table-cell table:style-name="ce11" table:formula="of:=AVERAGE([Overview.B323:.KK323])" office:value-type="float" office:value="91.7142857142857">
            <text:p>91,7142857143</text:p>
          </table:table-cell>
          <table:table-cell table:style-name="ce11" table:formula="of:=AVERAGE([Overview.B344:.KK344])" office:value-type="float" office:value="23.1428571428571">
            <text:p>23,1428571429</text:p>
          </table:table-cell>
          <table:table-cell table:style-name="ce13" table:formula="of:=AVERAGE([Overview.B365:.KK365])" office:value-type="float" office:value="7.88235294117647">
            <text:p>7,8823529412</text:p>
          </table:table-cell>
          <table:table-cell table:style-name="ce13" table:formula="of:=AVERAGE([Overview.B386:.KK386])" office:value-type="float" office:value="164.411764705882">
            <text:p>164,4117647059</text:p>
          </table:table-cell>
          <table:table-cell table:style-name="ce13" table:formula="of:=AVERAGE([Overview.B407:.KK407])" office:value-type="float" office:value="1486.47058823529">
            <text:p>1486,4705882353</text:p>
          </table:table-cell>
          <table:table-cell table:style-name="ce13" table:formula="of:=AVERAGE([Overview.B428:.KK428])" office:value-type="float" office:value="132.647058823529">
            <text:p>132,6470588235</text:p>
          </table:table-cell>
          <table:table-cell table:style-name="ce13" table:formula="of:=AVERAGE([Overview.B449:.KK449])" office:value-type="float" office:value="7.94117647058824">
            <text:p>7,9411764706</text:p>
          </table:table-cell>
          <table:table-cell table:style-name="ce18" table:formula="of:=AVERAGE([Overview.B470:.KK470])" office:value-type="float" office:value="7.68965517241379">
            <text:p>7,6896551724</text:p>
          </table:table-cell>
          <table:table-cell table:style-name="ce18" table:formula="of:=AVERAGE([Overview.B491:.KK491])" office:value-type="float" office:value="163">
            <text:p>163</text:p>
          </table:table-cell>
          <table:table-cell table:style-name="ce18" table:formula="of:=AVERAGE([Overview.B512:.KK512])" office:value-type="float" office:value="1358.27586206897">
            <text:p>1358,275862069</text:p>
          </table:table-cell>
          <table:table-cell table:style-name="ce18" table:formula="of:=AVERAGE([Overview.B533:.KK533])" office:value-type="float" office:value="118.827586206897">
            <text:p>118,8275862069</text:p>
          </table:table-cell>
          <table:table-cell table:style-name="ce18" table:formula="of:=AVERAGE([Overview.B554:.KK554])" office:value-type="float" office:value="15.9310344827586">
            <text:p>15,9310344828</text:p>
          </table:table-cell>
        </table:table-row>
        <table:table-row table:style-name="ro1">
          <table:table-cell table:style-name="ce5" office:value-type="float" office:value="12">
            <text:p>12</text:p>
          </table:table-cell>
          <table:table-cell table:style-name="ce7" table:formula="of:=AVERAGE([Overview.B51:.KK51])" office:value-type="float" office:value="8.4">
            <text:p>8,4</text:p>
          </table:table-cell>
          <table:table-cell table:style-name="ce7" table:formula="of:=AVERAGE([Overview.B72:.KK72])" office:value-type="float" office:value="193.85">
            <text:p>193,85</text:p>
          </table:table-cell>
          <table:table-cell table:style-name="ce7" table:formula="of:=AVERAGE([Overview.B93:.KK93])" office:value-type="float" office:value="1677">
            <text:p>1677</text:p>
          </table:table-cell>
          <table:table-cell table:style-name="ce7" table:formula="of:=AVERAGE([Overview.B114:.KK114])" office:value-type="float" office:value="135.35">
            <text:p>135,35</text:p>
          </table:table-cell>
          <table:table-cell table:style-name="ce7" table:formula="of:=AVERAGE([Overview.B135:.KK135])" office:value-type="float" office:value="16.1">
            <text:p>16,1</text:p>
          </table:table-cell>
          <table:table-cell table:style-name="ce9" table:formula="of:=AVERAGE([Overview.B156:.KK156])" office:value-type="float" office:value="9.32">
            <text:p>9,32</text:p>
          </table:table-cell>
          <table:table-cell table:style-name="ce9" table:formula="of:=AVERAGE([Overview.B177:.KK177])" office:value-type="float" office:value="221.32">
            <text:p>221,32</text:p>
          </table:table-cell>
          <table:table-cell table:style-name="ce9" table:formula="of:=AVERAGE([Overview.B198:.KK198])" office:value-type="float" office:value="1700.4">
            <text:p>1700,4</text:p>
          </table:table-cell>
          <table:table-cell table:style-name="ce9" table:formula="of:=AVERAGE([Overview.B219:.KK219])" office:value-type="float" office:value="140.04">
            <text:p>140,04</text:p>
          </table:table-cell>
          <table:table-cell table:style-name="ce9" table:formula="of:=AVERAGE([Overview.B240:.KK240])" office:value-type="float" office:value="11.48">
            <text:p>11,48</text:p>
          </table:table-cell>
          <table:table-cell table:style-name="ce11" table:formula="of:=AVERAGE([Overview.B261:.KK261])" office:value-type="float" office:value="7.38888888888889">
            <text:p>7,3888888889</text:p>
          </table:table-cell>
          <table:table-cell table:style-name="ce11" table:formula="of:=AVERAGE([Overview.B282:.KK282])" office:value-type="float" office:value="180.388888888889">
            <text:p>180,3888888889</text:p>
          </table:table-cell>
          <table:table-cell table:style-name="ce11" table:formula="of:=AVERAGE([Overview.B303:.KK303])" office:value-type="float" office:value="1736.66666666667">
            <text:p>1736,6666666667</text:p>
          </table:table-cell>
          <table:table-cell table:style-name="ce11" table:formula="of:=AVERAGE([Overview.B324:.KK324])" office:value-type="float" office:value="134.444444444444">
            <text:p>134,4444444444</text:p>
          </table:table-cell>
          <table:table-cell table:style-name="ce11" table:formula="of:=AVERAGE([Overview.B345:.KK345])" office:value-type="float" office:value="14.7222222222222">
            <text:p>14,7222222222</text:p>
          </table:table-cell>
          <table:table-cell table:style-name="ce13" table:formula="of:=AVERAGE([Overview.B366:.KK366])" office:value-type="float" office:value="8.58620689655172">
            <text:p>8,5862068966</text:p>
          </table:table-cell>
          <table:table-cell table:style-name="ce13" table:formula="of:=AVERAGE([Overview.B387:.KK387])" office:value-type="float" office:value="201.620689655172">
            <text:p>201,6206896552</text:p>
          </table:table-cell>
          <table:table-cell table:style-name="ce13" table:formula="of:=AVERAGE([Overview.B408:.KK408])" office:value-type="float" office:value="1789.48275862069">
            <text:p>1789,4827586207</text:p>
          </table:table-cell>
          <table:table-cell table:style-name="ce13" table:formula="of:=AVERAGE([Overview.B429:.KK429])" office:value-type="float" office:value="148.620689655172">
            <text:p>148,6206896552</text:p>
          </table:table-cell>
          <table:table-cell table:style-name="ce13" table:formula="of:=AVERAGE([Overview.B450:.KK450])" office:value-type="float" office:value="9.79310344827586">
            <text:p>9,7931034483</text:p>
          </table:table-cell>
          <table:table-cell table:style-name="ce18" table:formula="of:=AVERAGE([Overview.B471:.KK471])" office:value-type="float" office:value="8">
            <text:p>8</text:p>
          </table:table-cell>
          <table:table-cell table:style-name="ce18" table:formula="of:=AVERAGE([Overview.B492:.KK492])" office:value-type="float" office:value="188.513157894737">
            <text:p>188,5131578947</text:p>
          </table:table-cell>
          <table:table-cell table:style-name="ce18" table:formula="of:=AVERAGE([Overview.B513:.KK513])" office:value-type="float" office:value="1687.23684210526">
            <text:p>1687,2368421053</text:p>
          </table:table-cell>
          <table:table-cell table:style-name="ce18" table:formula="of:=AVERAGE([Overview.B534:.KK534])" office:value-type="float" office:value="132.644736842105">
            <text:p>132,6447368421</text:p>
          </table:table-cell>
          <table:table-cell table:style-name="ce18" table:formula="of:=AVERAGE([Overview.B555:.KK555])" office:value-type="float" office:value="14.5131578947368">
            <text:p>14,5131578947</text:p>
          </table:table-cell>
        </table:table-row>
        <table:table-row table:style-name="ro1">
          <table:table-cell table:style-name="ce5" office:value-type="float" office:value="13">
            <text:p>13</text:p>
          </table:table-cell>
          <table:table-cell table:style-name="ce7" table:formula="of:=AVERAGE([Overview.B52:.KK52])" office:value-type="float" office:value="8.97619047619048">
            <text:p>8,9761904762</text:p>
          </table:table-cell>
          <table:table-cell table:style-name="ce7" table:formula="of:=AVERAGE([Overview.B73:.KK73])" office:value-type="float" office:value="236.630952380952">
            <text:p>236,630952381</text:p>
          </table:table-cell>
          <table:table-cell table:style-name="ce7" table:formula="of:=AVERAGE([Overview.B94:.KK94])" office:value-type="float" office:value="2047.91666666667">
            <text:p>2047,9166666667</text:p>
          </table:table-cell>
          <table:table-cell table:style-name="ce7" table:formula="of:=AVERAGE([Overview.B115:.KK115])" office:value-type="float" office:value="150.988095238095">
            <text:p>150,9880952381</text:p>
          </table:table-cell>
          <table:table-cell table:style-name="ce7" table:formula="of:=AVERAGE([Overview.B136:.KK136])" office:value-type="float" office:value="7.29761904761905">
            <text:p>7,2976190476</text:p>
          </table:table-cell>
          <table:table-cell table:style-name="ce9" table:formula="of:=AVERAGE([Overview.B157:.KK157])" office:value-type="float" office:value="8.42424242424242">
            <text:p>8,4242424242</text:p>
          </table:table-cell>
          <table:table-cell table:style-name="ce9" table:formula="of:=AVERAGE([Overview.B178:.KK178])" office:value-type="float" office:value="220.606060606061">
            <text:p>220,6060606061</text:p>
          </table:table-cell>
          <table:table-cell table:style-name="ce9" table:formula="of:=AVERAGE([Overview.B199:.KK199])" office:value-type="float" office:value="1984.84848484848">
            <text:p>1984,8484848485</text:p>
          </table:table-cell>
          <table:table-cell table:style-name="ce9" table:formula="of:=AVERAGE([Overview.B220:.KK220])" office:value-type="float" office:value="141.181818181818">
            <text:p>141,1818181818</text:p>
          </table:table-cell>
          <table:table-cell table:style-name="ce9" table:formula="of:=AVERAGE([Overview.B241:.KK241])" office:value-type="float" office:value="11.7121212121212">
            <text:p>11,7121212121</text:p>
          </table:table-cell>
          <table:table-cell table:style-name="ce11" table:formula="of:=AVERAGE([Overview.B262:.KK262])" office:value-type="float" office:value="8.18348623853211">
            <text:p>8,1834862385</text:p>
          </table:table-cell>
          <table:table-cell table:style-name="ce11" table:formula="of:=AVERAGE([Overview.B283:.KK283])" office:value-type="float" office:value="212">
            <text:p>212</text:p>
          </table:table-cell>
          <table:table-cell table:style-name="ce11" table:formula="of:=AVERAGE([Overview.B304:.KK304])" office:value-type="float" office:value="2084.26605504587">
            <text:p>2084,2660550459</text:p>
          </table:table-cell>
          <table:table-cell table:style-name="ce11" table:formula="of:=AVERAGE([Overview.B325:.KK325])" office:value-type="float" office:value="152.770642201835">
            <text:p>152,7706422018</text:p>
          </table:table-cell>
          <table:table-cell table:style-name="ce11" table:formula="of:=AVERAGE([Overview.B346:.KK346])" office:value-type="float" office:value="10.7614678899083">
            <text:p>10,7614678899</text:p>
          </table:table-cell>
          <table:table-cell table:style-name="ce13" table:formula="of:=AVERAGE([Overview.B367:.KK367])" office:value-type="float" office:value="8.02777777777778">
            <text:p>8,0277777778</text:p>
          </table:table-cell>
          <table:table-cell table:style-name="ce13" table:formula="of:=AVERAGE([Overview.B388:.KK388])" office:value-type="float" office:value="218.375">
            <text:p>218,375</text:p>
          </table:table-cell>
          <table:table-cell table:style-name="ce13" table:formula="of:=AVERAGE([Overview.B409:.KK409])" office:value-type="float" office:value="2052.43055555556">
            <text:p>2052,4305555556</text:p>
          </table:table-cell>
          <table:table-cell table:style-name="ce13" table:formula="of:=AVERAGE([Overview.B430:.KK430])" office:value-type="float" office:value="147.069444444444">
            <text:p>147,0694444444</text:p>
          </table:table-cell>
          <table:table-cell table:style-name="ce13" table:formula="of:=AVERAGE([Overview.B451:.KK451])" office:value-type="float" office:value="12.25">
            <text:p>12,25</text:p>
          </table:table-cell>
          <table:table-cell table:style-name="ce18" table:formula="of:=AVERAGE([Overview.B472:.KK472])" office:value-type="float" office:value="8.38314176245211">
            <text:p>8,3831417625</text:p>
          </table:table-cell>
          <table:table-cell table:style-name="ce18" table:formula="of:=AVERAGE([Overview.B493:.KK493])" office:value-type="float" office:value="216.164750957854">
            <text:p>216,1647509579</text:p>
          </table:table-cell>
          <table:table-cell table:style-name="ce18" table:formula="of:=AVERAGE([Overview.B514:.KK514])" office:value-type="float" office:value="1982.14559386973">
            <text:p>1982,1455938697</text:p>
          </table:table-cell>
          <table:table-cell table:style-name="ce18" table:formula="of:=AVERAGE([Overview.B535:.KK535])" office:value-type="float" office:value="140.245210727969">
            <text:p>140,245210728</text:p>
          </table:table-cell>
          <table:table-cell table:style-name="ce18" table:formula="of:=AVERAGE([Overview.B556:.KK556])" office:value-type="float" office:value="14.9233716475096">
            <text:p>14,9233716475</text:p>
          </table:table-cell>
        </table:table-row>
        <table:table-row table:style-name="ro1">
          <table:table-cell table:style-name="ce5" office:value-type="float" office:value="14">
            <text:p>14</text:p>
          </table:table-cell>
          <table:table-cell table:style-name="ce7" table:formula="of:=AVERAGE([Overview.B53:.KK53])" office:value-type="float" office:value="9.13709677419355">
            <text:p>9,1370967742</text:p>
          </table:table-cell>
          <table:table-cell table:style-name="ce7" table:formula="of:=AVERAGE([Overview.B74:.KK74])" office:value-type="float" office:value="265.177419354839">
            <text:p>265,1774193548</text:p>
          </table:table-cell>
          <table:table-cell table:style-name="ce7" table:formula="of:=AVERAGE([Overview.B95:.KK95])" office:value-type="float" office:value="2471.37096774194">
            <text:p>2471,3709677419</text:p>
          </table:table-cell>
          <table:table-cell table:style-name="ce7" table:formula="of:=AVERAGE([Overview.B116:.KK116])" office:value-type="float" office:value="162.483870967742">
            <text:p>162,4838709677</text:p>
          </table:table-cell>
          <table:table-cell table:style-name="ce7" table:formula="of:=AVERAGE([Overview.B137:.KK137])" office:value-type="float" office:value="12.6532258064516">
            <text:p>12,6532258065</text:p>
          </table:table-cell>
          <table:table-cell table:style-name="ce9" table:formula="of:=AVERAGE([Overview.B158:.KK158])" office:value-type="float" office:value="9.6056338028169">
            <text:p>9,6056338028</text:p>
          </table:table-cell>
          <table:table-cell table:style-name="ce9" table:formula="of:=AVERAGE([Overview.B179:.KK179])" office:value-type="float" office:value="270.464788732394">
            <text:p>270,4647887324</text:p>
          </table:table-cell>
          <table:table-cell table:style-name="ce9" table:formula="of:=AVERAGE([Overview.B200:.KK200])" office:value-type="float" office:value="2403.52112676056">
            <text:p>2403,5211267606</text:p>
          </table:table-cell>
          <table:table-cell table:style-name="ce9" table:formula="of:=AVERAGE([Overview.B221:.KK221])" office:value-type="float" office:value="156.154929577465">
            <text:p>156,1549295775</text:p>
          </table:table-cell>
          <table:table-cell table:style-name="ce9" table:formula="of:=AVERAGE([Overview.B242:.KK242])" office:value-type="float" office:value="14.3380281690141">
            <text:p>14,338028169</text:p>
          </table:table-cell>
          <table:table-cell table:style-name="ce11" table:formula="of:=AVERAGE([Overview.B263:.KK263])" office:value-type="float" office:value="8.75">
            <text:p>8,75</text:p>
          </table:table-cell>
          <table:table-cell table:style-name="ce11" table:formula="of:=AVERAGE([Overview.B284:.KK284])" office:value-type="float" office:value="245.592105263158">
            <text:p>245,5921052632</text:p>
          </table:table-cell>
          <table:table-cell table:style-name="ce11" table:formula="of:=AVERAGE([Overview.B305:.KK305])" office:value-type="float" office:value="2415.59210526316">
            <text:p>2415,5921052632</text:p>
          </table:table-cell>
          <table:table-cell table:style-name="ce11" table:formula="of:=AVERAGE([Overview.B326:.KK326])" office:value-type="float" office:value="168.394736842105">
            <text:p>168,3947368421</text:p>
          </table:table-cell>
          <table:table-cell table:style-name="ce11" table:formula="of:=AVERAGE([Overview.B347:.KK347])" office:value-type="float" office:value="12.8289473684211">
            <text:p>12,8289473684</text:p>
          </table:table-cell>
          <table:table-cell table:style-name="ce13" table:formula="of:=AVERAGE([Overview.B368:.KK368])" office:value-type="float" office:value="8.75308641975309">
            <text:p>8,7530864198</text:p>
          </table:table-cell>
          <table:table-cell table:style-name="ce13" table:formula="of:=AVERAGE([Overview.B389:.KK389])" office:value-type="float" office:value="251.802469135802">
            <text:p>251,8024691358</text:p>
          </table:table-cell>
          <table:table-cell table:style-name="ce13" table:formula="of:=AVERAGE([Overview.B410:.KK410])" office:value-type="float" office:value="2459.01234567901">
            <text:p>2459,012345679</text:p>
          </table:table-cell>
          <table:table-cell table:style-name="ce13" table:formula="of:=AVERAGE([Overview.B431:.KK431])" office:value-type="float" office:value="163.20987654321">
            <text:p>163,2098765432</text:p>
          </table:table-cell>
          <table:table-cell table:style-name="ce13" table:formula="of:=AVERAGE([Overview.B452:.KK452])" office:value-type="float" office:value="14.2098765432099">
            <text:p>14,2098765432</text:p>
          </table:table-cell>
          <table:table-cell table:style-name="ce18" table:formula="of:=AVERAGE([Overview.B473:.KK473])" office:value-type="float" office:value="8.79166666666667">
            <text:p>8,7916666667</text:p>
          </table:table-cell>
          <table:table-cell table:style-name="ce18" table:formula="of:=AVERAGE([Overview.B494:.KK494])" office:value-type="float" office:value="256.298076923077">
            <text:p>256,2980769231</text:p>
          </table:table-cell>
          <table:table-cell table:style-name="ce18" table:formula="of:=AVERAGE([Overview.B515:.KK515])" office:value-type="float" office:value="2384.77564102564">
            <text:p>2384,7756410256</text:p>
          </table:table-cell>
          <table:table-cell table:style-name="ce18" table:formula="of:=AVERAGE([Overview.B536:.KK536])" office:value-type="float" office:value="151.448717948718">
            <text:p>151,4487179487</text:p>
          </table:table-cell>
          <table:table-cell table:style-name="ce18" table:formula="of:=AVERAGE([Overview.B557:.KK557])" office:value-type="float" office:value="17.775641025641">
            <text:p>17,7756410256</text:p>
          </table:table-cell>
        </table:table-row>
        <table:table-row table:style-name="ro1">
          <table:table-cell table:style-name="ce5" office:value-type="float" office:value="15">
            <text:p>15</text:p>
          </table:table-cell>
          <table:table-cell table:style-name="ce7" table:formula="of:=AVERAGE([Overview.B54:.KK54])" office:value-type="float" office:value="10.0416666666667">
            <text:p>10,0416666667</text:p>
          </table:table-cell>
          <table:table-cell table:style-name="ce7" table:formula="of:=AVERAGE([Overview.B75:.KK75])" office:value-type="float" office:value="319.291666666667">
            <text:p>319,2916666667</text:p>
          </table:table-cell>
          <table:table-cell table:style-name="ce7" table:formula="of:=AVERAGE([Overview.B96:.KK96])" office:value-type="float" office:value="2891.66666666667">
            <text:p>2891,6666666667</text:p>
          </table:table-cell>
          <table:table-cell table:style-name="ce7" table:formula="of:=AVERAGE([Overview.B117:.KK117])" office:value-type="float" office:value="169.458333333333">
            <text:p>169,4583333333</text:p>
          </table:table-cell>
          <table:table-cell table:style-name="ce7" table:formula="of:=AVERAGE([Overview.B138:.KK138])" office:value-type="float" office:value="11.25">
            <text:p>11,25</text:p>
          </table:table-cell>
          <table:table-cell table:style-name="ce9" table:formula="of:=AVERAGE([Overview.B159:.KK159])" office:value-type="float" office:value="9.24">
            <text:p>9,24</text:p>
          </table:table-cell>
          <table:table-cell table:style-name="ce9" table:formula="of:=AVERAGE([Overview.B180:.KK180])" office:value-type="float" office:value="303.28">
            <text:p>303,28</text:p>
          </table:table-cell>
          <table:table-cell table:style-name="ce9" table:formula="of:=AVERAGE([Overview.B201:.KK201])" office:value-type="float" office:value="2894.4">
            <text:p>2894,4</text:p>
          </table:table-cell>
          <table:table-cell table:style-name="ce9" table:formula="of:=AVERAGE([Overview.B222:.KK222])" office:value-type="float" office:value="167.56">
            <text:p>167,56</text:p>
          </table:table-cell>
          <table:table-cell table:style-name="ce9" table:formula="of:=AVERAGE([Overview.B243:.KK243])" office:value-type="float" office:value="12.84">
            <text:p>12,84</text:p>
          </table:table-cell>
          <table:table-cell table:style-name="ce11" table:formula="of:=AVERAGE([Overview.B264:.KK264])" office:value-type="float" office:value="9.9">
            <text:p>9,9</text:p>
          </table:table-cell>
          <table:table-cell table:style-name="ce11" table:formula="of:=AVERAGE([Overview.B285:.KK285])" office:value-type="float" office:value="298.55">
            <text:p>298,55</text:p>
          </table:table-cell>
          <table:table-cell table:style-name="ce11" table:formula="of:=AVERAGE([Overview.B306:.KK306])" office:value-type="float" office:value="2969.25">
            <text:p>2969,25</text:p>
          </table:table-cell>
          <table:table-cell table:style-name="ce11" table:formula="of:=AVERAGE([Overview.B327:.KK327])" office:value-type="float" office:value="194.8">
            <text:p>194,8</text:p>
          </table:table-cell>
          <table:table-cell table:style-name="ce11" table:formula="of:=AVERAGE([Overview.B348:.KK348])" office:value-type="float" office:value="10.1">
            <text:p>10,1</text:p>
          </table:table-cell>
          <table:table-cell table:style-name="ce13" table:formula="of:=AVERAGE([Overview.B369:.KK369])" office:value-type="float" office:value="8.34615384615385">
            <text:p>8,3461538462</text:p>
          </table:table-cell>
          <table:table-cell table:style-name="ce13" table:formula="of:=AVERAGE([Overview.B390:.KK390])" office:value-type="float" office:value="284.807692307692">
            <text:p>284,8076923077</text:p>
          </table:table-cell>
          <table:table-cell table:style-name="ce13" table:formula="of:=AVERAGE([Overview.B411:.KK411])" office:value-type="float" office:value="3011.73076923077">
            <text:p>3011,7307692308</text:p>
          </table:table-cell>
          <table:table-cell table:style-name="ce13" table:formula="of:=AVERAGE([Overview.B432:.KK432])" office:value-type="float" office:value="175.538461538462">
            <text:p>175,5384615385</text:p>
          </table:table-cell>
          <table:table-cell table:style-name="ce13" table:formula="of:=AVERAGE([Overview.B453:.KK453])" office:value-type="float" office:value="18.9615384615385">
            <text:p>18,9615384615</text:p>
          </table:table-cell>
          <table:table-cell table:style-name="ce18" table:formula="of:=AVERAGE([Overview.B474:.KK474])" office:value-type="float" office:value="9.83505154639175">
            <text:p>9,8350515464</text:p>
          </table:table-cell>
          <table:table-cell table:style-name="ce18" table:formula="of:=AVERAGE([Overview.B495:.KK495])" office:value-type="float" office:value="325.556701030928">
            <text:p>325,5567010309</text:p>
          </table:table-cell>
          <table:table-cell table:style-name="ce18" table:formula="of:=AVERAGE([Overview.B516:.KK516])" office:value-type="float" office:value="2844.48453608247">
            <text:p>2844,4845360825</text:p>
          </table:table-cell>
          <table:table-cell table:style-name="ce18" table:formula="of:=AVERAGE([Overview.B537:.KK537])" office:value-type="float" office:value="159.80412371134">
            <text:p>159,8041237113</text:p>
          </table:table-cell>
          <table:table-cell table:style-name="ce18" table:formula="of:=AVERAGE([Overview.B558:.KK558])" office:value-type="float" office:value="18.020618556701">
            <text:p>18,0206185567</text:p>
          </table:table-cell>
        </table:table-row>
        <table:table-row table:style-name="ro1">
          <table:table-cell table:style-name="ce5" office:value-type="float" office:value="16">
            <text:p>16</text:p>
          </table:table-cell>
          <table:table-cell table:style-name="ce7" table:formula="of:=AVERAGE([Overview.B55:.KK55])" office:value-type="float" office:value="12.7313432835821">
            <text:p>12,7313432836</text:p>
          </table:table-cell>
          <table:table-cell table:style-name="ce7" table:formula="of:=AVERAGE([Overview.B76:.KK76])" office:value-type="float" office:value="371.164179104478">
            <text:p>371,1641791045</text:p>
          </table:table-cell>
          <table:table-cell table:style-name="ce7" table:formula="of:=AVERAGE([Overview.B97:.KK97])" office:value-type="float" office:value="3454.92537313433">
            <text:p>3454,9253731343</text:p>
          </table:table-cell>
          <table:table-cell table:style-name="ce7" table:formula="of:=AVERAGE([Overview.B118:.KK118])" office:value-type="float" office:value="191.208955223881">
            <text:p>191,2089552239</text:p>
          </table:table-cell>
          <table:table-cell table:style-name="ce7" table:formula="of:=AVERAGE([Overview.B139:.KK139])" office:value-type="float" office:value="16.3134328358209">
            <text:p>16,3134328358</text:p>
          </table:table-cell>
          <table:table-cell table:style-name="ce9" table:formula="of:=AVERAGE([Overview.B160:.KK160])" office:value-type="float" office:value="11.6176470588235">
            <text:p>11,6176470588</text:p>
          </table:table-cell>
          <table:table-cell table:style-name="ce9" table:formula="of:=AVERAGE([Overview.B181:.KK181])" office:value-type="float" office:value="354.147058823529">
            <text:p>354,1470588235</text:p>
          </table:table-cell>
          <table:table-cell table:style-name="ce9" table:formula="of:=AVERAGE([Overview.B202:.KK202])" office:value-type="float" office:value="3410.73529411765">
            <text:p>3410,7352941177</text:p>
          </table:table-cell>
          <table:table-cell table:style-name="ce9" table:formula="of:=AVERAGE([Overview.B223:.KK223])" office:value-type="float" office:value="185.970588235294">
            <text:p>185,9705882353</text:p>
          </table:table-cell>
          <table:table-cell table:style-name="ce9" table:formula="of:=AVERAGE([Overview.B244:.KK244])" office:value-type="float" office:value="14.9411764705882">
            <text:p>14,9411764706</text:p>
          </table:table-cell>
          <table:table-cell table:style-name="ce11" table:formula="of:=AVERAGE([Overview.B265:.KK265])" office:value-type="float" office:value="11.1020408163265">
            <text:p>11,1020408163</text:p>
          </table:table-cell>
          <table:table-cell table:style-name="ce11" table:formula="of:=AVERAGE([Overview.B286:.KK286])" office:value-type="float" office:value="338.551020408163">
            <text:p>338,5510204082</text:p>
          </table:table-cell>
          <table:table-cell table:style-name="ce11" table:formula="of:=AVERAGE([Overview.B307:.KK307])" office:value-type="float" office:value="3327.14285714286">
            <text:p>3327,1428571429</text:p>
          </table:table-cell>
          <table:table-cell table:style-name="ce11" table:formula="of:=AVERAGE([Overview.B328:.KK328])" office:value-type="float" office:value="188.979591836735">
            <text:p>188,9795918367</text:p>
          </table:table-cell>
          <table:table-cell table:style-name="ce11" table:formula="of:=AVERAGE([Overview.B349:.KK349])" office:value-type="float" office:value="18.2448979591837">
            <text:p>18,2448979592</text:p>
          </table:table-cell>
          <table:table-cell table:style-name="ce13" table:formula="of:=AVERAGE([Overview.B370:.KK370])" office:value-type="float" office:value="12.0857142857143">
            <text:p>12,0857142857</text:p>
          </table:table-cell>
          <table:table-cell table:style-name="ce13" table:formula="of:=AVERAGE([Overview.B391:.KK391])" office:value-type="float" office:value="350.057142857143">
            <text:p>350,0571428571</text:p>
          </table:table-cell>
          <table:table-cell table:style-name="ce13" table:formula="of:=AVERAGE([Overview.B412:.KK412])" office:value-type="float" office:value="3360.28571428571">
            <text:p>3360,2857142857</text:p>
          </table:table-cell>
          <table:table-cell table:style-name="ce13" table:formula="of:=AVERAGE([Overview.B433:.KK433])" office:value-type="float" office:value="190.428571428571">
            <text:p>190,4285714286</text:p>
          </table:table-cell>
          <table:table-cell table:style-name="ce13" table:formula="of:=AVERAGE([Overview.B454:.KK454])" office:value-type="float" office:value="18.7714285714286">
            <text:p>18,7714285714</text:p>
          </table:table-cell>
          <table:table-cell table:style-name="ce18" table:formula="of:=AVERAGE([Overview.B475:.KK475])" office:value-type="float" office:value="11.6274509803922">
            <text:p>11,6274509804</text:p>
          </table:table-cell>
          <table:table-cell table:style-name="ce18" table:formula="of:=AVERAGE([Overview.B496:.KK496])" office:value-type="float" office:value="335.660130718954">
            <text:p>335,660130719</text:p>
          </table:table-cell>
          <table:table-cell table:style-name="ce18" table:formula="of:=AVERAGE([Overview.B517:.KK517])" office:value-type="float" office:value="3269.28104575163">
            <text:p>3269,2810457516</text:p>
          </table:table-cell>
          <table:table-cell table:style-name="ce18" table:formula="of:=AVERAGE([Overview.B538:.KK538])" office:value-type="float" office:value="179.549019607843">
            <text:p>179,5490196078</text:p>
          </table:table-cell>
          <table:table-cell table:style-name="ce18" table:formula="of:=AVERAGE([Overview.B559:.KK559])" office:value-type="float" office:value="24.1503267973856">
            <text:p>24,1503267974</text:p>
          </table:table-cell>
        </table:table-row>
        <table:table-row table:style-name="ro1">
          <table:table-cell table:style-name="ce5" office:value-type="float" office:value="17">
            <text:p>17</text:p>
          </table:table-cell>
          <table:table-cell table:style-name="ce7" table:formula="of:=AVERAGE([Overview.B56:.KK56])" office:value-type="float" office:value="14.0588235294118">
            <text:p>14,0588235294</text:p>
          </table:table-cell>
          <table:table-cell table:style-name="ce7" table:formula="of:=AVERAGE([Overview.B77:.KK77])" office:value-type="float" office:value="406.735294117647">
            <text:p>406,7352941176</text:p>
          </table:table-cell>
          <table:table-cell table:style-name="ce7" table:formula="of:=AVERAGE([Overview.B98:.KK98])" office:value-type="float" office:value="4025.44117647059">
            <text:p>4025,4411764706</text:p>
          </table:table-cell>
          <table:table-cell table:style-name="ce7" table:formula="of:=AVERAGE([Overview.B119:.KK119])" office:value-type="float" office:value="212.647058823529">
            <text:p>212,6470588235</text:p>
          </table:table-cell>
          <table:table-cell table:style-name="ce7" table:formula="of:=AVERAGE([Overview.B140:.KK140])" office:value-type="float" office:value="16.2352941176471">
            <text:p>16,2352941176</text:p>
          </table:table-cell>
          <table:table-cell table:style-name="ce9" table:formula="of:=AVERAGE([Overview.B161:.KK161])" office:value-type="float" office:value="13.9285714285714">
            <text:p>13,9285714286</text:p>
          </table:table-cell>
          <table:table-cell table:style-name="ce9" table:formula="of:=AVERAGE([Overview.B182:.KK182])" office:value-type="float" office:value="392.357142857143">
            <text:p>392,3571428571</text:p>
          </table:table-cell>
          <table:table-cell table:style-name="ce9" table:formula="of:=AVERAGE([Overview.B203:.KK203])" office:value-type="float" office:value="3834.28571428571">
            <text:p>3834,2857142857</text:p>
          </table:table-cell>
          <table:table-cell table:style-name="ce9" table:formula="of:=AVERAGE([Overview.B224:.KK224])" office:value-type="float" office:value="199.571428571429">
            <text:p>199,5714285714</text:p>
          </table:table-cell>
          <table:table-cell table:style-name="ce9" table:formula="of:=AVERAGE([Overview.B245:.KK245])" office:value-type="float" office:value="22.6428571428571">
            <text:p>22,6428571429</text:p>
          </table:table-cell>
          <table:table-cell table:style-name="ce11" table:formula="of:=AVERAGE([Overview.B266:.KK266])" office:value-type="float" office:value="16.75">
            <text:p>16,75</text:p>
          </table:table-cell>
          <table:table-cell table:style-name="ce11" table:formula="of:=AVERAGE([Overview.B287:.KK287])" office:value-type="float" office:value="484.625">
            <text:p>484,625</text:p>
          </table:table-cell>
          <table:table-cell table:style-name="ce11" table:formula="of:=AVERAGE([Overview.B308:.KK308])" office:value-type="float" office:value="4023.75">
            <text:p>4023,75</text:p>
          </table:table-cell>
          <table:table-cell table:style-name="ce11" table:formula="of:=AVERAGE([Overview.B329:.KK329])" office:value-type="float" office:value="206.5">
            <text:p>206,5</text:p>
          </table:table-cell>
          <table:table-cell table:style-name="ce11" table:formula="of:=AVERAGE([Overview.B350:.KK350])" office:value-type="float" office:value="9.4375">
            <text:p>9,4375</text:p>
          </table:table-cell>
          <table:table-cell table:style-name="ce13" table:formula="of:=AVERAGE([Overview.B371:.KK371])" office:value-type="float" office:value="15.15625">
            <text:p>15,15625</text:p>
          </table:table-cell>
          <table:table-cell table:style-name="ce13" table:formula="of:=AVERAGE([Overview.B392:.KK392])" office:value-type="float" office:value="424.65625">
            <text:p>424,65625</text:p>
          </table:table-cell>
          <table:table-cell table:style-name="ce13" table:formula="of:=AVERAGE([Overview.B413:.KK413])" office:value-type="float" office:value="3868.125">
            <text:p>3868,125</text:p>
          </table:table-cell>
          <table:table-cell table:style-name="ce13" table:formula="of:=AVERAGE([Overview.B434:.KK434])" office:value-type="float" office:value="200.5625">
            <text:p>200,5625</text:p>
          </table:table-cell>
          <table:table-cell table:style-name="ce13" table:formula="of:=AVERAGE([Overview.B455:.KK455])" office:value-type="float" office:value="23.65625">
            <text:p>23,65625</text:p>
          </table:table-cell>
          <table:table-cell table:style-name="ce18" table:formula="of:=AVERAGE([Overview.B476:.KK476])" office:value-type="float" office:value="12.7678571428571">
            <text:p>12,7678571429</text:p>
          </table:table-cell>
          <table:table-cell table:style-name="ce18" table:formula="of:=AVERAGE([Overview.B497:.KK497])" office:value-type="float" office:value="384.464285714286">
            <text:p>384,4642857143</text:p>
          </table:table-cell>
          <table:table-cell table:style-name="ce18" table:formula="of:=AVERAGE([Overview.B518:.KK518])" office:value-type="float" office:value="3732.85714285714">
            <text:p>3732,8571428571</text:p>
          </table:table-cell>
          <table:table-cell table:style-name="ce18" table:formula="of:=AVERAGE([Overview.B539:.KK539])" office:value-type="float" office:value="193.464285714286">
            <text:p>193,4642857143</text:p>
          </table:table-cell>
          <table:table-cell table:style-name="ce18" table:formula="of:=AVERAGE([Overview.B560:.KK560])" office:value-type="float" office:value="22.6607142857143">
            <text:p>22,6607142857</text:p>
          </table:table-cell>
        </table:table-row>
        <table:table-row table:style-name="ro1">
          <table:table-cell table:style-name="ce5" office:value-type="float" office:value="18">
            <text:p>18</text:p>
          </table:table-cell>
          <table:table-cell table:style-name="ce7" table:formula="of:=AVERAGE([Overview.B57:.KK57])" office:value-type="float" office:value="17.5">
            <text:p>17,5</text:p>
          </table:table-cell>
          <table:table-cell table:style-name="ce7" table:formula="of:=AVERAGE([Overview.B78:.KK78])" office:value-type="float" office:value="501.333333333333">
            <text:p>501,3333333333</text:p>
          </table:table-cell>
          <table:table-cell table:style-name="ce7" table:formula="of:=AVERAGE([Overview.B99:.KK99])" office:value-type="float" office:value="4574.16666666667">
            <text:p>4574,1666666667</text:p>
          </table:table-cell>
          <table:table-cell table:style-name="ce7" table:formula="of:=AVERAGE([Overview.B120:.KK120])" office:value-type="float" office:value="220.5">
            <text:p>220,5</text:p>
          </table:table-cell>
          <table:table-cell table:style-name="ce7" table:formula="of:=AVERAGE([Overview.B141:.KK141])" office:value-type="float" office:value="20.8333333333333">
            <text:p>20,8333333333</text:p>
          </table:table-cell>
          <table:table-cell table:style-name="ce9" table:formula="of:=AVERAGE([Overview.B162:.KK162])" office:value-type="float" office:value="14">
            <text:p>14</text:p>
          </table:table-cell>
          <table:table-cell table:style-name="ce9" table:formula="of:=AVERAGE([Overview.B183:.KK183])" office:value-type="float" office:value="415.888888888889">
            <text:p>415,8888888889</text:p>
          </table:table-cell>
          <table:table-cell table:style-name="ce9" table:formula="of:=AVERAGE([Overview.B204:.KK204])" office:value-type="float" office:value="4344.44444444444">
            <text:p>4344,4444444444</text:p>
          </table:table-cell>
          <table:table-cell table:style-name="ce9" table:formula="of:=AVERAGE([Overview.B225:.KK225])" office:value-type="float" office:value="209.777777777778">
            <text:p>209,7777777778</text:p>
          </table:table-cell>
          <table:table-cell table:style-name="ce9" table:formula="of:=AVERAGE([Overview.B246:.KK246])" office:value-type="float" office:value="19.3333333333333">
            <text:p>19,3333333333</text:p>
          </table:table-cell>
          <table:table-cell table:style-name="ce11" table:formula="of:=AVERAGE([Overview.B267:.KK267])" office:value-type="float" office:value="14.8333333333333">
            <text:p>14,8333333333</text:p>
          </table:table-cell>
          <table:table-cell table:style-name="ce11" table:formula="of:=AVERAGE([Overview.B288:.KK288])" office:value-type="float" office:value="461.666666666667">
            <text:p>461,6666666667</text:p>
          </table:table-cell>
          <table:table-cell table:style-name="ce11" table:formula="of:=AVERAGE([Overview.B309:.KK309])" office:value-type="float" office:value="4285.83333333333">
            <text:p>4285,8333333333</text:p>
          </table:table-cell>
          <table:table-cell table:style-name="ce11" table:formula="of:=AVERAGE([Overview.B330:.KK330])" office:value-type="float" office:value="195.833333333333">
            <text:p>195,8333333333</text:p>
          </table:table-cell>
          <table:table-cell table:style-name="ce11" table:formula="of:=AVERAGE([Overview.B351:.KK351])" office:value-type="float" office:value="43.5">
            <text:p>43,5</text:p>
          </table:table-cell>
          <table:table-cell table:style-name="ce13" table:formula="of:=AVERAGE([Overview.B372:.KK372])" office:value-type="float" office:value="14.7142857142857">
            <text:p>14,7142857143</text:p>
          </table:table-cell>
          <table:table-cell table:style-name="ce13" table:formula="of:=AVERAGE([Overview.B393:.KK393])" office:value-type="float" office:value="452.428571428571">
            <text:p>452,4285714286</text:p>
          </table:table-cell>
          <table:table-cell table:style-name="ce13" table:formula="of:=AVERAGE([Overview.B414:.KK414])" office:value-type="float" office:value="4598.57142857143">
            <text:p>4598,5714285714</text:p>
          </table:table-cell>
          <table:table-cell table:style-name="ce13" table:formula="of:=AVERAGE([Overview.B435:.KK435])" office:value-type="float" office:value="226.142857142857">
            <text:p>226,1428571429</text:p>
          </table:table-cell>
          <table:table-cell table:style-name="ce13" table:formula="of:=AVERAGE([Overview.B456:.KK456])" office:value-type="float" office:value="22.2857142857143">
            <text:p>22,2857142857</text:p>
          </table:table-cell>
          <table:table-cell table:style-name="ce18" table:formula="of:=AVERAGE([Overview.B477:.KK477])" office:value-type="float" office:value="15.9722222222222">
            <text:p>15,9722222222</text:p>
          </table:table-cell>
          <table:table-cell table:style-name="ce18" table:formula="of:=AVERAGE([Overview.B498:.KK498])" office:value-type="float" office:value="480.555555555556">
            <text:p>480,5555555556</text:p>
          </table:table-cell>
          <table:table-cell table:style-name="ce18" table:formula="of:=AVERAGE([Overview.B519:.KK519])" office:value-type="float" office:value="4503.88888888889">
            <text:p>4503,8888888889</text:p>
          </table:table-cell>
          <table:table-cell table:style-name="ce18" table:formula="of:=AVERAGE([Overview.B540:.KK540])" office:value-type="float" office:value="214.611111111111">
            <text:p>214,6111111111</text:p>
          </table:table-cell>
          <table:table-cell table:style-name="ce18" table:formula="of:=AVERAGE([Overview.B561:.KK561])" office:value-type="float" office:value="23.8333333333333">
            <text:p>23,8333333333</text:p>
          </table:table-cell>
        </table:table-row>
        <table:table-row table:style-name="ro1">
          <table:table-cell table:style-name="ce5" office:value-type="float" office:value="19">
            <text:p>19</text:p>
          </table:table-cell>
          <table:table-cell table:style-name="ce7" table:formula="of:=AVERAGE([Overview.B58:.KK58])" office:value-type="float" office:value="16.3333333333333">
            <text:p>16,3333333333</text:p>
          </table:table-cell>
          <table:table-cell table:style-name="ce7" table:formula="of:=AVERAGE([Overview.B79:.KK79])" office:value-type="float" office:value="551.2">
            <text:p>551,2</text:p>
          </table:table-cell>
          <table:table-cell table:style-name="ce7" table:formula="of:=AVERAGE([Overview.B100:.KK100])" office:value-type="float" office:value="5365">
            <text:p>5365</text:p>
          </table:table-cell>
          <table:table-cell table:style-name="ce7" table:formula="of:=AVERAGE([Overview.B121:.KK121])" office:value-type="float" office:value="237.333333333333">
            <text:p>237,3333333333</text:p>
          </table:table-cell>
          <table:table-cell table:style-name="ce7" table:formula="of:=AVERAGE([Overview.B142:.KK142])" office:value-type="float" office:value="22.2">
            <text:p>22,2</text:p>
          </table:table-cell>
          <table:table-cell table:style-name="ce9" table:formula="of:=AVERAGE([Overview.B163:.KK163])" office:value-type="float" office:value="13.5625">
            <text:p>13,5625</text:p>
          </table:table-cell>
          <table:table-cell table:style-name="ce9" table:formula="of:=AVERAGE([Overview.B184:.KK184])" office:value-type="float" office:value="518.6875">
            <text:p>518,6875</text:p>
          </table:table-cell>
          <table:table-cell table:style-name="ce9" table:formula="of:=AVERAGE([Overview.B205:.KK205])" office:value-type="float" office:value="5334.375">
            <text:p>5334,375</text:p>
          </table:table-cell>
          <table:table-cell table:style-name="ce9" table:formula="of:=AVERAGE([Overview.B226:.KK226])" office:value-type="float" office:value="228.125">
            <text:p>228,125</text:p>
          </table:table-cell>
          <table:table-cell table:style-name="ce9" table:formula="of:=AVERAGE([Overview.B247:.KK247])" office:value-type="float" office:value="22.875">
            <text:p>22,875</text:p>
          </table:table-cell>
          <table:table-cell table:style-name="ce11" table:formula="of:=AVERAGE([Overview.B268:.KK268])" office:value-type="float" office:value="18.7857142857143">
            <text:p>18,7857142857</text:p>
          </table:table-cell>
          <table:table-cell table:style-name="ce11" table:formula="of:=AVERAGE([Overview.B289:.KK289])" office:value-type="float" office:value="597.142857142857">
            <text:p>597,1428571429</text:p>
          </table:table-cell>
          <table:table-cell table:style-name="ce11" table:formula="of:=AVERAGE([Overview.B310:.KK310])" office:value-type="float" office:value="5452.5">
            <text:p>5452,5</text:p>
          </table:table-cell>
          <table:table-cell table:style-name="ce11" table:formula="of:=AVERAGE([Overview.B331:.KK331])" office:value-type="float" office:value="242.5">
            <text:p>242,5</text:p>
          </table:table-cell>
          <table:table-cell table:style-name="ce11" table:formula="of:=AVERAGE([Overview.B352:.KK352])" office:value-type="float" office:value="20.2142857142857">
            <text:p>20,2142857143</text:p>
          </table:table-cell>
          <table:table-cell table:style-name="ce13" table:formula="of:=AVERAGE([Overview.B373:.KK373])" office:value-type="float" office:value="17.6315789473684">
            <text:p>17,6315789474</text:p>
          </table:table-cell>
          <table:table-cell table:style-name="ce13" table:formula="of:=AVERAGE([Overview.B394:.KK394])" office:value-type="float" office:value="638.578947368421">
            <text:p>638,5789473684</text:p>
          </table:table-cell>
          <table:table-cell table:style-name="ce13" table:formula="of:=AVERAGE([Overview.B415:.KK415])" office:value-type="float" office:value="5512.36842105263">
            <text:p>5512,3684210526</text:p>
          </table:table-cell>
          <table:table-cell table:style-name="ce13" table:formula="of:=AVERAGE([Overview.B436:.KK436])" office:value-type="float" office:value="215.526315789474">
            <text:p>215,5263157895</text:p>
          </table:table-cell>
          <table:table-cell table:style-name="ce13" table:formula="of:=AVERAGE([Overview.B457:.KK457])" office:value-type="float" office:value="24.5263157894737">
            <text:p>24,5263157895</text:p>
          </table:table-cell>
          <table:table-cell table:style-name="ce18" table:formula="of:=AVERAGE([Overview.B478:.KK478])" office:value-type="float" office:value="16.4">
            <text:p>16,4</text:p>
          </table:table-cell>
          <table:table-cell table:style-name="ce18" table:formula="of:=AVERAGE([Overview.B499:.KK499])" office:value-type="float" office:value="569.775">
            <text:p>569,775</text:p>
          </table:table-cell>
          <table:table-cell table:style-name="ce18" table:formula="of:=AVERAGE([Overview.B520:.KK520])" office:value-type="float" office:value="5333.625">
            <text:p>5333,625</text:p>
          </table:table-cell>
          <table:table-cell table:style-name="ce18" table:formula="of:=AVERAGE([Overview.B541:.KK541])" office:value-type="float" office:value="216.975">
            <text:p>216,975</text:p>
          </table:table-cell>
          <table:table-cell table:style-name="ce18" table:formula="of:=AVERAGE([Overview.B562:.KK562])" office:value-type="float" office:value="33.05">
            <text:p>33,05</text:p>
          </table:table-cell>
        </table:table-row>
        <table:table-row table:style-name="ro1">
          <table:table-cell table:style-name="ce5" office:value-type="float" office:value="20">
            <text:p>20</text:p>
          </table:table-cell>
          <table:table-cell table:style-name="ce7" table:formula="of:=AVERAGE([Overview.B59:.KK59])" office:value-type="float" office:value="41">
            <text:p>41</text:p>
          </table:table-cell>
          <table:table-cell table:style-name="ce7" table:formula="of:=AVERAGE([Overview.B80:.KK80])" office:value-type="float" office:value="1110">
            <text:p>1110</text:p>
          </table:table-cell>
          <table:table-cell table:style-name="ce7" table:formula="of:=AVERAGE([Overview.B101:.KK101])" office:value-type="float" office:value="6685">
            <text:p>6685</text:p>
          </table:table-cell>
          <table:table-cell table:style-name="ce7" table:formula="of:=AVERAGE([Overview.B122:.KK122])" office:value-type="float" office:value="230">
            <text:p>230</text:p>
          </table:table-cell>
          <table:table-cell table:style-name="ce7" table:formula="of:=AVERAGE([Overview.B143:.KK143])" office:value-type="float" office:value="31">
            <text:p>31</text:p>
          </table:table-cell>
          <table:table-cell table:style-name="ce9" table:formula="of:=AVERAGE([Overview.B164:.KK164])" office:value-type="float" office:value="18.5">
            <text:p>18,5</text:p>
          </table:table-cell>
          <table:table-cell table:style-name="ce9" table:formula="of:=AVERAGE([Overview.B185:.KK185])" office:value-type="float" office:value="640">
            <text:p>640</text:p>
          </table:table-cell>
          <table:table-cell table:style-name="ce9" table:formula="of:=AVERAGE([Overview.B206:.KK206])" office:value-type="float" office:value="6440">
            <text:p>6440</text:p>
          </table:table-cell>
          <table:table-cell table:style-name="ce9" table:formula="of:=AVERAGE([Overview.B227:.KK227])" office:value-type="float" office:value="247.5">
            <text:p>247,5</text:p>
          </table:table-cell>
          <table:table-cell table:style-name="ce9" table:formula="of:=AVERAGE([Overview.B248:.KK248])" office:value-type="float" office:value="9">
            <text:p>9</text:p>
          </table:table-cell>
          <table:table-cell table:style-name="ce11" table:formula="of:=AVERAGE([Overview.B269:.KK269])" office:value-type="float" office:value="19">
            <text:p>19</text:p>
          </table:table-cell>
          <table:table-cell table:style-name="ce11" table:formula="of:=AVERAGE([Overview.B290:.KK290])" office:value-type="float" office:value="716">
            <text:p>716</text:p>
          </table:table-cell>
          <table:table-cell table:style-name="ce11" table:formula="of:=AVERAGE([Overview.B311:.KK311])" office:value-type="float" office:value="7202.5">
            <text:p>7202,5</text:p>
          </table:table-cell>
          <table:table-cell table:style-name="ce11" table:formula="of:=AVERAGE([Overview.B332:.KK332])" office:value-type="float" office:value="291.5">
            <text:p>291,5</text:p>
          </table:table-cell>
          <table:table-cell table:style-name="ce11" table:formula="of:=AVERAGE([Overview.B353:.KK353])" office:value-type="float" office:value="36">
            <text:p>36</text:p>
          </table:table-cell>
          <table:table-cell table:style-name="ce13" table:formula="of:=AVERAGE([Overview.B374:.KK374])" office:value-type="float" office:value="14">
            <text:p>14</text:p>
          </table:table-cell>
          <table:table-cell table:style-name="ce13" table:formula="of:=AVERAGE([Overview.B395:.KK395])" office:value-type="float" office:value="632">
            <text:p>632</text:p>
          </table:table-cell>
          <table:table-cell table:style-name="ce13" table:formula="of:=AVERAGE([Overview.B416:.KK416])" office:value-type="float" office:value="6500">
            <text:p>6500</text:p>
          </table:table-cell>
          <table:table-cell table:style-name="ce13" table:formula="of:=AVERAGE([Overview.B437:.KK437])" office:value-type="float" office:value="192">
            <text:p>192</text:p>
          </table:table-cell>
          <table:table-cell table:style-name="ce13" table:formula="of:=AVERAGE([Overview.B458:.KK458])" office:value-type="float" office:value="50">
            <text:p>50</text:p>
          </table:table-cell>
          <table:table-cell table:style-name="ce18" table:formula="of:=AVERAGE([Overview.B479:.KK479])" office:value-type="float" office:value="15.7">
            <text:p>15,7</text:p>
          </table:table-cell>
          <table:table-cell table:style-name="ce18" table:formula="of:=AVERAGE([Overview.B500:.KK500])" office:value-type="float" office:value="652.9">
            <text:p>652,9</text:p>
          </table:table-cell>
          <table:table-cell table:style-name="ce18" table:formula="of:=AVERAGE([Overview.B521:.KK521])" office:value-type="float" office:value="6531">
            <text:p>6531</text:p>
          </table:table-cell>
          <table:table-cell table:style-name="ce18" table:formula="of:=AVERAGE([Overview.B542:.KK542])" office:value-type="float" office:value="222.2">
            <text:p>222,2</text:p>
          </table:table-cell>
          <table:table-cell table:style-name="ce18" table:formula="of:=AVERAGE([Overview.B563:.KK563])" office:value-type="float" office:value="30.3">
            <text:p>30,3</text:p>
          </table:table-cell>
        </table:table-row>
        <table:table-row table:style-name="ro1">
          <table:table-cell table:style-name="ce5" office:value-type="float" office:value="21">
            <text:p>21</text:p>
          </table:table-cell>
          <table:table-cell table:style-name="ce7" table:formula="of:=AVERAGE([Overview.B60:.KK60])" office:value-type="float" office:value="0">
            <text:p>#DIV/0!</text:p>
          </table:table-cell>
          <table:table-cell table:style-name="ce7" table:formula="of:=AVERAGE([Overview.B81:.KK81])" office:value-type="float" office:value="0">
            <text:p>#DIV/0!</text:p>
          </table:table-cell>
          <table:table-cell table:style-name="ce7" table:formula="of:=AVERAGE([Overview.B102:.KK102])" office:value-type="float" office:value="0">
            <text:p>#DIV/0!</text:p>
          </table:table-cell>
          <table:table-cell table:style-name="ce7" table:formula="of:=AVERAGE([Overview.B123:.KK123])" office:value-type="float" office:value="0">
            <text:p>#DIV/0!</text:p>
          </table:table-cell>
          <table:table-cell table:style-name="ce7" table:formula="of:=AVERAGE([Overview.B144:.KK144])" office:value-type="float" office:value="0">
            <text:p>#DIV/0!</text:p>
          </table:table-cell>
          <table:table-cell table:style-name="ce9" table:formula="of:=AVERAGE([Overview.B165:.KK165])" office:value-type="float" office:value="0">
            <text:p>#DIV/0!</text:p>
          </table:table-cell>
          <table:table-cell table:style-name="ce9" table:formula="of:=AVERAGE([Overview.B186:.KK186])" office:value-type="float" office:value="0">
            <text:p>#DIV/0!</text:p>
          </table:table-cell>
          <table:table-cell table:style-name="ce9" table:formula="of:=AVERAGE([Overview.B207:.KK207])" office:value-type="float" office:value="0">
            <text:p>#DIV/0!</text:p>
          </table:table-cell>
          <table:table-cell table:style-name="ce9" table:formula="of:=AVERAGE([Overview.B228:.KK228])" office:value-type="float" office:value="0">
            <text:p>#DIV/0!</text:p>
          </table:table-cell>
          <table:table-cell table:style-name="ce9" table:formula="of:=AVERAGE([Overview.B249:.KK249])" office:value-type="float" office:value="0">
            <text:p>#DIV/0!</text:p>
          </table:table-cell>
          <table:table-cell table:style-name="ce11" table:formula="of:=AVERAGE([Overview.B270:.KK270])" office:value-type="float" office:value="0">
            <text:p>#DIV/0!</text:p>
          </table:table-cell>
          <table:table-cell table:style-name="ce11" table:formula="of:=AVERAGE([Overview.B291:.KK291])" office:value-type="float" office:value="0">
            <text:p>#DIV/0!</text:p>
          </table:table-cell>
          <table:table-cell table:style-name="ce11" table:formula="of:=AVERAGE([Overview.B312:.KK312])" office:value-type="float" office:value="0">
            <text:p>#DIV/0!</text:p>
          </table:table-cell>
          <table:table-cell table:style-name="ce11" table:formula="of:=AVERAGE([Overview.B333:.KK333])" office:value-type="float" office:value="0">
            <text:p>#DIV/0!</text:p>
          </table:table-cell>
          <table:table-cell table:style-name="ce11" table:formula="of:=AVERAGE([Overview.B354:.KK354])" office:value-type="float" office:value="0">
            <text:p>#DIV/0!</text:p>
          </table:table-cell>
          <table:table-cell table:style-name="ce13" table:formula="of:=AVERAGE([Overview.B375:.KK375])" office:value-type="float" office:value="0">
            <text:p>#DIV/0!</text:p>
          </table:table-cell>
          <table:table-cell table:style-name="ce13" table:formula="of:=AVERAGE([Overview.B396:.KK396])" office:value-type="float" office:value="0">
            <text:p>#DIV/0!</text:p>
          </table:table-cell>
          <table:table-cell table:style-name="ce13" table:formula="of:=AVERAGE([Overview.B417:.KK417])" office:value-type="float" office:value="0">
            <text:p>#DIV/0!</text:p>
          </table:table-cell>
          <table:table-cell table:style-name="ce13" table:formula="of:=AVERAGE([Overview.B438:.KK438])" office:value-type="float" office:value="0">
            <text:p>#DIV/0!</text:p>
          </table:table-cell>
          <table:table-cell table:style-name="ce13" table:formula="of:=AVERAGE([Overview.B459:.KK459])" office:value-type="float" office:value="0">
            <text:p>#DIV/0!</text:p>
          </table:table-cell>
          <table:table-cell table:style-name="ce18" table:formula="of:=AVERAGE([Overview.B480:.KK480])" office:value-type="float" office:value="0">
            <text:p>#DIV/0!</text:p>
          </table:table-cell>
          <table:table-cell table:style-name="ce18" table:formula="of:=AVERAGE([Overview.B501:.KK501])" office:value-type="float" office:value="0">
            <text:p>#DIV/0!</text:p>
          </table:table-cell>
          <table:table-cell table:style-name="ce18" table:formula="of:=AVERAGE([Overview.B522:.KK522])" office:value-type="float" office:value="0">
            <text:p>#DIV/0!</text:p>
          </table:table-cell>
          <table:table-cell table:style-name="ce18" table:formula="of:=AVERAGE([Overview.B543:.KK543])" office:value-type="float" office:value="0">
            <text:p>#DIV/0!</text:p>
          </table:table-cell>
          <table:table-cell table:style-name="ce18" table:formula="of:=AVERAGE([Overview.B564:.KK564])" office:value-type="float" office:value="0">
            <text:p>#DIV/0!</text:p>
          </table:table-cell>
        </table:table-row>
        <table:table-row table:style-name="ro1">
          <table:table-cell table:style-name="ce4" office:value-type="string">
            <text:p>Level</text:p>
          </table:table-cell>
          <table:table-cell table:style-name="ce6" office:value-type="string">
            <text:p>Worker</text:p>
          </table:table-cell>
          <table:table-cell table:style-name="ce6" office:value-type="string">
            <text:p>Income</text:p>
          </table:table-cell>
          <table:table-cell table:style-name="ce6" office:value-type="string">
            <text:p>Value</text:p>
          </table:table-cell>
          <table:table-cell table:style-name="ce6" office:value-type="string">
            <text:p>Kills</text:p>
          </table:table-cell>
          <table:table-cell table:style-name="ce6" office:value-type="string">
            <text:p>Leaks</text:p>
          </table:table-cell>
          <table:table-cell table:style-name="ce8" office:value-type="string">
            <text:p>Worker</text:p>
          </table:table-cell>
          <table:table-cell table:style-name="ce8" office:value-type="string">
            <text:p>Income</text:p>
          </table:table-cell>
          <table:table-cell table:style-name="ce8" office:value-type="string">
            <text:p>Value</text:p>
          </table:table-cell>
          <table:table-cell table:style-name="ce8" office:value-type="string">
            <text:p>Kills</text:p>
          </table:table-cell>
          <table:table-cell table:style-name="ce8" office:value-type="string">
            <text:p>Leaks</text:p>
          </table:table-cell>
          <table:table-cell table:style-name="ce10" office:value-type="string">
            <text:p>Worker</text:p>
          </table:table-cell>
          <table:table-cell table:style-name="ce10" office:value-type="string">
            <text:p>Income</text:p>
          </table:table-cell>
          <table:table-cell table:style-name="ce10" office:value-type="string">
            <text:p>Value</text:p>
          </table:table-cell>
          <table:table-cell table:style-name="ce10" office:value-type="string">
            <text:p>Kills</text:p>
          </table:table-cell>
          <table:table-cell table:style-name="ce10" office:value-type="string">
            <text:p>Leaks</text:p>
          </table:table-cell>
          <table:table-cell table:style-name="ce12" office:value-type="string">
            <text:p>Worker</text:p>
          </table:table-cell>
          <table:table-cell table:style-name="ce12" office:value-type="string">
            <text:p>Income</text:p>
          </table:table-cell>
          <table:table-cell table:style-name="ce12" office:value-type="string">
            <text:p>Value</text:p>
          </table:table-cell>
          <table:table-cell table:style-name="ce12" office:value-type="string">
            <text:p>Kills</text:p>
          </table:table-cell>
          <table:table-cell table:style-name="ce12" office:value-type="string">
            <text:p>Leaks</text:p>
          </table:table-cell>
          <table:table-cell table:style-name="ce17" office:value-type="string">
            <text:p>Worker</text:p>
          </table:table-cell>
          <table:table-cell table:style-name="ce17" office:value-type="string">
            <text:p>Income</text:p>
          </table:table-cell>
          <table:table-cell table:style-name="ce17" office:value-type="string">
            <text:p>Value</text:p>
          </table:table-cell>
          <table:table-cell table:style-name="ce17" office:value-type="string">
            <text:p>Kills</text:p>
          </table:table-cell>
          <table:table-cell table:style-name="ce17" office:value-type="string">
            <text:p>Leaks</text:p>
          </table:table-cell>
        </table:table-row>
        <table:table-row table:style-name="ro1">
          <table:table-cell>
            <draw:frame table:end-cell-address="Graph.T78" table:end-x="0.672cm" table:end-y="0.012cm" draw:z-index="0" draw:style-name="gr1" draw:text-style-name="P1" svg:width="42.459cm" svg:height="24.157cm" svg:x="0.047cm" svg:y="0.243cm">
              <draw:object draw:notify-on-update-of-ranges="Graph.B1:Graph.B1 Graph.B2:Graph.B22 Graph.G1:Graph.G1 Graph.G2:Graph.G22 Graph.L1:Graph.L1 Graph.L2:Graph.L22 Graph.Q1:Graph.Q1 Graph.Q2:Graph.Q22 Graph.V1:Graph.V1 Graph.V2:Graph.V2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53">
          <table:table-cell table:number-columns-repeated="26"/>
        </table:table-row>
        <table:table-row table:style-name="ro1">
          <table:table-cell>
            <draw:frame table:end-cell-address="Graph.T128" table:end-x="0.644cm" table:end-y="0.242cm" draw:z-index="1" draw:style-name="gr1" draw:text-style-name="P1" svg:width="42.478cm" svg:height="22.732cm" svg:x="0cm" svg:y="0.091cm">
              <draw:object draw:notify-on-update-of-ranges="Graph.C1:Graph.C1 Graph.C2:Graph.C23 Graph.H1:Graph.H1 Graph.H2:Graph.H23 Graph.M1:Graph.M1 Graph.M2:Graph.M23 Graph.R1:Graph.R1 Graph.R2:Graph.R23 Graph.W1:Graph.W1 Graph.W2:Graph.W23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49">
          <table:table-cell table:number-columns-repeated="26"/>
        </table:table-row>
        <table:table-row table:style-name="ro1">
          <table:table-cell>
            <draw:frame table:end-cell-address="Graph.T175" table:end-x="0.616cm" table:end-y="0.07cm" draw:z-index="2" draw:style-name="gr1" draw:text-style-name="P1" svg:width="42.45cm" svg:height="20.966cm" svg:x="0cm" svg:y="0.33cm">
              <draw:object draw:notify-on-update-of-ranges="Graph.D1:Graph.D1 Graph.D2:Graph.D23 Graph.I1:Graph.I1 Graph.I2:Graph.I23 Graph.N1:Graph.N1 Graph.N2:Graph.N23 Graph.S1:Graph.S1 Graph.S2:Graph.S23 Graph.X1:Graph.X1 Graph.X2:Graph.X23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46">
          <table:table-cell table:number-columns-repeated="26"/>
        </table:table-row>
        <table:table-row table:style-name="ro1">
          <table:table-cell>
            <draw:frame table:end-cell-address="Graph.T219" table:end-x="0.554cm" table:end-y="0.259cm" draw:z-index="3" draw:style-name="gr1" draw:text-style-name="P1" svg:width="42.388cm" svg:height="20.032cm" svg:x="0cm" svg:y="0.099cm">
              <draw:object draw:notify-on-update-of-ranges="Graph.E1:Graph.E1 Graph.E2:Graph.E23 Graph.J1:Graph.J1 Graph.J2:Graph.J23 Graph.O1:Graph.O1 Graph.O2:Graph.O23 Graph.T1:Graph.T1 Graph.T2:Graph.T23 Graph.Y1:Graph.Y1 Graph.Y2:Graph.Y23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43">
          <table:table-cell table:number-columns-repeated="26"/>
        </table:table-row>
        <table:table-row table:style-name="ro1">
          <table:table-cell>
            <draw:frame table:end-cell-address="Graph.T273" table:end-x="0.461cm" table:end-y="0.3cm" draw:z-index="4" draw:style-name="gr1" draw:text-style-name="P1" svg:width="42.295cm" svg:height="24.369cm" svg:x="0cm" svg:y="0.319cm">
              <draw:object draw:notify-on-update-of-ranges="Graph.F1:Graph.F1 Graph.F2:Graph.F23 Graph.K1:Graph.K1 Graph.K2:Graph.K23 Graph.P1:Graph.P1 Graph.P2:Graph.P23 Graph.U1:Graph.U1 Graph.U2:Graph.U23 Graph.Z1:Graph.Z1 Graph.Z2:Graph.Z23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46">
          <table:table-cell table:number-columns-repeated="26"/>
        </table:table-row>
        <table:table-row table:style-name="ro1">
          <table:table-cell table:number-columns-repeated="20"/>
          <table:table-cell office:value-type="string">
            <text:p>Gesamt:</text:p>
          </table:table-cell>
          <table:table-cell table:formula="of:=SUM([.V267:.V271])" office:value-type="float" office:value="2538">
            <text:p>2538</text:p>
          </table:table-cell>
          <table:table-cell table:number-columns-repeated="4"/>
        </table:table-row>
        <table:table-row table:style-name="ro1">
          <table:table-cell table:number-columns-repeated="20"/>
          <table:table-cell table:style-name="ce14" office:value-type="string">
            <text:p>Element</text:p>
          </table:table-cell>
          <table:table-cell table:style-name="ce19" table:formula="of:=AVERAGE([Overview.B9:.KK9])" office:value-type="float" office:value="416">
            <text:p>416</text:p>
          </table:table-cell>
          <table:table-cell table:style-name="ce21" office:value-type="string">
            <text:p>Picks</text:p>
          </table:table-cell>
          <table:table-cell table:formula="of:=([.V267]/[.V266])*100" office:value-type="float" office:value="16.3908589440504">
            <text:p>16,3908589441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5" office:value-type="string">
            <text:p>Grove</text:p>
          </table:table-cell>
          <table:table-cell table:formula="of:=AVERAGE([Overview.B10:.KK10])" office:value-type="float" office:value="292">
            <text:p>292</text:p>
          </table:table-cell>
          <table:table-cell table:style-name="ce22"/>
          <table:table-cell table:formula="of:=([.V268]/[.V266])*100" office:value-type="float" office:value="11.50512214342">
            <text:p>11,5051221434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5" office:value-type="string">
            <text:p>Mech</text:p>
          </table:table-cell>
          <table:table-cell table:formula="of:=AVERAGE([Overview.B11:.KK11])" office:value-type="float" office:value="343">
            <text:p>343</text:p>
          </table:table-cell>
          <table:table-cell table:style-name="ce22"/>
          <table:table-cell table:formula="of:=([.V269]/[.V266])*100" office:value-type="float" office:value="13.5145784081954">
            <text:p>13,5145784082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5" office:value-type="string">
            <text:p>Forsaken</text:p>
          </table:table-cell>
          <table:table-cell table:formula="of:=AVERAGE([Overview.B12:.KK12])" office:value-type="float" office:value="336">
            <text:p>336</text:p>
          </table:table-cell>
          <table:table-cell table:style-name="ce22"/>
          <table:table-cell table:formula="of:=([.V270]/[.V266])*100" office:value-type="float" office:value="13.2387706855792">
            <text:p>13,2387706856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6" office:value-type="string">
            <text:p>Mastermind</text:p>
          </table:table-cell>
          <table:table-cell table:style-name="ce20" table:formula="of:=AVERAGE([Overview.B13:.KK13])" office:value-type="float" office:value="1151">
            <text:p>1151</text:p>
          </table:table-cell>
          <table:table-cell table:style-name="ce24"/>
          <table:table-cell table:formula="of:=([.V271]/[.V266])*100" office:value-type="float" office:value="45.3506698187549">
            <text:p>45,3506698188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4" office:value-type="string">
            <text:p>Element</text:p>
          </table:table-cell>
          <table:table-cell table:style-name="ce19" table:formula="of:=AVERAGE([Overview.B14:.KK14])" office:value-type="float" office:value="231">
            <text:p>231</text:p>
          </table:table-cell>
          <table:table-cell table:style-name="ce21" office:value-type="string">
            <text:p>Wins</text:p>
          </table:table-cell>
          <table:table-cell table:formula="of:=([.V272]/[.V267])*100" office:value-type="float" office:value="55.5288461538462">
            <text:p>55,5288461538</text:p>
          </table:table-cell>
          <table:table-cell table:number-columns-repeated="2"/>
        </table:table-row>
        <table:table-row table:style-name="ro1">
          <table:table-cell>
            <draw:frame table:end-cell-address="Graph.T320" table:end-x="0.214cm" table:end-y="0.237cm" draw:z-index="5" draw:style-name="gr1" draw:text-style-name="P1" svg:width="42.017cm" svg:height="21.048cm" svg:x="0.031cm" svg:y="0.415cm">
              <draw:object draw:notify-on-update-of-ranges="Graph.U267:Graph.U271 Graph.X267:Graph.X271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9"/>
          <table:table-cell table:style-name="ce15" office:value-type="string">
            <text:p>Grove</text:p>
          </table:table-cell>
          <table:table-cell table:formula="of:=AVERAGE([Overview.B15:.KK15])" office:value-type="float" office:value="164">
            <text:p>164</text:p>
          </table:table-cell>
          <table:table-cell table:style-name="ce22"/>
          <table:table-cell table:formula="of:=([.V273]/[.V268])*100" office:value-type="float" office:value="56.1643835616438">
            <text:p>56,1643835616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5" office:value-type="string">
            <text:p>Mech</text:p>
          </table:table-cell>
          <table:table-cell table:formula="of:=AVERAGE([Overview.B16:.KK16])" office:value-type="float" office:value="204">
            <text:p>204</text:p>
          </table:table-cell>
          <table:table-cell table:style-name="ce22"/>
          <table:table-cell table:formula="of:=([.V274]/[.V269])*100" office:value-type="float" office:value="59.4752186588921">
            <text:p>59,4752186589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5" office:value-type="string">
            <text:p>Forsaken</text:p>
          </table:table-cell>
          <table:table-cell table:formula="of:=AVERAGE([Overview.B17:.KK17])" office:value-type="float" office:value="167">
            <text:p>167</text:p>
          </table:table-cell>
          <table:table-cell table:style-name="ce22"/>
          <table:table-cell table:formula="of:=([.V275]/[.V270])*100" office:value-type="float" office:value="49.702380952381">
            <text:p>49,7023809524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6" office:value-type="string">
            <text:p>Mastermind</text:p>
          </table:table-cell>
          <table:table-cell table:style-name="ce20" table:formula="of:=AVERAGE([Overview.B18:.KK18])" office:value-type="float" office:value="504">
            <text:p>504</text:p>
          </table:table-cell>
          <table:table-cell table:style-name="ce24"/>
          <table:table-cell table:formula="of:=([.V276]/[.V271])*100" office:value-type="float" office:value="43.7880104257168">
            <text:p>43,7880104257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Gesamt:</text:p>
          </table:table-cell>
          <table:table-cell table:formula="of:=SUM([.A272:.V276])" office:value-type="float" office:value="1270">
            <text:p>1270</text:p>
          </table:table-cell>
          <table:table-cell table:number-columns-repeated="4"/>
        </table:table-row>
        <table:table-row table:style-name="ro1" table:number-rows-repeated="42">
          <table:table-cell table:number-columns-repeated="26"/>
        </table:table-row>
        <table:table-row table:style-name="ro1">
          <table:table-cell>
            <draw:frame table:end-cell-address="Graph.T371" table:end-x="0.09cm" table:end-y="0.025cm" draw:z-index="6" draw:style-name="gr1" draw:text-style-name="P1" svg:width="41.831cm" svg:height="22.701cm" svg:x="0.093cm" svg:y="0.357cm">
              <draw:object draw:notify-on-update-of-ranges="Graph.U272:Graph.U276 Graph.X272:Graph.X276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50">
          <table:table-cell table:number-columns-repeated="26"/>
        </table:table-row>
        <table:table-row table:style-name="ro1">
          <table:table-cell>
            <draw:frame table:end-cell-address="Graph.S419" table:end-x="2.232cm" table:end-y="0.382cm" draw:z-index="7" draw:style-name="gr1" draw:text-style-name="P1" svg:width="41.808cm" svg:height="21.956cm" svg:x="0cm" svg:y="0.104cm">
              <draw:object draw:notify-on-update-of-ranges="Graph.V373:Graph.V393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0"/>
          <table:table-cell office:value-type="float" office:value="1">
            <text:p>1</text:p>
          </table:table-cell>
          <table:table-cell table:formula="of:=AVERAGE([Overview.B19:.KK19]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2">
            <text:p>2</text:p>
          </table:table-cell>
          <table:table-cell table:formula="of:=AVERAGE([Overview.B20:.KK20]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3">
            <text:p>3</text:p>
          </table:table-cell>
          <table:table-cell table:formula="of:=AVERAGE([Overview.B21:.KK21]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4">
            <text:p>4</text:p>
          </table:table-cell>
          <table:table-cell table:formula="of:=AVERAGE([Overview.B22:.KK22]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5">
            <text:p>5</text:p>
          </table:table-cell>
          <table:table-cell table:formula="of:=AVERAGE([Overview.B23:.KK23]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6">
            <text:p>6</text:p>
          </table:table-cell>
          <table:table-cell table:formula="of:=AVERAGE([Overview.B24:.KK24])"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7">
            <text:p>7</text:p>
          </table:table-cell>
          <table:table-cell table:formula="of:=AVERAGE([Overview.B25:.KK25]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8">
            <text:p>8</text:p>
          </table:table-cell>
          <table:table-cell table:formula="of:=AVERAGE([Overview.B26:.KK26])"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9">
            <text:p>9</text:p>
          </table:table-cell>
          <table:table-cell table:formula="of:=AVERAGE([Overview.B27:.KK27])"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0">
            <text:p>10</text:p>
          </table:table-cell>
          <table:table-cell table:formula="of:=AVERAGE([Overview.B28:.KK28]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1">
            <text:p>11</text:p>
          </table:table-cell>
          <table:table-cell table:formula="of:=AVERAGE([Overview.B29:.KK29])" office:value-type="float" office:value="10">
            <text:p>10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2">
            <text:p>12</text:p>
          </table:table-cell>
          <table:table-cell table:formula="of:=AVERAGE([Overview.B30:.KK30])" office:value-type="float" office:value="21">
            <text:p>21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3">
            <text:p>13</text:p>
          </table:table-cell>
          <table:table-cell table:formula="of:=AVERAGE([Overview.B31:.KK31])" office:value-type="float" office:value="74">
            <text:p>74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4">
            <text:p>14</text:p>
          </table:table-cell>
          <table:table-cell table:formula="of:=AVERAGE([Overview.B32:.KK32])" office:value-type="float" office:value="83">
            <text:p>83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5">
            <text:p>15</text:p>
          </table:table-cell>
          <table:table-cell table:formula="of:=AVERAGE([Overview.B33:.KK33])" office:value-type="float" office:value="24">
            <text:p>24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6">
            <text:p>16</text:p>
          </table:table-cell>
          <table:table-cell table:formula="of:=AVERAGE([Overview.B34:.KK34])" office:value-type="float" office:value="42">
            <text:p>42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7">
            <text:p>17</text:p>
          </table:table-cell>
          <table:table-cell table:formula="of:=AVERAGE([Overview.B35:.KK35])" office:value-type="float" office:value="19">
            <text:p>19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8">
            <text:p>18</text:p>
          </table:table-cell>
          <table:table-cell table:formula="of:=AVERAGE([Overview.B36:.KK36])"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9">
            <text:p>19</text:p>
          </table:table-cell>
          <table:table-cell table:formula="of:=AVERAGE([Overview.B37:.KK37])" office:value-type="float" office:value="13">
            <text:p>13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20">
            <text:p>20</text:p>
          </table:table-cell>
          <table:table-cell table:formula="of:=AVERAGE([Overview.B38:.KK38])"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21">
            <text:p>21</text:p>
          </table:table-cell>
          <table:table-cell table:formula="of:=AVERAGE([Overview.B39:.KK39])" office:value-type="float" office:value="0">
            <text:p>0</text:p>
          </table:table-cell>
          <table:table-cell table:number-columns-repeated="4"/>
        </table:table-row>
      </table:table>
      <table:table table:name="Forsaken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Mech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Grove" table:style-name="ta1" table:print="false">
        <table:table-column table:style-name="co2" table:number-columns-repeated="6" table:default-cell-style-name="Default"/>
        <table:table-row table:style-name="ro3">
          <table:table-cell table:style-name="ce23" office:value-type="string">
            <text:p>Level</text:p>
          </table:table-cell>
          <table:table-cell table:style-name="ce23" office:value-type="string">
            <text:p>Worker</text:p>
          </table:table-cell>
          <table:table-cell table:style-name="ce23" office:value-type="string">
            <text:p>Income</text:p>
          </table:table-cell>
          <table:table-cell table:style-name="ce23" office:value-type="string">
            <text:p>Value</text:p>
          </table:table-cell>
          <table:table-cell table:style-name="ce23" office:value-type="string">
            <text:p>Kills</text:p>
          </table:table-cell>
          <table:table-cell table:style-name="ce23" office:value-type="string">
            <text:p>Leaks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AVERAGE([Graph.B40:.KG40])" office:value-type="float" office:value="0">
            <text:p>#DIV/0!</text:p>
          </table:table-cell>
          <table:table-cell table:formula="of:=AVERAGE([Graph.B61:.KG61])" office:value-type="float" office:value="0">
            <text:p>#DIV/0!</text:p>
          </table:table-cell>
          <table:table-cell table:formula="of:=AVERAGE([Graph.B82:.KG82])" office:value-type="float" office:value="0">
            <text:p>#DIV/0!</text:p>
          </table:table-cell>
          <table:table-cell table:formula="of:=AVERAGE([Graph.B103:.KG103])" office:value-type="float" office:value="0">
            <text:p>#DIV/0!</text:p>
          </table:table-cell>
          <table:table-cell table:formula="of:=AVERAGE([Graph.B124:.KG124])" office:value-type="float" office:value="0">
            <text:p>#DIV/0!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AVERAGE([Graph.B41:.KG41])" office:value-type="float" office:value="0">
            <text:p>#DIV/0!</text:p>
          </table:table-cell>
          <table:table-cell table:formula="of:=AVERAGE([Graph.B62:.KG62])" office:value-type="float" office:value="0">
            <text:p>#DIV/0!</text:p>
          </table:table-cell>
          <table:table-cell table:formula="of:=AVERAGE([Graph.B83:.KG83])" office:value-type="float" office:value="0">
            <text:p>#DIV/0!</text:p>
          </table:table-cell>
          <table:table-cell table:formula="of:=AVERAGE([Graph.B104:.KG104])" office:value-type="float" office:value="0">
            <text:p>#DIV/0!</text:p>
          </table:table-cell>
          <table:table-cell table:formula="of:=AVERAGE([Graph.B125:.KG125])" office:value-type="float" office:value="0">
            <text:p>#DIV/0!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AVERAGE([Graph.B42:.KG42])" office:value-type="float" office:value="0">
            <text:p>#DIV/0!</text:p>
          </table:table-cell>
          <table:table-cell table:formula="of:=AVERAGE([Graph.B63:.KG63])" office:value-type="float" office:value="0">
            <text:p>#DIV/0!</text:p>
          </table:table-cell>
          <table:table-cell table:formula="of:=AVERAGE([Graph.B84:.KG84])" office:value-type="float" office:value="0">
            <text:p>#DIV/0!</text:p>
          </table:table-cell>
          <table:table-cell table:formula="of:=AVERAGE([Graph.B105:.KG105])" office:value-type="float" office:value="0">
            <text:p>#DIV/0!</text:p>
          </table:table-cell>
          <table:table-cell table:formula="of:=AVERAGE([Graph.B126:.KG126])" office:value-type="float" office:value="0">
            <text:p>#DIV/0!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AVERAGE([Graph.B43:.KG43])" office:value-type="float" office:value="0">
            <text:p>#DIV/0!</text:p>
          </table:table-cell>
          <table:table-cell table:formula="of:=AVERAGE([Graph.B64:.KG64])" office:value-type="float" office:value="0">
            <text:p>#DIV/0!</text:p>
          </table:table-cell>
          <table:table-cell table:formula="of:=AVERAGE([Graph.B85:.KG85])" office:value-type="float" office:value="0">
            <text:p>#DIV/0!</text:p>
          </table:table-cell>
          <table:table-cell table:formula="of:=AVERAGE([Graph.B106:.KG106])" office:value-type="float" office:value="0">
            <text:p>#DIV/0!</text:p>
          </table:table-cell>
          <table:table-cell table:formula="of:=AVERAGE([Graph.B127:.KG127])" office:value-type="float" office:value="0">
            <text:p>#DIV/0!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AVERAGE([Graph.B44:.KG44])" office:value-type="float" office:value="0">
            <text:p>#DIV/0!</text:p>
          </table:table-cell>
          <table:table-cell table:formula="of:=AVERAGE([Graph.B65:.KG65])" office:value-type="float" office:value="0">
            <text:p>#DIV/0!</text:p>
          </table:table-cell>
          <table:table-cell table:formula="of:=AVERAGE([Graph.B86:.KG86])" office:value-type="float" office:value="0">
            <text:p>#DIV/0!</text:p>
          </table:table-cell>
          <table:table-cell table:formula="of:=AVERAGE([Graph.B107:.KG107])" office:value-type="float" office:value="0">
            <text:p>#DIV/0!</text:p>
          </table:table-cell>
          <table:table-cell table:formula="of:=AVERAGE([Graph.B128:.KG128])" office:value-type="float" office:value="0">
            <text:p>#DIV/0!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AVERAGE([Graph.B45:.KG45])" office:value-type="float" office:value="0">
            <text:p>#DIV/0!</text:p>
          </table:table-cell>
          <table:table-cell table:formula="of:=AVERAGE([Graph.B66:.KG66])" office:value-type="float" office:value="0">
            <text:p>#DIV/0!</text:p>
          </table:table-cell>
          <table:table-cell table:formula="of:=AVERAGE([Graph.B87:.KG87])" office:value-type="float" office:value="0">
            <text:p>#DIV/0!</text:p>
          </table:table-cell>
          <table:table-cell table:formula="of:=AVERAGE([Graph.B108:.KG108])" office:value-type="float" office:value="0">
            <text:p>#DIV/0!</text:p>
          </table:table-cell>
          <table:table-cell table:formula="of:=AVERAGE([Graph.B129:.KG129])" office:value-type="float" office:value="0">
            <text:p>#DIV/0!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AVERAGE([Graph.B46:.KG46])" office:value-type="float" office:value="0">
            <text:p>#DIV/0!</text:p>
          </table:table-cell>
          <table:table-cell table:formula="of:=AVERAGE([Graph.B67:.KG67])" office:value-type="float" office:value="0">
            <text:p>#DIV/0!</text:p>
          </table:table-cell>
          <table:table-cell table:formula="of:=AVERAGE([Graph.B88:.KG88])" office:value-type="float" office:value="0">
            <text:p>#DIV/0!</text:p>
          </table:table-cell>
          <table:table-cell table:formula="of:=AVERAGE([Graph.B109:.KG109])" office:value-type="float" office:value="0">
            <text:p>#DIV/0!</text:p>
          </table:table-cell>
          <table:table-cell table:formula="of:=AVERAGE([Graph.B130:.KG130])" office:value-type="float" office:value="0">
            <text:p>#DIV/0!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AVERAGE([Graph.B47:.KG47])" office:value-type="float" office:value="0">
            <text:p>#DIV/0!</text:p>
          </table:table-cell>
          <table:table-cell table:formula="of:=AVERAGE([Graph.B68:.KG68])" office:value-type="float" office:value="0">
            <text:p>#DIV/0!</text:p>
          </table:table-cell>
          <table:table-cell table:formula="of:=AVERAGE([Graph.B89:.KG89])" office:value-type="float" office:value="0">
            <text:p>#DIV/0!</text:p>
          </table:table-cell>
          <table:table-cell table:formula="of:=AVERAGE([Graph.B110:.KG110])" office:value-type="float" office:value="0">
            <text:p>#DIV/0!</text:p>
          </table:table-cell>
          <table:table-cell table:formula="of:=AVERAGE([Graph.B131:.KG131])" office:value-type="float" office:value="0">
            <text:p>#DIV/0!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AVERAGE([Graph.B48:.KG48])" office:value-type="float" office:value="0">
            <text:p>#DIV/0!</text:p>
          </table:table-cell>
          <table:table-cell table:formula="of:=AVERAGE([Graph.B69:.KG69])" office:value-type="float" office:value="0">
            <text:p>#DIV/0!</text:p>
          </table:table-cell>
          <table:table-cell table:formula="of:=AVERAGE([Graph.B90:.KG90])" office:value-type="float" office:value="0">
            <text:p>#DIV/0!</text:p>
          </table:table-cell>
          <table:table-cell table:formula="of:=AVERAGE([Graph.B111:.KG111])" office:value-type="float" office:value="0">
            <text:p>#DIV/0!</text:p>
          </table:table-cell>
          <table:table-cell table:formula="of:=AVERAGE([Graph.B132:.KG132])" office:value-type="float" office:value="0">
            <text:p>#DIV/0!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AVERAGE([Graph.B49:.KG49])" office:value-type="float" office:value="0">
            <text:p>#DIV/0!</text:p>
          </table:table-cell>
          <table:table-cell table:formula="of:=AVERAGE([Graph.B70:.KG70])" office:value-type="float" office:value="0">
            <text:p>#DIV/0!</text:p>
          </table:table-cell>
          <table:table-cell table:formula="of:=AVERAGE([Graph.B91:.KG91])" office:value-type="float" office:value="0">
            <text:p>#DIV/0!</text:p>
          </table:table-cell>
          <table:table-cell table:formula="of:=AVERAGE([Graph.B112:.KG112])" office:value-type="float" office:value="0">
            <text:p>#DIV/0!</text:p>
          </table:table-cell>
          <table:table-cell table:formula="of:=AVERAGE([Graph.B133:.KG133])" office:value-type="float" office:value="0">
            <text:p>#DIV/0!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AVERAGE([Graph.B50:.KG50])" office:value-type="float" office:value="0">
            <text:p>#DIV/0!</text:p>
          </table:table-cell>
          <table:table-cell table:formula="of:=AVERAGE([Graph.B71:.KG71])" office:value-type="float" office:value="0">
            <text:p>#DIV/0!</text:p>
          </table:table-cell>
          <table:table-cell table:formula="of:=AVERAGE([Graph.B92:.KG92])" office:value-type="float" office:value="0">
            <text:p>#DIV/0!</text:p>
          </table:table-cell>
          <table:table-cell table:formula="of:=AVERAGE([Graph.B113:.KG113])" office:value-type="float" office:value="0">
            <text:p>#DIV/0!</text:p>
          </table:table-cell>
          <table:table-cell table:formula="of:=AVERAGE([Graph.B134:.KG134])" office:value-type="float" office:value="0">
            <text:p>#DIV/0!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AVERAGE([Graph.B51:.KG51])" office:value-type="float" office:value="0">
            <text:p>#DIV/0!</text:p>
          </table:table-cell>
          <table:table-cell table:formula="of:=AVERAGE([Graph.B72:.KG72])" office:value-type="float" office:value="0">
            <text:p>#DIV/0!</text:p>
          </table:table-cell>
          <table:table-cell table:formula="of:=AVERAGE([Graph.B93:.KG93])" office:value-type="float" office:value="0">
            <text:p>#DIV/0!</text:p>
          </table:table-cell>
          <table:table-cell table:formula="of:=AVERAGE([Graph.B114:.KG114])" office:value-type="float" office:value="0">
            <text:p>#DIV/0!</text:p>
          </table:table-cell>
          <table:table-cell table:formula="of:=AVERAGE([Graph.B135:.KG135])" office:value-type="float" office:value="0">
            <text:p>#DIV/0!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AVERAGE([Graph.B52:.KG52])" office:value-type="float" office:value="0">
            <text:p>#DIV/0!</text:p>
          </table:table-cell>
          <table:table-cell table:formula="of:=AVERAGE([Graph.B73:.KG73])" office:value-type="float" office:value="0">
            <text:p>#DIV/0!</text:p>
          </table:table-cell>
          <table:table-cell table:formula="of:=AVERAGE([Graph.B94:.KG94])" office:value-type="float" office:value="0">
            <text:p>#DIV/0!</text:p>
          </table:table-cell>
          <table:table-cell table:formula="of:=AVERAGE([Graph.B115:.KG115])" office:value-type="float" office:value="0">
            <text:p>#DIV/0!</text:p>
          </table:table-cell>
          <table:table-cell table:formula="of:=AVERAGE([Graph.B136:.KG136])" office:value-type="float" office:value="0">
            <text:p>#DIV/0!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AVERAGE([Graph.B53:.KG53])" office:value-type="float" office:value="0">
            <text:p>#DIV/0!</text:p>
          </table:table-cell>
          <table:table-cell table:formula="of:=AVERAGE([Graph.B74:.KG74])" office:value-type="float" office:value="0">
            <text:p>#DIV/0!</text:p>
          </table:table-cell>
          <table:table-cell table:formula="of:=AVERAGE([Graph.B95:.KG95])" office:value-type="float" office:value="0">
            <text:p>#DIV/0!</text:p>
          </table:table-cell>
          <table:table-cell table:formula="of:=AVERAGE([Graph.B116:.KG116])" office:value-type="float" office:value="0">
            <text:p>#DIV/0!</text:p>
          </table:table-cell>
          <table:table-cell table:formula="of:=AVERAGE([Graph.B137:.KG137])" office:value-type="float" office:value="0">
            <text:p>#DIV/0!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AVERAGE([Graph.B54:.KG54])" office:value-type="float" office:value="0">
            <text:p>#DIV/0!</text:p>
          </table:table-cell>
          <table:table-cell table:formula="of:=AVERAGE([Graph.B75:.KG75])" office:value-type="float" office:value="0">
            <text:p>#DIV/0!</text:p>
          </table:table-cell>
          <table:table-cell table:formula="of:=AVERAGE([Graph.B96:.KG96])" office:value-type="float" office:value="0">
            <text:p>#DIV/0!</text:p>
          </table:table-cell>
          <table:table-cell table:formula="of:=AVERAGE([Graph.B117:.KG117])" office:value-type="float" office:value="0">
            <text:p>#DIV/0!</text:p>
          </table:table-cell>
          <table:table-cell table:formula="of:=AVERAGE([Graph.B138:.KG138])" office:value-type="float" office:value="0">
            <text:p>#DIV/0!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AVERAGE([Graph.B55:.KG55])" office:value-type="float" office:value="0">
            <text:p>#DIV/0!</text:p>
          </table:table-cell>
          <table:table-cell table:formula="of:=AVERAGE([Graph.B76:.KG76])" office:value-type="float" office:value="0">
            <text:p>#DIV/0!</text:p>
          </table:table-cell>
          <table:table-cell table:formula="of:=AVERAGE([Graph.B97:.KG97])" office:value-type="float" office:value="0">
            <text:p>#DIV/0!</text:p>
          </table:table-cell>
          <table:table-cell table:formula="of:=AVERAGE([Graph.B118:.KG118])" office:value-type="float" office:value="0">
            <text:p>#DIV/0!</text:p>
          </table:table-cell>
          <table:table-cell table:formula="of:=AVERAGE([Graph.B139:.KG139])" office:value-type="float" office:value="0">
            <text:p>#DIV/0!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AVERAGE([Graph.B56:.KG56])" office:value-type="float" office:value="0">
            <text:p>#DIV/0!</text:p>
          </table:table-cell>
          <table:table-cell table:formula="of:=AVERAGE([Graph.B77:.KG77])" office:value-type="float" office:value="0">
            <text:p>#DIV/0!</text:p>
          </table:table-cell>
          <table:table-cell table:formula="of:=AVERAGE([Graph.B98:.KG98])" office:value-type="float" office:value="0">
            <text:p>#DIV/0!</text:p>
          </table:table-cell>
          <table:table-cell table:formula="of:=AVERAGE([Graph.B119:.KG119])" office:value-type="float" office:value="0">
            <text:p>#DIV/0!</text:p>
          </table:table-cell>
          <table:table-cell table:formula="of:=AVERAGE([Graph.B140:.KG140])" office:value-type="float" office:value="0">
            <text:p>#DIV/0!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AVERAGE([Graph.B57:.KG57])" office:value-type="float" office:value="0">
            <text:p>#DIV/0!</text:p>
          </table:table-cell>
          <table:table-cell table:formula="of:=AVERAGE([Graph.B78:.KG78])" office:value-type="float" office:value="0">
            <text:p>#DIV/0!</text:p>
          </table:table-cell>
          <table:table-cell table:formula="of:=AVERAGE([Graph.B99:.KG99])" office:value-type="float" office:value="0">
            <text:p>#DIV/0!</text:p>
          </table:table-cell>
          <table:table-cell table:formula="of:=AVERAGE([Graph.B120:.KG120])" office:value-type="float" office:value="0">
            <text:p>#DIV/0!</text:p>
          </table:table-cell>
          <table:table-cell table:formula="of:=AVERAGE([Graph.B141:.KG141])" office:value-type="float" office:value="0">
            <text:p>#DIV/0!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AVERAGE([Graph.B58:.KG58])" office:value-type="float" office:value="0">
            <text:p>#DIV/0!</text:p>
          </table:table-cell>
          <table:table-cell table:formula="of:=AVERAGE([Graph.B79:.KG79])" office:value-type="float" office:value="0">
            <text:p>#DIV/0!</text:p>
          </table:table-cell>
          <table:table-cell table:formula="of:=AVERAGE([Graph.B100:.KG100])" office:value-type="float" office:value="0">
            <text:p>#DIV/0!</text:p>
          </table:table-cell>
          <table:table-cell table:formula="of:=AVERAGE([Graph.B121:.KG121])" office:value-type="float" office:value="0">
            <text:p>#DIV/0!</text:p>
          </table:table-cell>
          <table:table-cell table:formula="of:=AVERAGE([Graph.B142:.KG142])" office:value-type="float" office:value="0">
            <text:p>#DIV/0!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AVERAGE([Graph.B59:.KG59])" office:value-type="float" office:value="0">
            <text:p>#DIV/0!</text:p>
          </table:table-cell>
          <table:table-cell table:formula="of:=AVERAGE([Graph.B80:.KG80])" office:value-type="float" office:value="0">
            <text:p>#DIV/0!</text:p>
          </table:table-cell>
          <table:table-cell table:formula="of:=AVERAGE([Graph.B101:.KG101])" office:value-type="float" office:value="0">
            <text:p>#DIV/0!</text:p>
          </table:table-cell>
          <table:table-cell table:formula="of:=AVERAGE([Graph.B122:.KG122])" office:value-type="float" office:value="0">
            <text:p>#DIV/0!</text:p>
          </table:table-cell>
          <table:table-cell table:formula="of:=AVERAGE([Graph.B143:.KG143])" office:value-type="float" office:value="0">
            <text:p>#DIV/0!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AVERAGE([Graph.B60:.KG60])" office:value-type="float" office:value="0">
            <text:p>#DIV/0!</text:p>
          </table:table-cell>
          <table:table-cell table:formula="of:=AVERAGE([Graph.B81:.KG81])" office:value-type="float" office:value="0">
            <text:p>#DIV/0!</text:p>
          </table:table-cell>
          <table:table-cell table:formula="of:=AVERAGE([Graph.B102:.KG102])" office:value-type="float" office:value="0">
            <text:p>#DIV/0!</text:p>
          </table:table-cell>
          <table:table-cell table:formula="of:=AVERAGE([Graph.B123:.KG123])" office:value-type="float" office:value="0">
            <text:p>#DIV/0!</text:p>
          </table:table-cell>
          <table:table-cell table:formula="of:=AVERAGE([Graph.B144:.KG144])" office:value-type="float" office:value="0">
            <text:p>#DIV/0!</text:p>
          </table:table-cell>
        </table:table-row>
      </table:table>
      <table:table table:name="Mastermind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1">21.11.2017</text:date>, <text:time>22:13:2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1T00:43:54.77</meta:creation-date>
    <dc:date>2017-11-21T22:13:29.76</dc:date>
    <meta:editing-duration>PT13H59M13S</meta:editing-duration>
    <meta:editing-cycles>13</meta:editing-cycles>
    <meta:generator>OpenOffice/4.1.2$Win32 OpenOffice.org_project/412m3$Build-9782</meta:generator>
    <meta:document-statistic meta:table-count="6" meta:cell-count="1944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46cm" svg:height="24.158cm" xlink:href=".." xlink:type="simple" chart:class="chart:bar" chart:style-name="ch1">
        <chart:title svg:x="20.419cm" svg:y="0.619cm" chart:style-name="ch2">
          <text:p>Worker</text:p>
        </chart:title>
        <chart:legend chart:legend-position="end" svg:x="39.906cm" svg:y="10.719cm" style:legend-expansion="high" chart:style-name="ch3"/>
        <chart:plot-area chart:style-name="ch4" table:cell-range-address="Graph.B1:Graph.B22 Graph.G1:Graph.G22 Graph.L1:Graph.L22 Graph.Q1:Graph.Q22 Graph.V1:Graph.V22" chart:data-source-has-labels="row" svg:x="1.887cm" svg:y="2.847cm" svg:width="36.321cm" svg:height="19.82cm">
          <chartooo:coordinate-region svg:x="2.508cm" svg:y="3.059cm" svg:width="35.7cm" svg:height="18.935cm"/>
          <chart:axis chart:dimension="x" chart:name="primary-x" chart:style-name="ch5">
            <chart:title svg:x="19.606cm" svg:y="23.151cm" chart:style-name="ch6">
              <text:p>Level</text:p>
            </chart:title>
            <chart:grid chart:style-name="ch7" chart:class="major"/>
          </chart:axis>
          <chart:axis chart:dimension="y" chart:name="primary-y" chart:style-name="ch8">
            <chart:title svg:x="0.451cm" svg:y="13.33cm" chart:style-name="ch9">
              <text:p>Worker</text:p>
            </chart:title>
            <chart:grid chart:style-name="ch7" chart:class="major"/>
          </chart:axis>
          <chart:series chart:style-name="ch10" chart:values-cell-range-address="Graph.B2:Graph.B22" chart:label-cell-address="Graph.B1:Graph.B1" chart:class="chart:bar">
            <chart:data-point chart:repeated="21"/>
          </chart:series>
          <chart:series chart:style-name="ch11" chart:values-cell-range-address="Graph.G2:Graph.G22" chart:label-cell-address="Graph.G1:Graph.G1" chart:class="chart:bar">
            <chart:data-point chart:repeated="21"/>
          </chart:series>
          <chart:series chart:style-name="ch12" chart:values-cell-range-address="Graph.L2:Graph.L22" chart:label-cell-address="Graph.L1:Graph.L1" chart:class="chart:bar">
            <chart:data-point chart:repeated="21"/>
          </chart:series>
          <chart:series chart:style-name="ch13" chart:values-cell-range-address="Graph.Q2:Graph.Q22" chart:label-cell-address="Graph.Q1:Graph.Q1" chart:class="chart:bar">
            <chart:data-point chart:repeated="21"/>
          </chart:series>
          <chart:series chart:style-name="ch14" chart:values-cell-range-address="Graph.V2:Graph.V22" chart:label-cell-address="Graph.V1:Graph.V1" chart:class="chart:bar">
            <chart:data-point chart:repeated="2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B1:Graph.B1</svg:desc>
                </draw:g>
              </table:table-cell>
              <table:table-cell office:value-type="string">
                <text:p>Grove</text:p>
                <draw:g>
                  <svg:desc>Graph.G1:Graph.G1</svg:desc>
                </draw:g>
              </table:table-cell>
              <table:table-cell office:value-type="string">
                <text:p>Mech</text:p>
                <draw:g>
                  <svg:desc>Graph.L1:Graph.L1</svg:desc>
                </draw:g>
              </table:table-cell>
              <table:table-cell office:value-type="string">
                <text:p>Forsaken</text:p>
                <draw:g>
                  <svg:desc>Graph.Q1:Graph.Q1</svg:desc>
                </draw:g>
              </table:table-cell>
              <table:table-cell office:value-type="string">
                <text:p>Mastermind</text:p>
                <draw:g>
                  <svg:desc>Graph.V1:Graph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Graph.B2:Graph.B22</svg:desc>
                </draw:g>
              </table:table-cell>
              <table:table-cell office:value-type="float" office:value="NaN">
                <text:p>NaN</text:p>
                <draw:g>
                  <svg:desc>Graph.G2:Graph.G22</svg:desc>
                </draw:g>
              </table:table-cell>
              <table:table-cell office:value-type="float" office:value="NaN">
                <text:p>NaN</text:p>
                <draw:g>
                  <svg:desc>Graph.L2:Graph.L22</svg:desc>
                </draw:g>
              </table:table-cell>
              <table:table-cell office:value-type="float" office:value="NaN">
                <text:p>NaN</text:p>
                <draw:g>
                  <svg:desc>Graph.Q2:Graph.Q22</svg:desc>
                </draw:g>
              </table:table-cell>
              <table:table-cell office:value-type="float" office:value="NaN">
                <text:p>NaN</text:p>
                <draw:g>
                  <svg:desc>Graph.V2:Graph.V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85714285714286">
                <text:p>4.85714285714286</text:p>
              </table:table-cell>
              <table:table-cell office:value-type="float" office:value="3">
                <text:p>3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5">
                <text:p>5</text:p>
              </table:table-cell>
              <table:table-cell office:value-type="float" office:value="3.77777777777778">
                <text:p>3.777777777777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375">
                <text:p>5.375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4.58333333333333">
                <text:p>4.58333333333333</text:p>
              </table:table-cell>
              <table:table-cell office:value-type="float" office:value="4.4">
                <text:p>4.4</text:p>
              </table:table-cell>
              <table:table-cell office:value-type="float" office:value="4.72727272727273">
                <text:p>4.727272727272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6.57142857142857">
                <text:p>6.57142857142857</text:p>
              </table:table-cell>
              <table:table-cell office:value-type="float" office:value="4.8">
                <text:p>4.8</text:p>
              </table:table-cell>
              <table:table-cell office:value-type="float" office:value="7.5">
                <text:p>7.5</text:p>
              </table:table-cell>
              <table:table-cell office:value-type="float" office:value="6.05263157894737">
                <text:p>6.052631578947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92857142857143">
                <text:p>6.92857142857143</text:p>
              </table:table-cell>
              <table:table-cell office:value-type="float" office:value="9.15384615384615">
                <text:p>9.15384615384615</text:p>
              </table:table-cell>
              <table:table-cell office:value-type="float" office:value="7.14285714285714">
                <text:p>7.14285714285714</text:p>
              </table:table-cell>
              <table:table-cell office:value-type="float" office:value="7.88235294117647">
                <text:p>7.88235294117647</text:p>
              </table:table-cell>
              <table:table-cell office:value-type="float" office:value="7.68965517241379">
                <text:p>7.689655172413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4">
                <text:p>8.4</text:p>
              </table:table-cell>
              <table:table-cell office:value-type="float" office:value="9.32">
                <text:p>9.32</text:p>
              </table:table-cell>
              <table:table-cell office:value-type="float" office:value="7.38888888888889">
                <text:p>7.38888888888889</text:p>
              </table:table-cell>
              <table:table-cell office:value-type="float" office:value="8.58620689655172">
                <text:p>8.586206896551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97619047619048">
                <text:p>8.97619047619048</text:p>
              </table:table-cell>
              <table:table-cell office:value-type="float" office:value="8.42424242424242">
                <text:p>8.42424242424242</text:p>
              </table:table-cell>
              <table:table-cell office:value-type="float" office:value="8.18348623853211">
                <text:p>8.18348623853211</text:p>
              </table:table-cell>
              <table:table-cell office:value-type="float" office:value="8.02777777777778">
                <text:p>8.02777777777778</text:p>
              </table:table-cell>
              <table:table-cell office:value-type="float" office:value="8.38314176245211">
                <text:p>8.383141762452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13709677419355">
                <text:p>9.13709677419355</text:p>
              </table:table-cell>
              <table:table-cell office:value-type="float" office:value="9.6056338028169">
                <text:p>9.6056338028169</text:p>
              </table:table-cell>
              <table:table-cell office:value-type="float" office:value="8.75">
                <text:p>8.75</text:p>
              </table:table-cell>
              <table:table-cell office:value-type="float" office:value="8.75308641975309">
                <text:p>8.75308641975309</text:p>
              </table:table-cell>
              <table:table-cell office:value-type="float" office:value="8.79166666666667">
                <text:p>8.791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0416666666667">
                <text:p>10.0416666666667</text:p>
              </table:table-cell>
              <table:table-cell office:value-type="float" office:value="9.24">
                <text:p>9.24</text:p>
              </table:table-cell>
              <table:table-cell office:value-type="float" office:value="9.9">
                <text:p>9.9</text:p>
              </table:table-cell>
              <table:table-cell office:value-type="float" office:value="8.34615384615385">
                <text:p>8.34615384615385</text:p>
              </table:table-cell>
              <table:table-cell office:value-type="float" office:value="9.83505154639175">
                <text:p>9.835051546391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.7313432835821">
                <text:p>12.7313432835821</text:p>
              </table:table-cell>
              <table:table-cell office:value-type="float" office:value="11.6176470588235">
                <text:p>11.6176470588235</text:p>
              </table:table-cell>
              <table:table-cell office:value-type="float" office:value="11.1020408163265">
                <text:p>11.1020408163265</text:p>
              </table:table-cell>
              <table:table-cell office:value-type="float" office:value="12.0857142857143">
                <text:p>12.0857142857143</text:p>
              </table:table-cell>
              <table:table-cell office:value-type="float" office:value="11.6274509803922">
                <text:p>11.62745098039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.0588235294118">
                <text:p>14.0588235294118</text:p>
              </table:table-cell>
              <table:table-cell office:value-type="float" office:value="13.9285714285714">
                <text:p>13.9285714285714</text:p>
              </table:table-cell>
              <table:table-cell office:value-type="float" office:value="16.75">
                <text:p>16.75</text:p>
              </table:table-cell>
              <table:table-cell office:value-type="float" office:value="15.15625">
                <text:p>15.15625</text:p>
              </table:table-cell>
              <table:table-cell office:value-type="float" office:value="12.7678571428571">
                <text:p>12.76785714285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.5">
                <text:p>17.5</text:p>
              </table:table-cell>
              <table:table-cell office:value-type="float" office:value="14">
                <text:p>14</text:p>
              </table:table-cell>
              <table:table-cell office:value-type="float" office:value="14.8333333333333">
                <text:p>14.8333333333333</text:p>
              </table:table-cell>
              <table:table-cell office:value-type="float" office:value="14.7142857142857">
                <text:p>14.7142857142857</text:p>
              </table:table-cell>
              <table:table-cell office:value-type="float" office:value="15.9722222222222">
                <text:p>15.97222222222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13.5625">
                <text:p>13.5625</text:p>
              </table:table-cell>
              <table:table-cell office:value-type="float" office:value="18.7857142857143">
                <text:p>18.7857142857143</text:p>
              </table:table-cell>
              <table:table-cell office:value-type="float" office:value="17.6315789473684">
                <text:p>17.6315789473684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">
                <text:p>41</text:p>
              </table:table-cell>
              <table:table-cell office:value-type="float" office:value="18.5">
                <text:p>18.5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54cm" svg:height="16.764cm" xlink:href=".." xlink:type="simple" chart:class="chart:bar" chart:style-name="ch1">
        <chart:title svg:x="11.48cm" svg:y="0.471cm" chart:style-name="ch2">
          <text:p> Games ended on</text:p>
        </chart:title>
        <chart:plot-area chart:style-name="ch3" table:cell-range-address="Overview.C19:Overview.C39" svg:x="1.568cm" svg:y="2.255cm" svg:width="23.912cm" svg:height="13.166cm">
          <chartooo:coordinate-region svg:x="2.189cm" svg:y="2.467cm" svg:width="23.291cm" svg:height="12.281cm"/>
          <chart:axis chart:dimension="x" chart:name="primary-x" chart:style-name="ch4">
            <chart:title svg:x="13.083cm" svg:y="15.757cm" chart:style-name="ch5">
              <text:p>Level</text:p>
            </chart:title>
          </chart:axis>
          <chart:axis chart:dimension="y" chart:name="primary-y" chart:style-name="ch6">
            <chart:title svg:x="0.451cm" svg:y="8.988cm" chart:style-name="ch7">
              <text:p>#</text:p>
            </chart:title>
            <chart:grid chart:style-name="ch8" chart:class="major"/>
          </chart:axis>
          <chart:series chart:style-name="ch9" chart:values-cell-range-address="Overview.C19:Overview.C39" chart:class="chart:ba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Overview.C19:Overview.C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479cm" svg:height="22.733cm" xlink:href=".." xlink:type="simple" chart:class="chart:bar" chart:style-name="ch1">
        <chart:title svg:x="20.441cm" svg:y="0.59cm" chart:style-name="ch2">
          <text:p>Income</text:p>
        </chart:title>
        <chart:legend chart:legend-position="end" svg:x="39.925cm" svg:y="10.006cm" style:legend-expansion="high" chart:style-name="ch3"/>
        <chart:plot-area chart:style-name="ch4" table:cell-range-address="Graph.C1:Graph.C23 Graph.H1:Graph.H23 Graph.M1:Graph.M23 Graph.R1:Graph.R23 Graph.W1:Graph.W23" chart:data-source-has-labels="row" svg:x="1.887cm" svg:y="2.731cm" svg:width="36.34cm" svg:height="18.54cm">
          <chartooo:coordinate-region svg:x="2.879cm" svg:y="2.944cm" svg:width="35.348cm" svg:height="17.654cm"/>
          <chart:axis chart:dimension="x" chart:name="primary-x" chart:style-name="ch5">
            <chart:title svg:x="19.616cm" svg:y="21.726cm" chart:style-name="ch6">
              <text:p>Level</text:p>
            </chart:title>
            <chart:grid chart:style-name="ch7" chart:class="major"/>
          </chart:axis>
          <chart:axis chart:dimension="y" chart:name="primary-y" chart:style-name="ch8">
            <chart:title svg:x="0.451cm" svg:y="12.601cm" chart:style-name="ch9">
              <text:p>Income</text:p>
            </chart:title>
            <chart:grid chart:style-name="ch7" chart:class="major"/>
          </chart:axis>
          <chart:series chart:style-name="ch10" chart:values-cell-range-address="Graph.C2:Graph.C23" chart:label-cell-address="Graph.C1:Graph.C1" chart:class="chart:bar">
            <chart:data-point chart:repeated="22"/>
          </chart:series>
          <chart:series chart:style-name="ch11" chart:values-cell-range-address="Graph.H2:Graph.H23" chart:label-cell-address="Graph.H1:Graph.H1" chart:class="chart:bar">
            <chart:data-point chart:repeated="22"/>
          </chart:series>
          <chart:series chart:style-name="ch12" chart:values-cell-range-address="Graph.M2:Graph.M23" chart:label-cell-address="Graph.M1:Graph.M1" chart:class="chart:bar">
            <chart:data-point chart:repeated="22"/>
          </chart:series>
          <chart:series chart:style-name="ch13" chart:values-cell-range-address="Graph.R2:Graph.R23" chart:label-cell-address="Graph.R1:Graph.R1" chart:class="chart:bar">
            <chart:data-point chart:repeated="22"/>
          </chart:series>
          <chart:series chart:style-name="ch14" chart:values-cell-range-address="Graph.W2:Graph.W23" chart:label-cell-address="Graph.W1:Graph.W1" chart:class="chart:ba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C1:Graph.C1</svg:desc>
                </draw:g>
              </table:table-cell>
              <table:table-cell office:value-type="string">
                <text:p>Grove</text:p>
                <draw:g>
                  <svg:desc>Graph.H1:Graph.H1</svg:desc>
                </draw:g>
              </table:table-cell>
              <table:table-cell office:value-type="string">
                <text:p>Mech</text:p>
                <draw:g>
                  <svg:desc>Graph.M1:Graph.M1</svg:desc>
                </draw:g>
              </table:table-cell>
              <table:table-cell office:value-type="string">
                <text:p>Forsaken</text:p>
                <draw:g>
                  <svg:desc>Graph.R1:Graph.R1</svg:desc>
                </draw:g>
              </table:table-cell>
              <table:table-cell office:value-type="string">
                <text:p>Mastermind</text:p>
                <draw:g>
                  <svg:desc>Graph.W1:Graph.W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Graph.C2:Graph.C23</svg:desc>
                </draw:g>
              </table:table-cell>
              <table:table-cell office:value-type="float" office:value="NaN">
                <text:p>NaN</text:p>
                <draw:g>
                  <svg:desc>Graph.H2:Graph.H23</svg:desc>
                </draw:g>
              </table:table-cell>
              <table:table-cell office:value-type="float" office:value="NaN">
                <text:p>NaN</text:p>
                <draw:g>
                  <svg:desc>Graph.M2:Graph.M23</svg:desc>
                </draw:g>
              </table:table-cell>
              <table:table-cell office:value-type="float" office:value="NaN">
                <text:p>NaN</text:p>
                <draw:g>
                  <svg:desc>Graph.R2:Graph.R23</svg:desc>
                </draw:g>
              </table:table-cell>
              <table:table-cell office:value-type="float" office:value="NaN">
                <text:p>NaN</text:p>
                <draw:g>
                  <svg:desc>Graph.W2:Graph.W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.5">
                <text:p>34.5</text:p>
              </table:table-cell>
              <table:table-cell office:value-type="float" office:value="24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.5">
                <text:p>7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  <table:table-cell office:value-type="float" office:value="64.2">
                <text:p>64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6.1428571428571">
                <text:p>86.1428571428571</text:p>
              </table:table-cell>
              <table:table-cell office:value-type="float" office:value="66">
                <text:p>66</text:p>
              </table:table-cell>
              <table:table-cell office:value-type="float" office:value="85.5">
                <text:p>85.5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1.5">
                <text:p>91.5</text:p>
              </table:table-cell>
              <table:table-cell office:value-type="float" office:value="87.6666666666667">
                <text:p>87.6666666666667</text:p>
              </table:table-cell>
              <table:table-cell office:value-type="float" office:value="86.5">
                <text:p>86.5</text:p>
              </table:table-cell>
              <table:table-cell office:value-type="float" office:value="81.6">
                <text:p>81.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1.6">
                <text:p>101.6</text:p>
              </table:table-cell>
              <table:table-cell office:value-type="float" office:value="133.714285714286">
                <text:p>133.714285714286</text:p>
              </table:table-cell>
              <table:table-cell office:value-type="float" office:value="107.2">
                <text:p>107.2</text:p>
              </table:table-cell>
              <table:table-cell office:value-type="float" office:value="145.25">
                <text:p>145.25</text:p>
              </table:table-cell>
              <table:table-cell office:value-type="float" office:value="122.263157894737">
                <text:p>122.2631578947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9">
                <text:p>179</text:p>
              </table:table-cell>
              <table:table-cell office:value-type="float" office:value="128.5">
                <text:p>128.5</text:p>
              </table:table-cell>
              <table:table-cell office:value-type="float" office:value="NaN">
                <text:p>NaN</text:p>
              </table:table-cell>
              <table:table-cell office:value-type="float" office:value="136">
                <text:p>13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4.428571428571">
                <text:p>174.428571428571</text:p>
              </table:table-cell>
              <table:table-cell office:value-type="float" office:value="185.076923076923">
                <text:p>185.076923076923</text:p>
              </table:table-cell>
              <table:table-cell office:value-type="float" office:value="150.714285714286">
                <text:p>150.714285714286</text:p>
              </table:table-cell>
              <table:table-cell office:value-type="float" office:value="164.411764705882">
                <text:p>164.411764705882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3.85">
                <text:p>193.85</text:p>
              </table:table-cell>
              <table:table-cell office:value-type="float" office:value="221.32">
                <text:p>221.32</text:p>
              </table:table-cell>
              <table:table-cell office:value-type="float" office:value="180.388888888889">
                <text:p>180.388888888889</text:p>
              </table:table-cell>
              <table:table-cell office:value-type="float" office:value="201.620689655172">
                <text:p>201.620689655172</text:p>
              </table:table-cell>
              <table:table-cell office:value-type="float" office:value="188.513157894737">
                <text:p>188.5131578947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6.630952380952">
                <text:p>236.630952380952</text:p>
              </table:table-cell>
              <table:table-cell office:value-type="float" office:value="220.606060606061">
                <text:p>220.606060606061</text:p>
              </table:table-cell>
              <table:table-cell office:value-type="float" office:value="212">
                <text:p>212</text:p>
              </table:table-cell>
              <table:table-cell office:value-type="float" office:value="218.375">
                <text:p>218.375</text:p>
              </table:table-cell>
              <table:table-cell office:value-type="float" office:value="216.164750957854">
                <text:p>216.1647509578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5.177419354839">
                <text:p>265.177419354839</text:p>
              </table:table-cell>
              <table:table-cell office:value-type="float" office:value="270.464788732394">
                <text:p>270.464788732394</text:p>
              </table:table-cell>
              <table:table-cell office:value-type="float" office:value="245.592105263158">
                <text:p>245.592105263158</text:p>
              </table:table-cell>
              <table:table-cell office:value-type="float" office:value="251.802469135802">
                <text:p>251.802469135802</text:p>
              </table:table-cell>
              <table:table-cell office:value-type="float" office:value="256.298076923077">
                <text:p>256.2980769230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9.291666666667">
                <text:p>319.291666666667</text:p>
              </table:table-cell>
              <table:table-cell office:value-type="float" office:value="303.28">
                <text:p>303.28</text:p>
              </table:table-cell>
              <table:table-cell office:value-type="float" office:value="298.55">
                <text:p>298.55</text:p>
              </table:table-cell>
              <table:table-cell office:value-type="float" office:value="284.807692307692">
                <text:p>284.807692307692</text:p>
              </table:table-cell>
              <table:table-cell office:value-type="float" office:value="325.556701030928">
                <text:p>325.5567010309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1.164179104478">
                <text:p>371.164179104478</text:p>
              </table:table-cell>
              <table:table-cell office:value-type="float" office:value="354.147058823529">
                <text:p>354.147058823529</text:p>
              </table:table-cell>
              <table:table-cell office:value-type="float" office:value="338.551020408163">
                <text:p>338.551020408163</text:p>
              </table:table-cell>
              <table:table-cell office:value-type="float" office:value="350.057142857143">
                <text:p>350.057142857143</text:p>
              </table:table-cell>
              <table:table-cell office:value-type="float" office:value="335.660130718954">
                <text:p>335.6601307189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6.735294117647">
                <text:p>406.735294117647</text:p>
              </table:table-cell>
              <table:table-cell office:value-type="float" office:value="392.357142857143">
                <text:p>392.357142857143</text:p>
              </table:table-cell>
              <table:table-cell office:value-type="float" office:value="484.625">
                <text:p>484.625</text:p>
              </table:table-cell>
              <table:table-cell office:value-type="float" office:value="424.65625">
                <text:p>424.65625</text:p>
              </table:table-cell>
              <table:table-cell office:value-type="float" office:value="384.464285714286">
                <text:p>384.4642857142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1.333333333333">
                <text:p>501.333333333333</text:p>
              </table:table-cell>
              <table:table-cell office:value-type="float" office:value="415.888888888889">
                <text:p>415.888888888889</text:p>
              </table:table-cell>
              <table:table-cell office:value-type="float" office:value="461.666666666667">
                <text:p>461.666666666667</text:p>
              </table:table-cell>
              <table:table-cell office:value-type="float" office:value="452.428571428571">
                <text:p>452.428571428571</text:p>
              </table:table-cell>
              <table:table-cell office:value-type="float" office:value="480.555555555556">
                <text:p>480.5555555555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51.2">
                <text:p>551.2</text:p>
              </table:table-cell>
              <table:table-cell office:value-type="float" office:value="518.6875">
                <text:p>518.6875</text:p>
              </table:table-cell>
              <table:table-cell office:value-type="float" office:value="597.142857142857">
                <text:p>597.142857142857</text:p>
              </table:table-cell>
              <table:table-cell office:value-type="float" office:value="638.578947368421">
                <text:p>638.578947368421</text:p>
              </table:table-cell>
              <table:table-cell office:value-type="float" office:value="569.775">
                <text:p>569.7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10">
                <text:p>1110</text:p>
              </table:table-cell>
              <table:table-cell office:value-type="float" office:value="640">
                <text:p>640</text:p>
              </table:table-cell>
              <table:table-cell office:value-type="float" office:value="716">
                <text:p>716</text:p>
              </table:table-cell>
              <table:table-cell office:value-type="float" office:value="632">
                <text:p>632</text:p>
              </table:table-cell>
              <table:table-cell office:value-type="float" office:value="652.9">
                <text:p>652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451cm" svg:height="20.968cm" xlink:href=".." xlink:type="simple" chart:class="chart:bar" chart:style-name="ch1">
        <chart:title svg:x="20.599cm" svg:y="0.555cm" chart:style-name="ch2">
          <text:p>Value</text:p>
        </chart:title>
        <chart:legend chart:legend-position="end" svg:x="39.897cm" svg:y="9.124cm" style:legend-expansion="high" chart:style-name="ch3"/>
        <chart:plot-area chart:style-name="ch4" table:cell-range-address="Graph.D1:Graph.D23 Graph.I1:Graph.I23 Graph.N1:Graph.N23 Graph.S1:Graph.S23 Graph.X1:Graph.X23" chart:data-source-has-labels="row" svg:x="1.887cm" svg:y="2.591cm" svg:width="36.312cm" svg:height="16.95cm">
          <chartooo:coordinate-region svg:x="2.879cm" svg:y="2.803cm" svg:width="35.32cm" svg:height="16.065cm"/>
          <chart:axis chart:dimension="x" chart:name="primary-x" chart:style-name="ch5">
            <chart:title svg:x="19.602cm" svg:y="19.961cm" chart:style-name="ch6">
              <text:p>Level</text:p>
            </chart:title>
            <chart:grid chart:style-name="ch7" chart:class="major"/>
          </chart:axis>
          <chart:axis chart:dimension="y" chart:name="primary-y" chart:style-name="ch8">
            <chart:title svg:x="0.451cm" svg:y="11.533cm" chart:style-name="ch9">
              <text:p>Value</text:p>
            </chart:title>
            <chart:grid chart:style-name="ch7" chart:class="major"/>
          </chart:axis>
          <chart:series chart:style-name="ch10" chart:values-cell-range-address="Graph.D2:Graph.D23" chart:label-cell-address="Graph.D1:Graph.D1" chart:class="chart:bar">
            <chart:data-point chart:repeated="22"/>
          </chart:series>
          <chart:series chart:style-name="ch11" chart:values-cell-range-address="Graph.I2:Graph.I23" chart:label-cell-address="Graph.I1:Graph.I1" chart:class="chart:bar">
            <chart:data-point chart:repeated="22"/>
          </chart:series>
          <chart:series chart:style-name="ch12" chart:values-cell-range-address="Graph.N2:Graph.N23" chart:label-cell-address="Graph.N1:Graph.N1" chart:class="chart:bar">
            <chart:data-point chart:repeated="22"/>
          </chart:series>
          <chart:series chart:style-name="ch13" chart:values-cell-range-address="Graph.S2:Graph.S23" chart:label-cell-address="Graph.S1:Graph.S1" chart:class="chart:bar">
            <chart:data-point chart:repeated="22"/>
          </chart:series>
          <chart:series chart:style-name="ch14" chart:values-cell-range-address="Graph.X2:Graph.X23" chart:label-cell-address="Graph.X1:Graph.X1" chart:class="chart:ba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D1:Graph.D1</svg:desc>
                </draw:g>
              </table:table-cell>
              <table:table-cell office:value-type="string">
                <text:p>Grove</text:p>
                <draw:g>
                  <svg:desc>Graph.I1:Graph.I1</svg:desc>
                </draw:g>
              </table:table-cell>
              <table:table-cell office:value-type="string">
                <text:p>Mech</text:p>
                <draw:g>
                  <svg:desc>Graph.N1:Graph.N1</svg:desc>
                </draw:g>
              </table:table-cell>
              <table:table-cell office:value-type="string">
                <text:p>Forsaken</text:p>
                <draw:g>
                  <svg:desc>Graph.S1:Graph.S1</svg:desc>
                </draw:g>
              </table:table-cell>
              <table:table-cell office:value-type="string">
                <text:p>Mastermind</text:p>
                <draw:g>
                  <svg:desc>Graph.X1:Graph.X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Graph.D2:Graph.D23</svg:desc>
                </draw:g>
              </table:table-cell>
              <table:table-cell office:value-type="float" office:value="NaN">
                <text:p>NaN</text:p>
                <draw:g>
                  <svg:desc>Graph.I2:Graph.I23</svg:desc>
                </draw:g>
              </table:table-cell>
              <table:table-cell office:value-type="float" office:value="NaN">
                <text:p>NaN</text:p>
                <draw:g>
                  <svg:desc>Graph.N2:Graph.N23</svg:desc>
                </draw:g>
              </table:table-cell>
              <table:table-cell office:value-type="float" office:value="NaN">
                <text:p>NaN</text:p>
                <draw:g>
                  <svg:desc>Graph.S2:Graph.S23</svg:desc>
                </draw:g>
              </table:table-cell>
              <table:table-cell office:value-type="float" office:value="NaN">
                <text:p>NaN</text:p>
                <draw:g>
                  <svg:desc>Graph.X2:Graph.X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5">
                <text:p>265</text:p>
              </table:table-cell>
              <table:table-cell office:value-type="float" office:value="130.714285714286">
                <text:p>130.714285714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7.5">
                <text:p>347.5</text:p>
              </table:table-cell>
              <table:table-cell office:value-type="float" office:value="335">
                <text:p>335</text:p>
              </table:table-cell>
              <table:table-cell office:value-type="float" office:value="368.333333333333">
                <text:p>368.333333333333</text:p>
              </table:table-cell>
              <table:table-cell office:value-type="float" office:value="NaN">
                <text:p>NaN</text:p>
              </table:table-cell>
              <table:table-cell office:value-type="float" office:value="427.5">
                <text:p>427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2.5">
                <text:p>62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5">
                <text:p>705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6.428571428571">
                <text:p>536.428571428571</text:p>
              </table:table-cell>
              <table:table-cell office:value-type="float" office:value="825">
                <text:p>825</text:p>
              </table:table-cell>
              <table:table-cell office:value-type="float" office:value="606.666666666667">
                <text:p>606.666666666667</text:p>
              </table:table-cell>
              <table:table-cell office:value-type="float" office:value="425">
                <text:p>425</text:p>
              </table:table-cell>
              <table:table-cell office:value-type="float" office:value="621.666666666667">
                <text:p>621.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3.125">
                <text:p>743.125</text:p>
              </table:table-cell>
              <table:table-cell office:value-type="float" office:value="703.333333333333">
                <text:p>703.333333333333</text:p>
              </table:table-cell>
              <table:table-cell office:value-type="float" office:value="793.333333333333">
                <text:p>793.333333333333</text:p>
              </table:table-cell>
              <table:table-cell office:value-type="float" office:value="794">
                <text:p>794</text:p>
              </table:table-cell>
              <table:table-cell office:value-type="float" office:value="834.848484848485">
                <text:p>834.8484848484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94">
                <text:p>1194</text:p>
              </table:table-cell>
              <table:table-cell office:value-type="float" office:value="1052.14285714286">
                <text:p>1052.14285714286</text:p>
              </table:table-cell>
              <table:table-cell office:value-type="float" office:value="1079">
                <text:p>1079</text:p>
              </table:table-cell>
              <table:table-cell office:value-type="float" office:value="898.75">
                <text:p>898.75</text:p>
              </table:table-cell>
              <table:table-cell office:value-type="float" office:value="980.526315789474">
                <text:p>980.5263157894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580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1275">
                <text:p>1275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63.92857142857">
                <text:p>1563.92857142857</text:p>
              </table:table-cell>
              <table:table-cell office:value-type="float" office:value="1457.69230769231">
                <text:p>1457.69230769231</text:p>
              </table:table-cell>
              <table:table-cell office:value-type="float" office:value="1143.57142857143">
                <text:p>1143.57142857143</text:p>
              </table:table-cell>
              <table:table-cell office:value-type="float" office:value="1486.47058823529">
                <text:p>1486.47058823529</text:p>
              </table:table-cell>
              <table:table-cell office:value-type="float" office:value="1358.27586206897">
                <text:p>1358.275862068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77">
                <text:p>1677</text:p>
              </table:table-cell>
              <table:table-cell office:value-type="float" office:value="1700.4">
                <text:p>1700.4</text:p>
              </table:table-cell>
              <table:table-cell office:value-type="float" office:value="1736.66666666667">
                <text:p>1736.66666666667</text:p>
              </table:table-cell>
              <table:table-cell office:value-type="float" office:value="1789.48275862069">
                <text:p>1789.48275862069</text:p>
              </table:table-cell>
              <table:table-cell office:value-type="float" office:value="1687.23684210526">
                <text:p>1687.236842105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47.91666666667">
                <text:p>2047.91666666667</text:p>
              </table:table-cell>
              <table:table-cell office:value-type="float" office:value="1984.84848484848">
                <text:p>1984.84848484848</text:p>
              </table:table-cell>
              <table:table-cell office:value-type="float" office:value="2084.26605504587">
                <text:p>2084.26605504587</text:p>
              </table:table-cell>
              <table:table-cell office:value-type="float" office:value="2052.43055555556">
                <text:p>2052.43055555556</text:p>
              </table:table-cell>
              <table:table-cell office:value-type="float" office:value="1982.14559386973">
                <text:p>1982.145593869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71.37096774194">
                <text:p>2471.37096774194</text:p>
              </table:table-cell>
              <table:table-cell office:value-type="float" office:value="2403.52112676056">
                <text:p>2403.52112676056</text:p>
              </table:table-cell>
              <table:table-cell office:value-type="float" office:value="2415.59210526316">
                <text:p>2415.59210526316</text:p>
              </table:table-cell>
              <table:table-cell office:value-type="float" office:value="2459.01234567901">
                <text:p>2459.01234567901</text:p>
              </table:table-cell>
              <table:table-cell office:value-type="float" office:value="2384.77564102564">
                <text:p>2384.775641025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91.66666666667">
                <text:p>2891.66666666667</text:p>
              </table:table-cell>
              <table:table-cell office:value-type="float" office:value="2894.4">
                <text:p>2894.4</text:p>
              </table:table-cell>
              <table:table-cell office:value-type="float" office:value="2969.25">
                <text:p>2969.25</text:p>
              </table:table-cell>
              <table:table-cell office:value-type="float" office:value="3011.73076923077">
                <text:p>3011.73076923077</text:p>
              </table:table-cell>
              <table:table-cell office:value-type="float" office:value="2844.48453608247">
                <text:p>2844.484536082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54.92537313433">
                <text:p>3454.92537313433</text:p>
              </table:table-cell>
              <table:table-cell office:value-type="float" office:value="3410.73529411765">
                <text:p>3410.73529411765</text:p>
              </table:table-cell>
              <table:table-cell office:value-type="float" office:value="3327.14285714286">
                <text:p>3327.14285714286</text:p>
              </table:table-cell>
              <table:table-cell office:value-type="float" office:value="3360.28571428571">
                <text:p>3360.28571428571</text:p>
              </table:table-cell>
              <table:table-cell office:value-type="float" office:value="3269.28104575163">
                <text:p>3269.281045751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25.44117647059">
                <text:p>4025.44117647059</text:p>
              </table:table-cell>
              <table:table-cell office:value-type="float" office:value="3834.28571428571">
                <text:p>3834.28571428571</text:p>
              </table:table-cell>
              <table:table-cell office:value-type="float" office:value="4023.75">
                <text:p>4023.75</text:p>
              </table:table-cell>
              <table:table-cell office:value-type="float" office:value="3868.125">
                <text:p>3868.125</text:p>
              </table:table-cell>
              <table:table-cell office:value-type="float" office:value="3732.85714285714">
                <text:p>3732.857142857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74.16666666667">
                <text:p>4574.16666666667</text:p>
              </table:table-cell>
              <table:table-cell office:value-type="float" office:value="4344.44444444444">
                <text:p>4344.44444444444</text:p>
              </table:table-cell>
              <table:table-cell office:value-type="float" office:value="4285.83333333333">
                <text:p>4285.83333333333</text:p>
              </table:table-cell>
              <table:table-cell office:value-type="float" office:value="4598.57142857143">
                <text:p>4598.57142857143</text:p>
              </table:table-cell>
              <table:table-cell office:value-type="float" office:value="4503.88888888889">
                <text:p>4503.888888888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365">
                <text:p>5365</text:p>
              </table:table-cell>
              <table:table-cell office:value-type="float" office:value="5334.375">
                <text:p>5334.375</text:p>
              </table:table-cell>
              <table:table-cell office:value-type="float" office:value="5452.5">
                <text:p>5452.5</text:p>
              </table:table-cell>
              <table:table-cell office:value-type="float" office:value="5512.36842105263">
                <text:p>5512.36842105263</text:p>
              </table:table-cell>
              <table:table-cell office:value-type="float" office:value="5333.625">
                <text:p>5333.6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685">
                <text:p>6685</text:p>
              </table:table-cell>
              <table:table-cell office:value-type="float" office:value="6440">
                <text:p>6440</text:p>
              </table:table-cell>
              <table:table-cell office:value-type="float" office:value="7202.5">
                <text:p>7202.5</text:p>
              </table:table-cell>
              <table:table-cell office:value-type="float" office:value="6500">
                <text:p>6500</text:p>
              </table:table-cell>
              <table:table-cell office:value-type="float" office:value="6531">
                <text:p>65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389cm" svg:height="20.032cm" xlink:href=".." xlink:type="simple" chart:class="chart:bar" chart:style-name="ch1">
        <chart:title svg:x="20.727cm" svg:y="0.536cm" chart:style-name="ch2">
          <text:p>Kills</text:p>
        </chart:title>
        <chart:legend chart:legend-position="end" svg:x="39.835cm" svg:y="8.656cm" style:legend-expansion="high" chart:style-name="ch3"/>
        <chart:plot-area chart:style-name="ch4" table:cell-range-address="Graph.E1:Graph.E23 Graph.J1:Graph.J23 Graph.O1:Graph.O23 Graph.T1:Graph.T23 Graph.Y1:Graph.Y23" chart:data-source-has-labels="row" svg:x="1.885cm" svg:y="2.515cm" svg:width="36.256cm" svg:height="16.109cm">
          <chartooo:coordinate-region svg:x="2.692cm" svg:y="2.728cm" svg:width="35.449cm" svg:height="15.223cm"/>
          <chart:axis chart:dimension="x" chart:name="primary-x" chart:style-name="ch5">
            <chart:title svg:x="19.572cm" svg:y="19.025cm" chart:style-name="ch6">
              <text:p>Level</text:p>
            </chart:title>
          </chart:axis>
          <chart:axis chart:dimension="y" chart:name="primary-y" chart:style-name="ch7">
            <chart:title svg:x="0.451cm" svg:y="10.944cm" chart:style-name="ch8">
              <text:p>Kills</text:p>
            </chart:title>
            <chart:grid chart:style-name="ch9" chart:class="major"/>
          </chart:axis>
          <chart:series chart:style-name="ch10" chart:values-cell-range-address="Graph.E2:Graph.E23" chart:label-cell-address="Graph.E1:Graph.E1" chart:class="chart:bar">
            <chart:data-point chart:repeated="22"/>
          </chart:series>
          <chart:series chart:style-name="ch11" chart:values-cell-range-address="Graph.J2:Graph.J23" chart:label-cell-address="Graph.J1:Graph.J1" chart:class="chart:bar">
            <chart:data-point chart:repeated="22"/>
          </chart:series>
          <chart:series chart:style-name="ch12" chart:values-cell-range-address="Graph.O2:Graph.O23" chart:label-cell-address="Graph.O1:Graph.O1" chart:class="chart:bar">
            <chart:data-point chart:repeated="22"/>
          </chart:series>
          <chart:series chart:style-name="ch13" chart:values-cell-range-address="Graph.T2:Graph.T23" chart:label-cell-address="Graph.T1:Graph.T1" chart:class="chart:bar">
            <chart:data-point chart:repeated="22"/>
          </chart:series>
          <chart:series chart:style-name="ch14" chart:values-cell-range-address="Graph.Y2:Graph.Y23" chart:label-cell-address="Graph.Y1:Graph.Y1" chart:class="chart:ba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E1:Graph.E1</svg:desc>
                </draw:g>
              </table:table-cell>
              <table:table-cell office:value-type="string">
                <text:p>Grove</text:p>
                <draw:g>
                  <svg:desc>Graph.J1:Graph.J1</svg:desc>
                </draw:g>
              </table:table-cell>
              <table:table-cell office:value-type="string">
                <text:p>Mech</text:p>
                <draw:g>
                  <svg:desc>Graph.O1:Graph.O1</svg:desc>
                </draw:g>
              </table:table-cell>
              <table:table-cell office:value-type="string">
                <text:p>Forsaken</text:p>
                <draw:g>
                  <svg:desc>Graph.T1:Graph.T1</svg:desc>
                </draw:g>
              </table:table-cell>
              <table:table-cell office:value-type="string">
                <text:p>Mastermind</text:p>
                <draw:g>
                  <svg:desc>Graph.Y1:Graph.Y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Graph.E2:Graph.E23</svg:desc>
                </draw:g>
              </table:table-cell>
              <table:table-cell office:value-type="float" office:value="NaN">
                <text:p>NaN</text:p>
                <draw:g>
                  <svg:desc>Graph.J2:Graph.J23</svg:desc>
                </draw:g>
              </table:table-cell>
              <table:table-cell office:value-type="float" office:value="NaN">
                <text:p>NaN</text:p>
                <draw:g>
                  <svg:desc>Graph.O2:Graph.O23</svg:desc>
                </draw:g>
              </table:table-cell>
              <table:table-cell office:value-type="float" office:value="NaN">
                <text:p>NaN</text:p>
                <draw:g>
                  <svg:desc>Graph.T2:Graph.T23</svg:desc>
                </draw:g>
              </table:table-cell>
              <table:table-cell office:value-type="float" office:value="NaN">
                <text:p>NaN</text:p>
                <draw:g>
                  <svg:desc>Graph.Y2:Graph.Y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32.1428571428571">
                <text:p>32.14285714285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49">
                <text:p>49</text:p>
              </table:table-cell>
              <table:table-cell office:value-type="float" office:value="59.6666666666667">
                <text:p>59.6666666666667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1.8">
                <text:p>61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.8571428571429">
                <text:p>75.8571428571429</text:p>
              </table:table-cell>
              <table:table-cell office:value-type="float" office:value="83">
                <text:p>83</text:p>
              </table:table-cell>
              <table:table-cell office:value-type="float" office:value="82.1666666666667">
                <text:p>82.1666666666667</text:p>
              </table:table-cell>
              <table:table-cell office:value-type="float" office:value="71">
                <text:p>71</text:p>
              </table:table-cell>
              <table:table-cell office:value-type="float" office:value="75.7777777777778">
                <text:p>75.77777777777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7.75">
                <text:p>97.75</text:p>
              </table:table-cell>
              <table:table-cell office:value-type="float" office:value="97.3333333333333">
                <text:p>97.3333333333333</text:p>
              </table:table-cell>
              <table:table-cell office:value-type="float" office:value="87.9166666666667">
                <text:p>87.9166666666667</text:p>
              </table:table-cell>
              <table:table-cell office:value-type="float" office:value="86">
                <text:p>86</text:p>
              </table:table-cell>
              <table:table-cell office:value-type="float" office:value="92.7575757575758">
                <text:p>92.75757575757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9.2">
                <text:p>129.2</text:p>
              </table:table-cell>
              <table:table-cell office:value-type="float" office:value="127.142857142857">
                <text:p>127.142857142857</text:p>
              </table:table-cell>
              <table:table-cell office:value-type="float" office:value="100">
                <text:p>100</text:p>
              </table:table-cell>
              <table:table-cell office:value-type="float" office:value="85.75">
                <text:p>85.75</text:p>
              </table:table-cell>
              <table:table-cell office:value-type="float" office:value="104.473684210526">
                <text:p>104.4736842105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6">
                <text:p>106</text:p>
              </table:table-cell>
              <table:table-cell office:value-type="float" office:value="120.5">
                <text:p>120.5</text:p>
              </table:table-cell>
              <table:table-cell office:value-type="float" office:value="NaN">
                <text:p>NaN</text:p>
              </table:table-cell>
              <table:table-cell office:value-type="float" office:value="121">
                <text:p>12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9.357142857143">
                <text:p>139.357142857143</text:p>
              </table:table-cell>
              <table:table-cell office:value-type="float" office:value="126.384615384615">
                <text:p>126.384615384615</text:p>
              </table:table-cell>
              <table:table-cell office:value-type="float" office:value="91.7142857142857">
                <text:p>91.7142857142857</text:p>
              </table:table-cell>
              <table:table-cell office:value-type="float" office:value="132.647058823529">
                <text:p>132.647058823529</text:p>
              </table:table-cell>
              <table:table-cell office:value-type="float" office:value="118.827586206897">
                <text:p>118.8275862068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5.35">
                <text:p>135.35</text:p>
              </table:table-cell>
              <table:table-cell office:value-type="float" office:value="140.04">
                <text:p>140.04</text:p>
              </table:table-cell>
              <table:table-cell office:value-type="float" office:value="134.444444444444">
                <text:p>134.444444444444</text:p>
              </table:table-cell>
              <table:table-cell office:value-type="float" office:value="148.620689655172">
                <text:p>148.620689655172</text:p>
              </table:table-cell>
              <table:table-cell office:value-type="float" office:value="132.644736842105">
                <text:p>132.6447368421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0.988095238095">
                <text:p>150.988095238095</text:p>
              </table:table-cell>
              <table:table-cell office:value-type="float" office:value="141.181818181818">
                <text:p>141.181818181818</text:p>
              </table:table-cell>
              <table:table-cell office:value-type="float" office:value="152.770642201835">
                <text:p>152.770642201835</text:p>
              </table:table-cell>
              <table:table-cell office:value-type="float" office:value="147.069444444444">
                <text:p>147.069444444444</text:p>
              </table:table-cell>
              <table:table-cell office:value-type="float" office:value="140.245210727969">
                <text:p>140.2452107279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2.483870967742">
                <text:p>162.483870967742</text:p>
              </table:table-cell>
              <table:table-cell office:value-type="float" office:value="156.154929577465">
                <text:p>156.154929577465</text:p>
              </table:table-cell>
              <table:table-cell office:value-type="float" office:value="168.394736842105">
                <text:p>168.394736842105</text:p>
              </table:table-cell>
              <table:table-cell office:value-type="float" office:value="163.20987654321">
                <text:p>163.20987654321</text:p>
              </table:table-cell>
              <table:table-cell office:value-type="float" office:value="151.448717948718">
                <text:p>151.4487179487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9.458333333333">
                <text:p>169.458333333333</text:p>
              </table:table-cell>
              <table:table-cell office:value-type="float" office:value="167.56">
                <text:p>167.56</text:p>
              </table:table-cell>
              <table:table-cell office:value-type="float" office:value="194.8">
                <text:p>194.8</text:p>
              </table:table-cell>
              <table:table-cell office:value-type="float" office:value="175.538461538462">
                <text:p>175.538461538462</text:p>
              </table:table-cell>
              <table:table-cell office:value-type="float" office:value="159.80412371134">
                <text:p>159.804123711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1.208955223881">
                <text:p>191.208955223881</text:p>
              </table:table-cell>
              <table:table-cell office:value-type="float" office:value="185.970588235294">
                <text:p>185.970588235294</text:p>
              </table:table-cell>
              <table:table-cell office:value-type="float" office:value="188.979591836735">
                <text:p>188.979591836735</text:p>
              </table:table-cell>
              <table:table-cell office:value-type="float" office:value="190.428571428571">
                <text:p>190.428571428571</text:p>
              </table:table-cell>
              <table:table-cell office:value-type="float" office:value="179.549019607843">
                <text:p>179.5490196078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2.647058823529">
                <text:p>212.647058823529</text:p>
              </table:table-cell>
              <table:table-cell office:value-type="float" office:value="199.571428571429">
                <text:p>199.571428571429</text:p>
              </table:table-cell>
              <table:table-cell office:value-type="float" office:value="206.5">
                <text:p>206.5</text:p>
              </table:table-cell>
              <table:table-cell office:value-type="float" office:value="200.5625">
                <text:p>200.5625</text:p>
              </table:table-cell>
              <table:table-cell office:value-type="float" office:value="193.464285714286">
                <text:p>193.4642857142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0.5">
                <text:p>220.5</text:p>
              </table:table-cell>
              <table:table-cell office:value-type="float" office:value="209.777777777778">
                <text:p>209.777777777778</text:p>
              </table:table-cell>
              <table:table-cell office:value-type="float" office:value="195.833333333333">
                <text:p>195.833333333333</text:p>
              </table:table-cell>
              <table:table-cell office:value-type="float" office:value="226.142857142857">
                <text:p>226.142857142857</text:p>
              </table:table-cell>
              <table:table-cell office:value-type="float" office:value="214.611111111111">
                <text:p>214.6111111111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7.333333333333">
                <text:p>237.333333333333</text:p>
              </table:table-cell>
              <table:table-cell office:value-type="float" office:value="228.125">
                <text:p>228.125</text:p>
              </table:table-cell>
              <table:table-cell office:value-type="float" office:value="242.5">
                <text:p>242.5</text:p>
              </table:table-cell>
              <table:table-cell office:value-type="float" office:value="215.526315789474">
                <text:p>215.526315789474</text:p>
              </table:table-cell>
              <table:table-cell office:value-type="float" office:value="216.975">
                <text:p>216.9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0">
                <text:p>230</text:p>
              </table:table-cell>
              <table:table-cell office:value-type="float" office:value="247.5">
                <text:p>247.5</text:p>
              </table:table-cell>
              <table:table-cell office:value-type="float" office:value="291.5">
                <text:p>291.5</text:p>
              </table:table-cell>
              <table:table-cell office:value-type="float" office:value="192">
                <text:p>192</text:p>
              </table:table-cell>
              <table:table-cell office:value-type="float" office:value="222.2">
                <text:p>222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296cm" svg:height="24.467cm" xlink:href=".." xlink:type="simple" chart:class="chart:bar" chart:style-name="ch1">
        <chart:title svg:x="20.496cm" svg:y="0.625cm" chart:style-name="ch2">
          <text:p>Leaks</text:p>
        </chart:title>
        <chart:legend chart:legend-position="end" svg:x="39.742cm" svg:y="10.873cm" style:legend-expansion="high" chart:style-name="ch3"/>
        <chart:plot-area chart:style-name="ch4" table:cell-range-address="Graph.F1:Graph.F23 Graph.K1:Graph.K23 Graph.P1:Graph.P23 Graph.U1:Graph.U23 Graph.Z1:Graph.Z23" chart:data-source-has-labels="row" svg:x="1.883cm" svg:y="2.871cm" svg:width="36.169cm" svg:height="20.099cm">
          <chartooo:coordinate-region svg:x="2.504cm" svg:y="3.083cm" svg:width="35.548cm" svg:height="19.214cm"/>
          <chart:axis chart:dimension="x" chart:name="primary-x" chart:style-name="ch5">
            <chart:title svg:x="19.526cm" svg:y="23.46cm" chart:style-name="ch6">
              <text:p>Level</text:p>
            </chart:title>
          </chart:axis>
          <chart:axis chart:dimension="y" chart:name="primary-y" chart:style-name="ch7">
            <chart:title svg:x="0.451cm" svg:y="13.427cm" chart:style-name="ch8">
              <text:p>Leaks</text:p>
            </chart:title>
            <chart:grid chart:style-name="ch9" chart:class="major"/>
          </chart:axis>
          <chart:series chart:style-name="ch10" chart:values-cell-range-address="Graph.F2:Graph.F23" chart:label-cell-address="Graph.F1:Graph.F1" chart:class="chart:bar">
            <chart:data-point chart:repeated="22"/>
          </chart:series>
          <chart:series chart:style-name="ch11" chart:values-cell-range-address="Graph.K2:Graph.K23" chart:label-cell-address="Graph.K1:Graph.K1" chart:class="chart:bar">
            <chart:data-point chart:repeated="22"/>
          </chart:series>
          <chart:series chart:style-name="ch12" chart:values-cell-range-address="Graph.P2:Graph.P23" chart:label-cell-address="Graph.P1:Graph.P1" chart:class="chart:bar">
            <chart:data-point chart:repeated="22"/>
          </chart:series>
          <chart:series chart:style-name="ch13" chart:values-cell-range-address="Graph.U2:Graph.U23" chart:label-cell-address="Graph.U1:Graph.U1" chart:class="chart:bar">
            <chart:data-point chart:repeated="22"/>
          </chart:series>
          <chart:series chart:style-name="ch14" chart:values-cell-range-address="Graph.Z2:Graph.Z23" chart:label-cell-address="Graph.Z1:Graph.Z1" chart:class="chart:ba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F1:Graph.F1</svg:desc>
                </draw:g>
              </table:table-cell>
              <table:table-cell office:value-type="string">
                <text:p>Grove</text:p>
                <draw:g>
                  <svg:desc>Graph.K1:Graph.K1</svg:desc>
                </draw:g>
              </table:table-cell>
              <table:table-cell office:value-type="string">
                <text:p>Mech</text:p>
                <draw:g>
                  <svg:desc>Graph.P1:Graph.P1</svg:desc>
                </draw:g>
              </table:table-cell>
              <table:table-cell office:value-type="string">
                <text:p>Forsaken</text:p>
                <draw:g>
                  <svg:desc>Graph.U1:Graph.U1</svg:desc>
                </draw:g>
              </table:table-cell>
              <table:table-cell office:value-type="string">
                <text:p>Mastermind</text:p>
                <draw:g>
                  <svg:desc>Graph.Z1:Graph.Z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Graph.F2:Graph.F23</svg:desc>
                </draw:g>
              </table:table-cell>
              <table:table-cell office:value-type="float" office:value="NaN">
                <text:p>NaN</text:p>
                <draw:g>
                  <svg:desc>Graph.K2:Graph.K23</svg:desc>
                </draw:g>
              </table:table-cell>
              <table:table-cell office:value-type="float" office:value="NaN">
                <text:p>NaN</text:p>
                <draw:g>
                  <svg:desc>Graph.P2:Graph.P23</svg:desc>
                </draw:g>
              </table:table-cell>
              <table:table-cell office:value-type="float" office:value="NaN">
                <text:p>NaN</text:p>
                <draw:g>
                  <svg:desc>Graph.U2:Graph.U23</svg:desc>
                </draw:g>
              </table:table-cell>
              <table:table-cell office:value-type="float" office:value="NaN">
                <text:p>NaN</text:p>
                <draw:g>
                  <svg:desc>Graph.Z2:Graph.Z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2857142857143">
                <text:p>12.2857142857143</text:p>
              </table:table-cell>
              <table:table-cell office:value-type="float" office:value="0">
                <text:p>0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16">
                <text:p>16</text:p>
              </table:table-cell>
              <table:table-cell office:value-type="float" office:value="14.4444444444444">
                <text:p>14.44444444444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625">
                <text:p>5.625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14.5833333333333">
                <text:p>14.5833333333333</text:p>
              </table:table-cell>
              <table:table-cell office:value-type="float" office:value="15.2">
                <text:p>15.2</text:p>
              </table:table-cell>
              <table:table-cell office:value-type="float" office:value="9.93939393939394">
                <text:p>9.939393939393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5.28571428571429">
                <text:p>5.28571428571429</text:p>
              </table:table-cell>
              <table:table-cell office:value-type="float" office:value="17.2">
                <text:p>17.2</text:p>
              </table:table-cell>
              <table:table-cell office:value-type="float" office:value="27.5">
                <text:p>27.5</text:p>
              </table:table-cell>
              <table:table-cell office:value-type="float" office:value="11.2105263157895">
                <text:p>11.21052631578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.75">
                <text:p>0.7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3571428571429">
                <text:p>10.3571428571429</text:p>
              </table:table-cell>
              <table:table-cell office:value-type="float" office:value="8.53846153846154">
                <text:p>8.53846153846154</text:p>
              </table:table-cell>
              <table:table-cell office:value-type="float" office:value="23.1428571428571">
                <text:p>23.1428571428571</text:p>
              </table:table-cell>
              <table:table-cell office:value-type="float" office:value="7.94117647058824">
                <text:p>7.94117647058824</text:p>
              </table:table-cell>
              <table:table-cell office:value-type="float" office:value="15.9310344827586">
                <text:p>15.93103448275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.1">
                <text:p>16.1</text:p>
              </table:table-cell>
              <table:table-cell office:value-type="float" office:value="11.48">
                <text:p>11.48</text:p>
              </table:table-cell>
              <table:table-cell office:value-type="float" office:value="14.7222222222222">
                <text:p>14.7222222222222</text:p>
              </table:table-cell>
              <table:table-cell office:value-type="float" office:value="9.79310344827586">
                <text:p>9.79310344827586</text:p>
              </table:table-cell>
              <table:table-cell office:value-type="float" office:value="14.5131578947368">
                <text:p>14.51315789473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29761904761905">
                <text:p>7.29761904761905</text:p>
              </table:table-cell>
              <table:table-cell office:value-type="float" office:value="11.7121212121212">
                <text:p>11.7121212121212</text:p>
              </table:table-cell>
              <table:table-cell office:value-type="float" office:value="10.7614678899083">
                <text:p>10.7614678899083</text:p>
              </table:table-cell>
              <table:table-cell office:value-type="float" office:value="12.25">
                <text:p>12.25</text:p>
              </table:table-cell>
              <table:table-cell office:value-type="float" office:value="14.9233716475096">
                <text:p>14.92337164750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6532258064516">
                <text:p>12.6532258064516</text:p>
              </table:table-cell>
              <table:table-cell office:value-type="float" office:value="14.3380281690141">
                <text:p>14.3380281690141</text:p>
              </table:table-cell>
              <table:table-cell office:value-type="float" office:value="12.8289473684211">
                <text:p>12.8289473684211</text:p>
              </table:table-cell>
              <table:table-cell office:value-type="float" office:value="14.2098765432099">
                <text:p>14.2098765432099</text:p>
              </table:table-cell>
              <table:table-cell office:value-type="float" office:value="17.775641025641">
                <text:p>17.7756410256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25">
                <text:p>11.25</text:p>
              </table:table-cell>
              <table:table-cell office:value-type="float" office:value="12.84">
                <text:p>12.84</text:p>
              </table:table-cell>
              <table:table-cell office:value-type="float" office:value="10.1">
                <text:p>10.1</text:p>
              </table:table-cell>
              <table:table-cell office:value-type="float" office:value="18.9615384615385">
                <text:p>18.9615384615385</text:p>
              </table:table-cell>
              <table:table-cell office:value-type="float" office:value="18.020618556701">
                <text:p>18.0206185567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.3134328358209">
                <text:p>16.3134328358209</text:p>
              </table:table-cell>
              <table:table-cell office:value-type="float" office:value="14.9411764705882">
                <text:p>14.9411764705882</text:p>
              </table:table-cell>
              <table:table-cell office:value-type="float" office:value="18.2448979591837">
                <text:p>18.2448979591837</text:p>
              </table:table-cell>
              <table:table-cell office:value-type="float" office:value="18.7714285714286">
                <text:p>18.7714285714286</text:p>
              </table:table-cell>
              <table:table-cell office:value-type="float" office:value="24.1503267973856">
                <text:p>24.15032679738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.2352941176471">
                <text:p>16.2352941176471</text:p>
              </table:table-cell>
              <table:table-cell office:value-type="float" office:value="22.6428571428571">
                <text:p>22.6428571428571</text:p>
              </table:table-cell>
              <table:table-cell office:value-type="float" office:value="9.4375">
                <text:p>9.4375</text:p>
              </table:table-cell>
              <table:table-cell office:value-type="float" office:value="23.65625">
                <text:p>23.65625</text:p>
              </table:table-cell>
              <table:table-cell office:value-type="float" office:value="22.6607142857143">
                <text:p>22.66071428571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.8333333333333">
                <text:p>20.8333333333333</text:p>
              </table:table-cell>
              <table:table-cell office:value-type="float" office:value="19.3333333333333">
                <text:p>19.3333333333333</text:p>
              </table:table-cell>
              <table:table-cell office:value-type="float" office:value="43.5">
                <text:p>43.5</text:p>
              </table:table-cell>
              <table:table-cell office:value-type="float" office:value="22.2857142857143">
                <text:p>22.2857142857143</text:p>
              </table:table-cell>
              <table:table-cell office:value-type="float" office:value="23.8333333333333">
                <text:p>23.83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.2">
                <text:p>22.2</text:p>
              </table:table-cell>
              <table:table-cell office:value-type="float" office:value="22.875">
                <text:p>22.875</text:p>
              </table:table-cell>
              <table:table-cell office:value-type="float" office:value="20.2142857142857">
                <text:p>20.2142857142857</text:p>
              </table:table-cell>
              <table:table-cell office:value-type="float" office:value="24.5263157894737">
                <text:p>24.5263157894737</text:p>
              </table:table-cell>
              <table:table-cell office:value-type="float" office:value="33.05">
                <text:p>33.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9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50">
                <text:p>50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00cc00"/>
    </style:style>
    <style:style style:name="ch12" style:family="chart">
      <style:chart-properties chart:solid-type="cuboid"/>
      <style:graphic-properties draw:fill-color="#83caff"/>
    </style:style>
    <style:style style:name="ch13" style:family="chart">
      <style:chart-properties chart:solid-type="cuboid"/>
      <style:graphic-properties draw:fill-color="#c5000b"/>
    </style:style>
    <style:style style:name="ch14" style:family="chart">
      <style:chart-properties chart:solid-type="cuboi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018cm" svg:height="21.107cm" xlink:href=".." xlink:type="simple" chart:class="chart:bar" chart:style-name="ch1">
        <chart:title svg:x="20.397cm" svg:y="0.558cm" chart:style-name="ch2">
          <text:p>Picks</text:p>
        </chart:title>
        <chart:plot-area chart:style-name="ch3" table:cell-range-address="Graph.U267:Graph.U271 Graph.X267:Graph.X271" chart:data-source-has-labels="column" svg:x="1.878cm" svg:y="2.603cm" svg:width="38.46cm" svg:height="17.074cm">
          <chartooo:coordinate-region svg:x="2.499cm" svg:y="2.815cm" svg:width="37.839cm" svg:height="16.189cm"/>
          <chart:axis chart:dimension="x" chart:name="primary-x" chart:style-name="ch4" chartooo:axis-type="auto">
            <chartooo:date-scale/>
            <chart:title svg:x="20.667cm" svg:y="20.1cm" chart:style-name="ch5">
              <text:p>Race</text:p>
            </chart:title>
            <chart:categories table:cell-range-address="Graph.U267:Graph.U271"/>
          </chart:axis>
          <chart:axis chart:dimension="y" chart:name="primary-y" chart:style-name="ch6">
            <chart:title svg:x="0.451cm" svg:y="11.766cm" chart:style-name="ch7">
              <text:p>Chance</text:p>
            </chart:title>
            <chart:grid chart:style-name="ch8" chart:class="major"/>
          </chart:axis>
          <chart:series chart:style-name="ch9" chart:values-cell-range-address="Graph.X267:Graph.X271" chart:class="chart:bar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X</text:p>
              </table:table-cell>
            </table:table-row>
          </table:table-header-rows>
          <table:table-rows>
            <table:table-row>
              <table:table-cell office:value-type="string">
                <text:p>Element</text:p>
                <draw:g>
                  <svg:desc>Graph.U267:Graph.U271</svg:desc>
                </draw:g>
              </table:table-cell>
              <table:table-cell office:value-type="float" office:value="16.3908589440504">
                <text:p>16.3908589440504</text:p>
                <draw:g>
                  <svg:desc>Graph.X267:Graph.X271</svg:desc>
                </draw:g>
              </table:table-cell>
            </table:table-row>
            <table:table-row>
              <table:table-cell office:value-type="string">
                <text:p>Grove</text:p>
              </table:table-cell>
              <table:table-cell office:value-type="float" office:value="11.50512214342">
                <text:p>11.50512214342</text:p>
              </table:table-cell>
            </table:table-row>
            <table:table-row>
              <table:table-cell office:value-type="string">
                <text:p>Mech</text:p>
              </table:table-cell>
              <table:table-cell office:value-type="float" office:value="13.5145784081954">
                <text:p>13.5145784081954</text:p>
              </table:table-cell>
            </table:table-row>
            <table:table-row>
              <table:table-cell office:value-type="string">
                <text:p>Forsaken</text:p>
              </table:table-cell>
              <table:table-cell office:value-type="float" office:value="13.2387706855792">
                <text:p>13.2387706855792</text:p>
              </table:table-cell>
            </table:table-row>
            <table:table-row>
              <table:table-cell office:value-type="string">
                <text:p>Mastermind</text:p>
              </table:table-cell>
              <table:table-cell office:value-type="float" office:value="45.3506698187549">
                <text:p>45.350669818754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00cc00"/>
    </style:style>
    <style:style style:name="ch12" style:family="chart">
      <style:chart-properties chart:solid-type="cuboid"/>
    </style:style>
    <style:style style:name="ch13" style:family="chart">
      <style:chart-properties chart:solid-type="cuboid"/>
      <style:graphic-properties draw:fill-color="#c5000b"/>
    </style:style>
    <style:style style:name="ch14" style:family="chart">
      <style:chart-properties chart:solid-type="cuboid"/>
      <style:graphic-properties draw:fill-color="#000000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1.832cm" svg:height="22.702cm" xlink:href=".." xlink:type="simple" chart:class="chart:bar" chart:style-name="ch1">
        <chart:title svg:x="19.721cm" svg:y="0.59cm" chart:style-name="ch2">
          <text:p>Winchance</text:p>
        </chart:title>
        <chart:plot-area chart:style-name="ch3" table:cell-range-address="Graph.U272:Graph.U276 Graph.X272:Graph.X276" chart:data-source-has-labels="column" svg:x="1.873cm" svg:y="2.64cm" svg:width="38.284cm" svg:height="18.507cm">
          <chartooo:coordinate-region svg:x="2.494cm" svg:y="2.852cm" svg:width="37.663cm" svg:height="17.622cm"/>
          <chart:axis chart:dimension="x" chart:name="primary-x" chart:style-name="ch4" chartooo:axis-type="auto">
            <chartooo:date-scale/>
            <chart:title svg:x="20.574cm" svg:y="21.602cm" chart:style-name="ch5">
              <text:p>Race</text:p>
            </chart:title>
            <chart:categories table:cell-range-address="Graph.U272:Graph.U276"/>
          </chart:axis>
          <chart:axis chart:dimension="y" chart:name="primary-y" chart:style-name="ch6">
            <chart:title svg:x="0.45cm" svg:y="12.916cm" chart:style-name="ch7">
              <text:p>Chanc e in %</text:p>
            </chart:title>
            <chart:grid chart:style-name="ch8" chart:class="major"/>
          </chart:axis>
          <chart:series chart:style-name="ch9" chart:values-cell-range-address="Graph.X272:Graph.X276" chart:class="chart:bar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X</text:p>
              </table:table-cell>
            </table:table-row>
          </table:table-header-rows>
          <table:table-rows>
            <table:table-row>
              <table:table-cell office:value-type="string">
                <text:p>Element</text:p>
                <draw:g>
                  <svg:desc>Graph.U272:Graph.U276</svg:desc>
                </draw:g>
              </table:table-cell>
              <table:table-cell office:value-type="float" office:value="55.5288461538462">
                <text:p>55.5288461538462</text:p>
                <draw:g>
                  <svg:desc>Graph.X272:Graph.X276</svg:desc>
                </draw:g>
              </table:table-cell>
            </table:table-row>
            <table:table-row>
              <table:table-cell office:value-type="string">
                <text:p>Grove</text:p>
              </table:table-cell>
              <table:table-cell office:value-type="float" office:value="56.1643835616438">
                <text:p>56.1643835616438</text:p>
              </table:table-cell>
            </table:table-row>
            <table:table-row>
              <table:table-cell office:value-type="string">
                <text:p>Mech</text:p>
              </table:table-cell>
              <table:table-cell office:value-type="float" office:value="59.4752186588921">
                <text:p>59.4752186588921</text:p>
              </table:table-cell>
            </table:table-row>
            <table:table-row>
              <table:table-cell office:value-type="string">
                <text:p>Forsaken</text:p>
              </table:table-cell>
              <table:table-cell office:value-type="float" office:value="49.702380952381">
                <text:p>49.702380952381</text:p>
              </table:table-cell>
            </table:table-row>
            <table:table-row>
              <table:table-cell office:value-type="string">
                <text:p>Mastermind</text:p>
              </table:table-cell>
              <table:table-cell office:value-type="float" office:value="43.7880104257168">
                <text:p>43.788010425716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1.809cm" svg:height="21.957cm" xlink:href=".." xlink:type="simple" chart:class="chart:bar" chart:style-name="ch1">
        <chart:title svg:x="19.008cm" svg:y="0.575cm" chart:style-name="ch2">
          <text:p>Lvl game ended on</text:p>
        </chart:title>
        <chart:plot-area chart:style-name="ch3" table:cell-range-address="Graph.V373:Graph.V393" svg:x="1.874cm" svg:y="2.671cm" svg:width="38.263cm" svg:height="17.839cm">
          <chartooo:coordinate-region svg:x="2.495cm" svg:y="2.883cm" svg:width="37.642cm" svg:height="16.954cm"/>
          <chart:axis chart:dimension="x" chart:name="primary-x" chart:style-name="ch4">
            <chart:title svg:x="20.564cm" svg:y="20.95cm" chart:style-name="ch5">
              <text:p>Level</text:p>
            </chart:title>
          </chart:axis>
          <chart:axis chart:dimension="y" chart:name="primary-y" chart:style-name="ch6">
            <chart:title svg:x="0.451cm" svg:y="12.19cm" chart:style-name="ch7">
              <text:p>Games</text:p>
            </chart:title>
            <chart:grid chart:style-name="ch8" chart:class="major"/>
          </chart:axis>
          <chart:series chart:style-name="ch9" chart:values-cell-range-address="Graph.V373:Graph.V393" chart:class="chart:ba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Graph.V373:Graph.V3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